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3.75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6.581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1.78cm"/>
    </style:style>
    <style:style style:name="co13" style:family="table-column">
      <style:table-column-properties fo:break-before="auto" style:column-width="1.974cm"/>
    </style:style>
    <style:style style:name="co14" style:family="table-column">
      <style:table-column-properties fo:break-before="auto" style:column-width="1.03cm"/>
    </style:style>
    <style:style style:name="co15" style:family="table-column">
      <style:table-column-properties fo:break-before="auto" style:column-width="1.725cm"/>
    </style:style>
    <style:style style:name="co16" style:family="table-column">
      <style:table-column-properties fo:break-before="auto" style:column-width="1.531cm"/>
    </style:style>
    <style:style style:name="co17" style:family="table-column">
      <style:table-column-properties fo:break-before="auto" style:column-width="4.694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334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4.138cm"/>
    </style:style>
    <style:style style:name="co22" style:family="table-column">
      <style:table-column-properties fo:break-before="auto" style:column-width="1.169cm"/>
    </style:style>
    <style:style style:name="co23" style:family="table-column">
      <style:table-column-properties fo:break-before="auto" style:column-width="1.087cm"/>
    </style:style>
    <style:style style:name="co24" style:family="table-column">
      <style:table-column-properties fo:break-before="auto" style:column-width="2.447cm"/>
    </style:style>
    <style:style style:name="co25" style:family="table-column">
      <style:table-column-properties fo:break-before="auto" style:column-width="7.468cm"/>
    </style:style>
    <style:style style:name="co26" style:family="table-column">
      <style:table-column-properties fo:break-before="auto" style:column-width="3.168cm"/>
    </style:style>
    <style:style style:name="co27" style:family="table-column">
      <style:table-column-properties fo:break-before="auto" style:column-width="1.863cm"/>
    </style:style>
    <style:style style:name="co28" style:family="table-column">
      <style:table-column-properties fo:break-before="auto" style:column-width="3.251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91cm"/>
    </style:style>
    <style:style style:name="co31" style:family="table-column">
      <style:table-column-properties fo:break-before="auto" style:column-width="1.836cm"/>
    </style:style>
    <style:style style:name="co32" style:family="table-column">
      <style:table-column-properties fo:break-before="auto" style:column-width="1.586cm"/>
    </style:style>
    <style:style style:name="co33" style:family="table-column">
      <style:table-column-properties fo:break-before="auto" style:column-width="9.216cm"/>
    </style:style>
    <style:style style:name="co34" style:family="table-column">
      <style:table-column-properties fo:break-before="auto" style:column-width="2.002cm"/>
    </style:style>
    <style:style style:name="co35" style:family="table-column">
      <style:table-column-properties fo:break-before="auto" style:column-width="4.528cm"/>
    </style:style>
    <style:style style:name="co36" style:family="table-column">
      <style:table-column-properties fo:break-before="auto" style:column-width="3.972cm"/>
    </style:style>
    <style:style style:name="co37" style:family="table-column">
      <style:table-column-properties fo:break-before="auto" style:column-width="0.893cm"/>
    </style:style>
    <style:style style:name="co38" style:family="table-column">
      <style:table-column-properties fo:break-before="auto" style:column-width="3.445cm"/>
    </style:style>
    <style:style style:name="co3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8" table:default-cell-style-name="Default"/>
        <table:table-column table:style-name="co3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ccess</text:p>
          </table:table-cell>
          <table:table-cell office:value-type="string">
            <text:p>addr:city</text:p>
          </table:table-cell>
          <table:table-cell office:value-type="string">
            <text:p>addr:country</text:p>
          </table:table-cell>
          <table:table-cell office:value-type="string">
            <text:p>addr:housename</text:p>
          </table:table-cell>
          <table:table-cell office:value-type="string">
            <text:p>addr:housenumber</text:p>
          </table:table-cell>
          <table:table-cell office:value-type="string">
            <text:p>addr:postcode</text:p>
          </table:table-cell>
          <table:table-cell office:value-type="string">
            <text:p>addr:street</text:p>
          </table:table-cell>
          <table:table-cell office:value-type="string">
            <text:p>alcohol</text:p>
          </table:table-cell>
          <table:table-cell office:value-type="string">
            <text:p>alt_name</text:p>
          </table:table-cell>
          <table:table-cell office:value-type="string">
            <text:p>amenity</text:p>
          </table:table-cell>
          <table:table-cell office:value-type="string">
            <text:p>bar</text:p>
          </table:table-cell>
          <table:table-cell office:value-type="string">
            <text:p>beverage</text:p>
          </table:table-cell>
          <table:table-cell office:value-type="string">
            <text:p>building</text:p>
          </table:table-cell>
          <table:table-cell office:value-type="string">
            <text:p>contact:email</text:p>
          </table:table-cell>
          <table:table-cell office:value-type="string">
            <text:p>contact:phone</text:p>
          </table:table-cell>
          <table:table-cell office:value-type="string">
            <text:p>contact:website</text:p>
          </table:table-cell>
          <table:table-cell office:value-type="string">
            <text:p>cuisine</text:p>
          </table:table-cell>
          <table:table-cell office:value-type="string">
            <text:p>description</text:p>
          </table:table-cell>
          <table:table-cell office:value-type="string">
            <text:p>food</text:p>
          </table:table-cell>
          <table:table-cell office:value-type="string">
            <text:p>int_name</text:p>
          </table:table-cell>
          <table:table-cell office:value-type="string">
            <text:p>internet_access</text:p>
          </table:table-cell>
          <table:table-cell office:value-type="string">
            <text:p>layer</text:p>
          </table:table-cell>
          <table:table-cell office:value-type="string">
            <text:p>microbrewery</text:p>
          </table:table-cell>
          <table:table-cell office:value-type="string">
            <text:p>name</text:p>
          </table:table-cell>
          <table:table-cell office:value-type="string">
            <text:p>newsagent</text:p>
          </table:table-cell>
          <table:table-cell office:value-type="string">
            <text:p>old_name</text:p>
          </table:table-cell>
          <table:table-cell office:value-type="string">
            <text:p>opening_hours</text:p>
          </table:table-cell>
          <table:table-cell office:value-type="string">
            <text:p>operator</text:p>
          </table:table-cell>
          <table:table-cell office:value-type="string">
            <text:p>organic</text:p>
          </table:table-cell>
          <table:table-cell office:value-type="string">
            <text:p>outdoor_seating</text:p>
          </table:table-cell>
          <table:table-cell office:value-type="string">
            <text:p>phone</text:p>
          </table:table-cell>
          <table:table-cell office:value-type="string">
            <text:p>smoking</text:p>
          </table:table-cell>
          <table:table-cell office:value-type="string">
            <text:p>takeaway</text:p>
          </table:table-cell>
          <table:table-cell office:value-type="string">
            <text:p>tobacco</text:p>
          </table:table-cell>
          <table:table-cell office:value-type="string">
            <text:p>website</text:p>
          </table:table-cell>
          <table:table-cell office:value-type="string">
            <text:p>wheelchair</text:p>
          </table:table-cell>
          <table:table-cell office:value-type="string">
            <text:p>wheelchair:entrance_width</text:p>
          </table:table-cell>
          <table:table-cell office:value-type="string">
            <text:p>wheelchair:step_height</text:p>
          </table:table-cell>
          <table:table-cell office:value-type="string">
            <text:p>wifi</text:p>
          </table:table-cell>
          <table:table-cell office:value-type="string">
            <text:p>contact:addr</text:p>
          </table:table-cell>
          <table:table-cell office:value-type="string">
            <text:p>internet_access:fee</text:p>
          </table:table-cell>
          <table:table-cell office:value-type="string">
            <text:p>way_area</text:p>
          </table:table-cell>
        </table:table-row>
        <table:table-row table:style-name="ro1">
          <table:table-cell office:value-type="string">
            <text:p>Restaurants</text:p>
          </table:table-cell>
          <table:table-cell office:value-type="float" office:value="1704447876">
            <text:p>1704447876</text:p>
          </table:table-cell>
          <table:table-cell office:value-type="string">
            <text:p>http://www.openstreetmap.org/browse/node/1704447876</text:p>
          </table:table-cell>
          <table:table-cell table:number-columns-repeated="4"/>
          <table:table-cell office:value-type="float" office:value="17">
            <text:p>17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467656309">
            <text:p>33467656309</text:p>
          </table:table-cell>
          <table:table-cell table:number-columns-repeated="8"/>
          <table:table-cell office:value-type="string">
            <text:p>Les Pates Foll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04447914">
            <text:p>1704447914</text:p>
          </table:table-cell>
          <table:table-cell office:value-type="string">
            <text:p>http://www.openstreetmap.org/browse/node/1704447914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4"/>
          <table:table-cell office:value-type="float" office:value="33467683172">
            <text:p>33467683172</text:p>
          </table:table-cell>
          <table:table-cell table:number-columns-repeated="8"/>
          <table:table-cell office:value-type="string">
            <text:p>Chez Paul(e)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704447889">
            <text:p>1704447889</text:p>
          </table:table-cell>
          <table:table-cell office:value-type="string">
            <text:p>http://www.openstreetmap.org/browse/node/1704447889</text:p>
          </table:table-cell>
          <table:table-cell table:number-columns-repeated="6"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Chocolat Turquois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61312">
            <text:p>1704461312</text:p>
          </table:table-cell>
          <table:table-cell office:value-type="string">
            <text:p>http://www.openstreetmap.org/browse/node/1704461312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Le Tero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04447913">
            <text:p>1704447913</text:p>
          </table:table-cell>
          <table:table-cell office:value-type="string">
            <text:p>http://www.openstreetmap.org/browse/node/1704447913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4"/>
          <table:table-cell office:value-type="float" office:value="33467651505">
            <text:p>33467651505</text:p>
          </table:table-cell>
          <table:table-cell table:number-columns-repeated="8"/>
          <table:table-cell office:value-type="string">
            <text:p>Indian Café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704447901">
            <text:p>1704447901</text:p>
          </table:table-cell>
          <table:table-cell office:value-type="string">
            <text:p>http://www.openstreetmap.org/browse/node/1704447901</text:p>
          </table:table-cell>
          <table:table-cell table:number-columns-repeated="4"/>
          <table:table-cell office:value-type="float" office:value="22">
            <text:p>22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Les Bistronom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704461307">
            <text:p>1704461307</text:p>
          </table:table-cell>
          <table:table-cell office:value-type="string">
            <text:p>http://www.openstreetmap.org/browse/node/1704461307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132907">
            <text:p>33467132907</text:p>
          </table:table-cell>
          <table:table-cell table:number-columns-repeated="8"/>
          <table:table-cell office:value-type="string">
            <text:p>La Salid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7902">
            <text:p>1704447902</text:p>
          </table:table-cell>
          <table:table-cell office:value-type="string">
            <text:p>http://www.openstreetmap.org/browse/node/1704447902</text:p>
          </table:table-cell>
          <table:table-cell table:number-columns-repeated="6"/>
          <table:table-cell office:value-type="string">
            <text:p>Place du Nombre d'O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EF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04461294">
            <text:p>1704461294</text:p>
          </table:table-cell>
          <table:table-cell office:value-type="string">
            <text:p>http://www.openstreetmap.org/browse/node/1704461294</text:p>
          </table:table-cell>
          <table:table-cell table:number-columns-repeated="4"/>
          <table:table-cell office:value-type="float" office:value="23">
            <text:p>23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132916">
            <text:p>33467132916</text:p>
          </table:table-cell>
          <table:table-cell table:number-columns-repeated="8"/>
          <table:table-cell office:value-type="string">
            <text:p>Le Pescato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61298">
            <text:p>1704461298</text:p>
          </table:table-cell>
          <table:table-cell office:value-type="string">
            <text:p>http://www.openstreetmap.org/browse/node/1704461298</text:p>
          </table:table-cell>
          <table:table-cell table:number-columns-repeated="4"/>
          <table:table-cell office:value-type="float" office:value="8">
            <text:p>8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a Manoli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11446672">
            <text:p>1711446672</text:p>
          </table:table-cell>
          <table:table-cell office:value-type="string">
            <text:p>http://www.openstreetmap.org/browse/node/1711446672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a Grange aux Crêp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560238757">
            <text:p>1560238757</text:p>
          </table:table-cell>
          <table:table-cell office:value-type="string">
            <text:p>http://www.openstreetmap.org/browse/node/1560238757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string">
            <text:p>fast_food</text:p>
          </table:table-cell>
          <table:table-cell table:number-columns-repeated="13"/>
          <table:table-cell office:value-type="string">
            <text:p>Le Fast Good Raphaël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04449708">
            <text:p>1704449708</text:p>
          </table:table-cell>
          <table:table-cell office:value-type="string">
            <text:p>http://www.openstreetmap.org/browse/node/170444970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Speed Rabbi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35872308">
            <text:p>635872308</text:p>
          </table:table-cell>
          <table:table-cell office:value-type="string">
            <text:p>http://www.openstreetmap.org/browse/node/635872308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6"/>
          <table:table-cell office:value-type="string">
            <text:p>indian</text:p>
          </table:table-cell>
          <table:table-cell table:number-columns-repeated="6"/>
          <table:table-cell office:value-type="string">
            <text:p>Le Shiv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711">
            <text:p>1704449711</text:p>
          </table:table-cell>
          <table:table-cell office:value-type="string">
            <text:p>http://www.openstreetmap.org/browse/node/170444971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oeur d'Orien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17526205">
            <text:p>617526205</text:p>
          </table:table-cell>
          <table:table-cell office:value-type="string">
            <text:p>http://www.openstreetmap.org/browse/node/617526205</text:p>
          </table:table-cell>
          <table:table-cell table:number-columns-repeated="4"/>
          <table:table-cell office:value-type="float" office:value="11">
            <text:p>11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Opium Noi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743">
            <text:p>1704449743</text:p>
          </table:table-cell>
          <table:table-cell office:value-type="string">
            <text:p>http://www.openstreetmap.org/browse/node/1704449743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'Oracl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678">
            <text:p>1704449678</text:p>
          </table:table-cell>
          <table:table-cell office:value-type="string">
            <text:p>http://www.openstreetmap.org/browse/node/170444967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roq'Coeu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17526208">
            <text:p>617526208</text:p>
          </table:table-cell>
          <table:table-cell office:value-type="string">
            <text:p>http://www.openstreetmap.org/browse/node/61752620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Lati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617526204">
            <text:p>617526204</text:p>
          </table:table-cell>
          <table:table-cell office:value-type="string">
            <text:p>http://www.openstreetmap.org/browse/node/61752620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reunion</text:p>
          </table:table-cell>
          <table:table-cell table:number-columns-repeated="6"/>
          <table:table-cell office:value-type="string">
            <text:p>Ptit'Fleu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17526201">
            <text:p>617526201</text:p>
          </table:table-cell>
          <table:table-cell office:value-type="string">
            <text:p>http://www.openstreetmap.org/browse/node/617526201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a Plage d'Antigon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686">
            <text:p>1704449686</text:p>
          </table:table-cell>
          <table:table-cell office:value-type="string">
            <text:p>http://www.openstreetmap.org/browse/node/170444968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asque</text:p>
          </table:table-cell>
          <table:table-cell table:number-columns-repeated="6"/>
          <table:table-cell office:value-type="string">
            <text:p>Grill Erretegui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17526203">
            <text:p>617526203</text:p>
          </table:table-cell>
          <table:table-cell office:value-type="string">
            <text:p>http://www.openstreetmap.org/browse/node/617526203</text:p>
          </table:table-cell>
          <table:table-cell table:number-columns-repeated="4"/>
          <table:table-cell office:value-type="float" office:value="18">
            <text:p>18</text:p>
          </table:table-cell>
          <table:table-cell/>
          <table:table-cell office:value-type="string">
            <text:p>Place du Millénai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Aux Délires d'Ann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11395886">
            <text:p>1711395886</text:p>
          </table:table-cell>
          <table:table-cell office:value-type="string">
            <text:p>http://www.openstreetmap.org/browse/node/1711395886</text:p>
          </table:table-cell>
          <table:table-cell table:number-columns-repeated="4"/>
          <table:table-cell office:value-type="float" office:value="27">
            <text:p>27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e Sweety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712">
            <text:p>1704449712</text:p>
          </table:table-cell>
          <table:table-cell office:value-type="string">
            <text:p>http://www.openstreetmap.org/browse/node/1704449712</text:p>
          </table:table-cell>
          <table:table-cell table:number-columns-repeated="4"/>
          <table:table-cell office:value-type="float" office:value="22">
            <text:p>22</text:p>
          </table:table-cell>
          <table:table-cell/>
          <table:table-cell office:value-type="string">
            <text:p>Place du Millénai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a Paillot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11395901">
            <text:p>1711395901</text:p>
          </table:table-cell>
          <table:table-cell office:value-type="string">
            <text:p>http://www.openstreetmap.org/browse/node/1711395901</text:p>
          </table:table-cell>
          <table:table-cell table:number-columns-repeated="4"/>
          <table:table-cell office:value-type="float" office:value="77">
            <text:p>77</text:p>
          </table:table-cell>
          <table:table-cell/>
          <table:table-cell office:value-type="string">
            <text:p>Avenue Samuel Champlain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4"/>
          <table:table-cell office:value-type="float" office:value="33467222381">
            <text:p>33467222381</text:p>
          </table:table-cell>
          <table:table-cell table:number-columns-repeated="8"/>
          <table:table-cell office:value-type="string">
            <text:p>Les trésors aux 7 famill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702887827">
            <text:p>1702887827</text:p>
          </table:table-cell>
          <table:table-cell office:value-type="string">
            <text:p>http://www.openstreetmap.org/browse/node/1702887827</text:p>
          </table:table-cell>
          <table:table-cell table:number-columns-repeated="4"/>
          <table:table-cell office:value-type="float" office:value="33">
            <text:p>33</text:p>
          </table:table-cell>
          <table:table-cell table:number-columns-repeated="4"/>
          <table:table-cell office:value-type="string">
            <text:p>fast_food</text:p>
          </table:table-cell>
          <table:table-cell table:number-columns-repeated="13"/>
          <table:table-cell office:value-type="string">
            <text:p>Oliv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04449739">
            <text:p>1704449739</text:p>
          </table:table-cell>
          <table:table-cell office:value-type="string">
            <text:p>http://www.openstreetmap.org/browse/node/1704449739</text:p>
          </table:table-cell>
          <table:table-cell table:number-columns-repeated="4"/>
          <table:table-cell office:value-type="float" office:value="583">
            <text:p>583</text:p>
          </table:table-cell>
          <table:table-cell/>
          <table:table-cell office:value-type="string">
            <text:p>Boulevard d'Antigon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Traiteur et Saveur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17526185">
            <text:p>617526185</text:p>
          </table:table-cell>
          <table:table-cell office:value-type="string">
            <text:p>http://www.openstreetmap.org/browse/node/617526185</text:p>
          </table:table-cell>
          <table:table-cell table:number-columns-repeated="4"/>
          <table:table-cell office:value-type="float" office:value="39">
            <text:p>39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Desly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641">
            <text:p>1704449641</text:p>
          </table:table-cell>
          <table:table-cell office:value-type="string">
            <text:p>http://www.openstreetmap.org/browse/node/170444964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Il Fornett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018061162">
            <text:p>1018061162</text:p>
          </table:table-cell>
          <table:table-cell office:value-type="string">
            <text:p>http://www.openstreetmap.org/browse/node/1018061162</text:p>
          </table:table-cell>
          <table:table-cell table:number-columns-repeated="4"/>
          <table:table-cell office:value-type="float" office:value="38">
            <text:p>38</text:p>
          </table:table-cell>
          <table:table-cell/>
          <table:table-cell office:value-type="string">
            <text:p>Place du Millénaire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Hortu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711395900">
            <text:p>1711395900</text:p>
          </table:table-cell>
          <table:table-cell office:value-type="string">
            <text:p>http://www.openstreetmap.org/browse/node/1711395900</text:p>
          </table:table-cell>
          <table:table-cell table:number-columns-repeated="4"/>
          <table:table-cell office:value-type="float" office:value="41">
            <text:p>41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a Table d'Alexandr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704">
            <text:p>1704449704</text:p>
          </table:table-cell>
          <table:table-cell office:value-type="string">
            <text:p>http://www.openstreetmap.org/browse/node/1704449704</text:p>
          </table:table-cell>
          <table:table-cell table:number-columns-repeated="4"/>
          <table:table-cell office:value-type="float" office:value="71">
            <text:p>71</text:p>
          </table:table-cell>
          <table:table-cell/>
          <table:table-cell office:value-type="string">
            <text:p>Avenue Samuel Champlai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Sun Osak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579814447">
            <text:p>579814447</text:p>
          </table:table-cell>
          <table:table-cell office:value-type="string">
            <text:p>http://www.openstreetmap.org/browse/node/579814447</text:p>
          </table:table-cell>
          <table:table-cell table:number-columns-repeated="4"/>
          <table:table-cell office:value-type="float" office:value="595">
            <text:p>595</text:p>
          </table:table-cell>
          <table:table-cell/>
          <table:table-cell office:value-type="string">
            <text:p>Boulevard d'Antigon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es Vents d'Ang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17526186">
            <text:p>617526186</text:p>
          </table:table-cell>
          <table:table-cell office:value-type="string">
            <text:p>http://www.openstreetmap.org/browse/node/617526186</text:p>
          </table:table-cell>
          <table:table-cell table:number-columns-repeated="4"/>
          <table:table-cell office:value-type="float" office:value="47">
            <text:p>47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'Adress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657">
            <text:p>1704449657</text:p>
          </table:table-cell>
          <table:table-cell office:value-type="string">
            <text:p>http://www.openstreetmap.org/browse/node/1704449657</text:p>
          </table:table-cell>
          <table:table-cell table:number-columns-repeated="4"/>
          <table:table-cell office:value-type="float" office:value="40">
            <text:p>40</text:p>
          </table:table-cell>
          <table:table-cell/>
          <table:table-cell office:value-type="string">
            <text:p>Place du Millénair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Soleil Ver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11395908">
            <text:p>1711395908</text:p>
          </table:table-cell>
          <table:table-cell office:value-type="string">
            <text:p>http://www.openstreetmap.org/browse/node/1711395908</text:p>
          </table:table-cell>
          <table:table-cell table:number-columns-repeated="4"/>
          <table:table-cell office:value-type="float" office:value="51">
            <text:p>51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a Suit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690">
            <text:p>1704449690</text:p>
          </table:table-cell>
          <table:table-cell office:value-type="string">
            <text:p>http://www.openstreetmap.org/browse/node/170444969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ugatti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15022660">
            <text:p>615022660</text:p>
          </table:table-cell>
          <table:table-cell office:value-type="string">
            <text:p>http://www.openstreetmap.org/browse/node/615022660</text:p>
          </table:table-cell>
          <table:table-cell table:number-columns-repeated="4"/>
          <table:table-cell office:value-type="float" office:value="890">
            <text:p>890</text:p>
          </table:table-cell>
          <table:table-cell/>
          <table:table-cell office:value-type="string">
            <text:p>Avenue Jean Mermoz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string">
            <text:p>04 99 54 65 19</text:p>
          </table:table-cell>
          <table:table-cell office:value-type="string">
            <text:p>lapause.unblog.fr</text:p>
          </table:table-cell>
          <table:table-cell table:number-columns-repeated="7"/>
          <table:table-cell office:value-type="string">
            <text:p>La Pause Mermoz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46797">
            <text:p>1739846797</text:p>
          </table:table-cell>
          <table:table-cell office:value-type="string">
            <text:p>http://www.openstreetmap.org/browse/node/173984679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'Atelier Gourmand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968608968">
            <text:p>1968608968</text:p>
          </table:table-cell>
          <table:table-cell office:value-type="string">
            <text:p>http://www.openstreetmap.org/browse/node/1968608968</text:p>
          </table:table-cell>
          <table:table-cell table:number-columns-repeated="4"/>
          <table:table-cell office:value-type="float" office:value="421">
            <text:p>421</text:p>
          </table:table-cell>
          <table:table-cell/>
          <table:table-cell office:value-type="string">
            <text:p>Rue Léon Blum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421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39592801">
            <text:p>1739592801</text:p>
          </table:table-cell>
          <table:table-cell office:value-type="string">
            <text:p>http://www.openstreetmap.org/browse/node/1739592801</text:p>
          </table:table-cell>
          <table:table-cell table:number-columns-repeated="6"/>
          <table:table-cell office:value-type="string">
            <text:p>Rue Cavelier de la Sall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96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592790">
            <text:p>1739592790</text:p>
          </table:table-cell>
          <table:table-cell office:value-type="string">
            <text:p>http://www.openstreetmap.org/browse/node/1739592790</text:p>
          </table:table-cell>
          <table:table-cell table:number-columns-repeated="4"/>
          <table:table-cell office:value-type="float" office:value="56">
            <text:p>56</text:p>
          </table:table-cell>
          <table:table-cell/>
          <table:table-cell office:value-type="string">
            <text:p>Avenue du Pont Juvénal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25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739563936">
            <text:p>1739563936</text:p>
          </table:table-cell>
          <table:table-cell office:value-type="string">
            <text:p>http://www.openstreetmap.org/browse/node/1739563936</text:p>
          </table:table-cell>
          <table:table-cell table:number-columns-repeated="4"/>
          <table:table-cell office:value-type="string">
            <text:p>60 bis</text:p>
          </table:table-cell>
          <table:table-cell/>
          <table:table-cell office:value-type="string">
            <text:p>Avenue du Pont Juvénal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Histoire2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739563925">
            <text:p>1739563925</text:p>
          </table:table-cell>
          <table:table-cell office:value-type="string">
            <text:p>http://www.openstreetmap.org/browse/node/173956392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Hockeyeurs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string">
            <text:p>Restaurants</text:p>
          </table:table-cell>
          <table:table-cell office:value-type="float" office:value="-1832003851">
            <text:p>-1832003851</text:p>
          </table:table-cell>
          <table:table-cell office:value-type="string">
            <text:p>http://www.openstreetmap.org/browse/node/246296344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Skyline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39846798">
            <text:p>1739846798</text:p>
          </table:table-cell>
          <table:table-cell office:value-type="string">
            <text:p>http://www.openstreetmap.org/browse/node/173984679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4"/>
          <table:table-cell office:value-type="string">
            <text:p>04 67 65 29 40</text:p>
          </table:table-cell>
          <table:table-cell table:number-columns-repeated="8"/>
          <table:table-cell office:value-type="string">
            <text:p>Saveurs d'Orient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26464">
            <text:p>1739826464</text:p>
          </table:table-cell>
          <table:table-cell office:value-type="string">
            <text:p>http://www.openstreetmap.org/browse/node/173982646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Saveurs d'Orient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739826471">
            <text:p>1739826471</text:p>
          </table:table-cell>
          <table:table-cell office:value-type="string">
            <text:p>http://www.openstreetmap.org/browse/node/173982647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Cité Benoit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moroccan</text:p>
          </table:table-cell>
          <table:table-cell table:number-columns-repeated="6"/>
          <table:table-cell office:value-type="string">
            <text:p>Le Regency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314484">
            <text:p>608314484</text:p>
          </table:table-cell>
          <table:table-cell office:value-type="string">
            <text:p>http://www.openstreetmap.org/browse/node/60831448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Au Petit Relais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string">
            <text:p>Bars</text:p>
          </table:table-cell>
          <table:table-cell office:value-type="float" office:value="-1832055732">
            <text:p>-1832055732</text:p>
          </table:table-cell>
          <table:table-cell office:value-type="string">
            <text:p>http://www.openstreetmap.org/browse/node/24629115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AJM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13351517">
            <text:p>613351517</text:p>
          </table:table-cell>
          <table:table-cell office:value-type="string">
            <text:p>http://www.openstreetmap.org/browse/node/61335151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Grenier savoyard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13351515">
            <text:p>613351515</text:p>
          </table:table-cell>
          <table:table-cell office:value-type="string">
            <text:p>http://www.openstreetmap.org/browse/node/613351515</text:p>
          </table:table-cell>
          <table:table-cell table:number-columns-repeated="4"/>
          <table:table-cell office:value-type="float" office:value="70.72">
            <text:p>70,72</text:p>
          </table:table-cell>
          <table:table-cell/>
          <table:table-cell office:value-type="string">
            <text:p>Avenue du Pont Juvénal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string">
            <text:p>04 67 81 99 24</text:p>
          </table:table-cell>
          <table:table-cell office:value-type="string">
            <text:p>goelia.com</text:p>
          </table:table-cell>
          <table:table-cell table:number-columns-repeated="7"/>
          <table:table-cell office:value-type="string">
            <text:p>Restaurant GOELI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563947">
            <text:p>1739563947</text:p>
          </table:table-cell>
          <table:table-cell office:value-type="string">
            <text:p>http://www.openstreetmap.org/browse/node/173956394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719508117">
            <text:p>1719508117</text:p>
          </table:table-cell>
          <table:table-cell office:value-type="string">
            <text:p>http://www.openstreetmap.org/browse/node/171950811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621197851">
            <text:p>621197851</text:p>
          </table:table-cell>
          <table:table-cell office:value-type="string">
            <text:p>http://www.openstreetmap.org/browse/node/62119785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frican</text:p>
          </table:table-cell>
          <table:table-cell table:number-columns-repeated="6"/>
          <table:table-cell office:value-type="string">
            <text:p>Le Maqui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1958755937">
            <text:p>-1958755937</text:p>
          </table:table-cell>
          <table:table-cell office:value-type="string">
            <text:p>http://www.openstreetmap.org/browse/node/233621135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frican</text:p>
          </table:table-cell>
          <table:table-cell table:number-columns-repeated="6"/>
          <table:table-cell office:value-type="string">
            <text:p>Ô Délices des Saveur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1958755944">
            <text:p>-1958755944</text:p>
          </table:table-cell>
          <table:table-cell office:value-type="string">
            <text:p>http://www.openstreetmap.org/browse/node/233621135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istrot Zo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599010080">
            <text:p>599010080</text:p>
          </table:table-cell>
          <table:table-cell office:value-type="string">
            <text:p>http://www.openstreetmap.org/browse/node/599010080</text:p>
          </table:table-cell>
          <table:table-cell table:number-columns-repeated="4"/>
          <table:table-cell office:value-type="float" office:value="17">
            <text:p>17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vietnamese</text:p>
          </table:table-cell>
          <table:table-cell table:number-columns-repeated="6"/>
          <table:table-cell office:value-type="string">
            <text:p>La Pagod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297200">
            <text:p>608297200</text:p>
          </table:table-cell>
          <table:table-cell office:value-type="string">
            <text:p>http://www.openstreetmap.org/browse/node/6082972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Deci-Delà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563916">
            <text:p>1739563916</text:p>
          </table:table-cell>
          <table:table-cell office:value-type="string">
            <text:p>http://www.openstreetmap.org/browse/node/1739563916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Rue Aristide Ollivie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'Olivier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165076">
            <text:p>608165076</text:p>
          </table:table-cell>
          <table:table-cell office:value-type="string">
            <text:p>http://www.openstreetmap.org/browse/node/608165076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Sound Station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598985818">
            <text:p>598985818</text:p>
          </table:table-cell>
          <table:table-cell office:value-type="string">
            <text:p>http://www.openstreetmap.org/browse/node/598985818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vietnamese</text:p>
          </table:table-cell>
          <table:table-cell table:number-columns-repeated="6"/>
          <table:table-cell office:value-type="string">
            <text:p>Fleur de jad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303104">
            <text:p>608303104</text:p>
          </table:table-cell>
          <table:table-cell office:value-type="string">
            <text:p>http://www.openstreetmap.org/browse/node/608303104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Rue du Pont de Lattes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10"/>
          <table:table-cell office:value-type="string">
            <text:p>wired</text:p>
          </table:table-cell>
          <table:table-cell table:number-columns-repeated="2"/>
          <table:table-cell office:value-type="string">
            <text:p>Cyber@Game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733408819">
            <text:p>1733408819</text:p>
          </table:table-cell>
          <table:table-cell office:value-type="string">
            <text:p>http://www.openstreetmap.org/browse/node/1733408819</text:p>
          </table:table-cell>
          <table:table-cell table:number-columns-repeated="4"/>
          <table:table-cell office:value-type="float" office:value="11">
            <text:p>11</text:p>
          </table:table-cell>
          <table:table-cell/>
          <table:table-cell office:value-type="string">
            <text:p>Rue du Pont de Latt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greek</text:p>
          </table:table-cell>
          <table:table-cell table:number-columns-repeated="6"/>
          <table:table-cell office:value-type="string">
            <text:p>La Petite Aphrodit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14102103">
            <text:p>614102103</text:p>
          </table:table-cell>
          <table:table-cell office:value-type="string">
            <text:p>http://www.openstreetmap.org/browse/node/614102103</text:p>
          </table:table-cell>
          <table:table-cell table:number-columns-repeated="6"/>
          <table:table-cell office:value-type="string">
            <text:p>Place Faulquie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string">
            <text:p>04 67 22 16 38</text:p>
          </table:table-cell>
          <table:table-cell/>
          <table:table-cell office:value-type="string">
            <text:p>pizza</text:p>
          </table:table-cell>
          <table:table-cell table:number-columns-repeated="6"/>
          <table:table-cell office:value-type="string">
            <text:p>Deci-Delà</text:p>
          </table:table-cell>
          <table:table-cell table:number-columns-repeated="8"/>
          <table:table-cell office:value-type="string">
            <text:p>onl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39563911">
            <text:p>1739563911</text:p>
          </table:table-cell>
          <table:table-cell office:value-type="string">
            <text:p>http://www.openstreetmap.org/browse/node/1739563911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Le Tonki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303113">
            <text:p>608303113</text:p>
          </table:table-cell>
          <table:table-cell office:value-type="string">
            <text:p>http://www.openstreetmap.org/browse/node/608303113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string">
            <text:p>Rue Aristide Ollivie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Le Verdi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148271">
            <text:p>608148271</text:p>
          </table:table-cell>
          <table:table-cell office:value-type="string">
            <text:p>http://www.openstreetmap.org/browse/node/60814827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Context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7956721">
            <text:p>607956721</text:p>
          </table:table-cell>
          <table:table-cell office:value-type="string">
            <text:p>http://www.openstreetmap.org/browse/node/60795672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rasserie l'Ecu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15147058">
            <text:p>615147058</text:p>
          </table:table-cell>
          <table:table-cell office:value-type="string">
            <text:p>http://www.openstreetmap.org/browse/node/61514705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Kiosque à Malices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21197205">
            <text:p>621197205</text:p>
          </table:table-cell>
          <table:table-cell office:value-type="string">
            <text:p>http://www.openstreetmap.org/browse/node/62119720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es Sables d'Or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0734368">
            <text:p>600734368</text:p>
          </table:table-cell>
          <table:table-cell office:value-type="string">
            <text:p>http://www.openstreetmap.org/browse/node/600734368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string">
            <text:p>Rue Bruya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tunisian</text:p>
          </table:table-cell>
          <table:table-cell table:number-columns-repeated="6"/>
          <table:table-cell office:value-type="string">
            <text:p>Carthage Milk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07975428">
            <text:p>607975428</text:p>
          </table:table-cell>
          <table:table-cell office:value-type="string">
            <text:p>http://www.openstreetmap.org/browse/node/607975428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La Chin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305871">
            <text:p>608305871</text:p>
          </table:table-cell>
          <table:table-cell office:value-type="string">
            <text:p>http://www.openstreetmap.org/browse/node/60830587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2"/>
          <table:table-cell office:value-type="string">
            <text:p>A Gui Bon Téléphoni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733302586">
            <text:p>1733302586</text:p>
          </table:table-cell>
          <table:table-cell office:value-type="string">
            <text:p>http://www.openstreetmap.org/browse/node/1733302586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Rue du Pont de Latt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e Bistrot 12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14101693">
            <text:p>614101693</text:p>
          </table:table-cell>
          <table:table-cell office:value-type="string">
            <text:p>http://www.openstreetmap.org/browse/node/614101693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string">
            <text:p>Rue Bruya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tunisian</text:p>
          </table:table-cell>
          <table:table-cell table:number-columns-repeated="6"/>
          <table:table-cell office:value-type="string">
            <text:p>Le Petit Vatel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07975082">
            <text:p>607975082</text:p>
          </table:table-cell>
          <table:table-cell office:value-type="string">
            <text:p>http://www.openstreetmap.org/browse/node/60797508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P'tit Migno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21197207">
            <text:p>621197207</text:p>
          </table:table-cell>
          <table:table-cell office:value-type="string">
            <text:p>http://www.openstreetmap.org/browse/node/621197207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Karababa Sulta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8297177">
            <text:p>608297177</text:p>
          </table:table-cell>
          <table:table-cell office:value-type="string">
            <text:p>http://www.openstreetmap.org/browse/node/608297177</text:p>
          </table:table-cell>
          <table:table-cell table:number-columns-repeated="4"/>
          <table:table-cell office:value-type="float" office:value="8">
            <text:p>8</text:p>
          </table:table-cell>
          <table:table-cell/>
          <table:table-cell office:value-type="string">
            <text:p>Rue Aristide Ollivie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Bacar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8137641">
            <text:p>608137641</text:p>
          </table:table-cell>
          <table:table-cell office:value-type="string">
            <text:p>http://www.openstreetmap.org/browse/node/608137641</text:p>
          </table:table-cell>
          <table:table-cell table:number-columns-repeated="4"/>
          <table:table-cell office:value-type="float" office:value="24">
            <text:p>24</text:p>
          </table:table-cell>
          <table:table-cell/>
          <table:table-cell office:value-type="string">
            <text:p>Rue du Pont de Latt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e Régal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3302605">
            <text:p>1733302605</text:p>
          </table:table-cell>
          <table:table-cell office:value-type="string">
            <text:p>http://www.openstreetmap.org/browse/node/1733302605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Rue Bruya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indian</text:p>
          </table:table-cell>
          <table:table-cell table:number-columns-repeated="6"/>
          <table:table-cell office:value-type="string">
            <text:p>Le New Kashmir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07974828">
            <text:p>607974828</text:p>
          </table:table-cell>
          <table:table-cell office:value-type="string">
            <text:p>http://www.openstreetmap.org/browse/node/60797482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4000">
            <text:p>34000</text:p>
          </table:table-cell>
          <table:table-cell office:value-type="string">
            <text:p>Rue Henri René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BCBG</text:p>
          </table:table-cell>
          <table:table-cell table:number-columns-repeated="6"/>
          <table:table-cell office:value-type="float" office:value="330760731981">
            <text:p>330760731981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21083431">
            <text:p>1721083431</text:p>
          </table:table-cell>
          <table:table-cell office:value-type="string">
            <text:p>http://www.openstreetmap.org/browse/node/1721083431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Rue Aristide Ollivie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King Kebab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8120599">
            <text:p>608120599</text:p>
          </table:table-cell>
          <table:table-cell office:value-type="string">
            <text:p>http://www.openstreetmap.org/browse/node/608120599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4000">
            <text:p>34000</text:p>
          </table:table-cell>
          <table:table-cell office:value-type="string">
            <text:p>Rue Henri René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e Palmier</text:p>
          </table:table-cell>
          <table:table-cell table:number-columns-repeated="6"/>
          <table:table-cell office:value-type="float" office:value="33467659828">
            <text:p>33467659828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599009264">
            <text:p>599009264</text:p>
          </table:table-cell>
          <table:table-cell office:value-type="string">
            <text:p>http://www.openstreetmap.org/browse/node/5990092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spanish</text:p>
          </table:table-cell>
          <table:table-cell table:number-columns-repeated="6"/>
          <table:table-cell office:value-type="string">
            <text:p>Al Andalu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719505392">
            <text:p>1719505392</text:p>
          </table:table-cell>
          <table:table-cell office:value-type="string">
            <text:p>http://www.openstreetmap.org/browse/node/171950539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Saloon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1721122879">
            <text:p>1721122879</text:p>
          </table:table-cell>
          <table:table-cell office:value-type="string">
            <text:p>http://www.openstreetmap.org/browse/node/1721122879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a Rose des Sable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8286287">
            <text:p>608286287</text:p>
          </table:table-cell>
          <table:table-cell office:value-type="string">
            <text:p>http://www.openstreetmap.org/browse/node/60828628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Escapad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553101443">
            <text:p>553101443</text:p>
          </table:table-cell>
          <table:table-cell office:value-type="string">
            <text:p>http://www.openstreetmap.org/browse/node/553101443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Rockstore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579814541">
            <text:p>579814541</text:p>
          </table:table-cell>
          <table:table-cell office:value-type="string">
            <text:p>http://www.openstreetmap.org/browse/node/57981454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thai</text:p>
          </table:table-cell>
          <table:table-cell table:number-columns-repeated="6"/>
          <table:table-cell office:value-type="string">
            <text:p>O saveurs d'Asi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275467">
            <text:p>608275467</text:p>
          </table:table-cell>
          <table:table-cell office:value-type="string">
            <text:p>http://www.openstreetmap.org/browse/node/608275467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string">
            <text:p>Rue Henri René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Kosmo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599009263">
            <text:p>599009263</text:p>
          </table:table-cell>
          <table:table-cell office:value-type="string">
            <text:p>http://www.openstreetmap.org/browse/node/599009263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Rue Aristide Ollivie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e Cheese Na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0734699">
            <text:p>600734699</text:p>
          </table:table-cell>
          <table:table-cell office:value-type="string">
            <text:p>http://www.openstreetmap.org/browse/node/60073469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Jardin des Glaces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21197206">
            <text:p>621197206</text:p>
          </table:table-cell>
          <table:table-cell office:value-type="string">
            <text:p>http://www.openstreetmap.org/browse/node/62119720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Grand Café de l'Esplanad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607956264">
            <text:p>607956264</text:p>
          </table:table-cell>
          <table:table-cell office:value-type="string">
            <text:p>http://www.openstreetmap.org/browse/node/60795626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arberousse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00736627">
            <text:p>600736627</text:p>
          </table:table-cell>
          <table:table-cell office:value-type="string">
            <text:p>http://www.openstreetmap.org/browse/node/60073662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32"/>
        </table:table-row>
        <table:table-row table:style-name="ro1">
          <table:table-cell office:value-type="string">
            <text:p>Fast-Foods</text:p>
          </table:table-cell>
          <table:table-cell office:value-type="float" office:value="1721122877">
            <text:p>1721122877</text:p>
          </table:table-cell>
          <table:table-cell office:value-type="string">
            <text:p>http://www.openstreetmap.org/browse/node/1721122877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Vanneau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Nemrut Kebab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8289427">
            <text:p>608289427</text:p>
          </table:table-cell>
          <table:table-cell office:value-type="string">
            <text:p>http://www.openstreetmap.org/browse/node/608289427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string">
            <text:p>Rue Henri René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Zoob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599009262">
            <text:p>599009262</text:p>
          </table:table-cell>
          <table:table-cell office:value-type="string">
            <text:p>http://www.openstreetmap.org/browse/node/59900926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crepe</text:p>
          </table:table-cell>
          <table:table-cell table:number-columns-repeated="6"/>
          <table:table-cell office:value-type="string">
            <text:p>Crêperie de la Comédi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17007937">
            <text:p>617007937</text:p>
          </table:table-cell>
          <table:table-cell office:value-type="string">
            <text:p>http://www.openstreetmap.org/browse/node/617007937</text:p>
          </table:table-cell>
          <table:table-cell table:number-columns-repeated="4"/>
          <table:table-cell office:value-type="float" office:value="13">
            <text:p>13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Shanghai Fast Food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8258144">
            <text:p>608258144</text:p>
          </table:table-cell>
          <table:table-cell office:value-type="string">
            <text:p>http://www.openstreetmap.org/browse/node/60825814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hez Félix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00736626">
            <text:p>600736626</text:p>
          </table:table-cell>
          <table:table-cell office:value-type="string">
            <text:p>http://www.openstreetmap.org/browse/node/600736626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ubanito Café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585969698">
            <text:p>1585969698</text:p>
          </table:table-cell>
          <table:table-cell office:value-type="string">
            <text:p>http://www.openstreetmap.org/browse/node/1585969698</text:p>
          </table:table-cell>
          <table:table-cell table:number-columns-repeated="4"/>
          <table:table-cell office:value-type="float" office:value="11">
            <text:p>11</text:p>
          </table:table-cell>
          <table:table-cell/>
          <table:table-cell office:value-type="string">
            <text:p>Rue Henri René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african</text:p>
          </table:table-cell>
          <table:table-cell table:number-columns-repeated="6"/>
          <table:table-cell office:value-type="string">
            <text:p>Saveurs d'Afriqu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598921514">
            <text:p>598921514</text:p>
          </table:table-cell>
          <table:table-cell office:value-type="string">
            <text:p>http://www.openstreetmap.org/browse/node/59892151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Grillad'Oc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2002633861">
            <text:p>-2002633861</text:p>
          </table:table-cell>
          <table:table-cell office:value-type="string">
            <text:p>http://www.openstreetmap.org/browse/node/229233343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'Oasi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585969700">
            <text:p>1585969700</text:p>
          </table:table-cell>
          <table:table-cell office:value-type="string">
            <text:p>http://www.openstreetmap.org/browse/node/158596970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34000">
            <text:p>34000</text:p>
          </table:table-cell>
          <table:table-cell office:value-type="string">
            <text:p>Rue Henri René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To Ly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598921515">
            <text:p>598921515</text:p>
          </table:table-cell>
          <table:table-cell office:value-type="string">
            <text:p>http://www.openstreetmap.org/browse/node/59892151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Chez Bori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7956265">
            <text:p>607956265</text:p>
          </table:table-cell>
          <table:table-cell office:value-type="string">
            <text:p>http://www.openstreetmap.org/browse/node/60795626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Piazza Pap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17007934">
            <text:p>617007934</text:p>
          </table:table-cell>
          <table:table-cell office:value-type="string">
            <text:p>http://www.openstreetmap.org/browse/node/61700793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Insens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5006260">
            <text:p>605006260</text:p>
          </table:table-cell>
          <table:table-cell office:value-type="string">
            <text:p>http://www.openstreetmap.org/browse/node/605006260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Vanneau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'Aristo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8269691">
            <text:p>608269691</text:p>
          </table:table-cell>
          <table:table-cell office:value-type="string">
            <text:p>http://www.openstreetmap.org/browse/node/608269691</text:p>
          </table:table-cell>
          <table:table-cell table:number-columns-repeated="4"/>
          <table:table-cell office:value-type="float" office:value="15">
            <text:p>15</text:p>
          </table:table-cell>
          <table:table-cell/>
          <table:table-cell office:value-type="string">
            <text:p>rue Henri René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a Tulip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598936804">
            <text:p>598936804</text:p>
          </table:table-cell>
          <table:table-cell office:value-type="string">
            <text:p>http://www.openstreetmap.org/browse/node/598936804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 table:number-columns-repeated="6"/>
          <table:table-cell office:value-type="string">
            <text:p>Sushi boat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254167">
            <text:p>608254167</text:p>
          </table:table-cell>
          <table:table-cell office:value-type="string">
            <text:p>http://www.openstreetmap.org/browse/node/608254167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'Entrecôt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262480">
            <text:p>608262480</text:p>
          </table:table-cell>
          <table:table-cell office:value-type="string">
            <text:p>http://www.openstreetmap.org/browse/node/608262480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Dolce Italia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241780">
            <text:p>608241780</text:p>
          </table:table-cell>
          <table:table-cell office:value-type="string">
            <text:p>http://www.openstreetmap.org/browse/node/60824178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Quick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579783607">
            <text:p>579783607</text:p>
          </table:table-cell>
          <table:table-cell office:value-type="string">
            <text:p>http://www.openstreetmap.org/browse/node/57978360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Saphir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721083426">
            <text:p>1721083426</text:p>
          </table:table-cell>
          <table:table-cell office:value-type="string">
            <text:p>http://www.openstreetmap.org/browse/node/172108342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s Trois Grâc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579814536">
            <text:p>579814536</text:p>
          </table:table-cell>
          <table:table-cell office:value-type="string">
            <text:p>http://www.openstreetmap.org/browse/node/579814536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Subway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8223968">
            <text:p>608223968</text:p>
          </table:table-cell>
          <table:table-cell office:value-type="string">
            <text:p>http://www.openstreetmap.org/browse/node/608223968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4"/>
          <table:table-cell office:value-type="string">
            <text:p>restaurant</text:p>
          </table:table-cell>
          <table:table-cell/>
          <table:table-cell office:value-type="string">
            <text:p>yes</text:p>
          </table:table-cell>
          <table:table-cell table:number-columns-repeated="11"/>
          <table:table-cell office:value-type="string">
            <text:p>Grande Brasseri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930367721">
            <text:p>930367721</text:p>
          </table:table-cell>
          <table:table-cell office:value-type="string">
            <text:p>http://www.openstreetmap.org/browse/node/93036772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Francesc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8229459">
            <text:p>608229459</text:p>
          </table:table-cell>
          <table:table-cell office:value-type="string">
            <text:p>http://www.openstreetmap.org/browse/node/608229459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'Assiette au Boeuf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08218699">
            <text:p>608218699</text:p>
          </table:table-cell>
          <table:table-cell office:value-type="string">
            <text:p>http://www.openstreetmap.org/browse/node/60821869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Dilemm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598937407">
            <text:p>598937407</text:p>
          </table:table-cell>
          <table:table-cell office:value-type="string">
            <text:p>http://www.openstreetmap.org/browse/node/59893740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Woking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17025544">
            <text:p>617025544</text:p>
          </table:table-cell>
          <table:table-cell office:value-type="string">
            <text:p>http://www.openstreetmap.org/browse/node/617025544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u Clos René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lebanese</text:p>
          </table:table-cell>
          <table:table-cell table:number-columns-repeated="6"/>
          <table:table-cell office:value-type="string">
            <text:p>Al Manara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241787">
            <text:p>608241787</text:p>
          </table:table-cell>
          <table:table-cell office:value-type="string">
            <text:p>http://www.openstreetmap.org/browse/node/60824178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El Calient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587217895">
            <text:p>1587217895</text:p>
          </table:table-cell>
          <table:table-cell office:value-type="string">
            <text:p>http://www.openstreetmap.org/browse/node/1587217895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Riad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587217896">
            <text:p>1587217896</text:p>
          </table:table-cell>
          <table:table-cell office:value-type="string">
            <text:p>http://www.openstreetmap.org/browse/node/158721789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rmenian</text:p>
          </table:table-cell>
          <table:table-cell table:number-columns-repeated="6"/>
          <table:table-cell office:value-type="string">
            <text:p>Air d'Arméni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587217899">
            <text:p>1587217899</text:p>
          </table:table-cell>
          <table:table-cell office:value-type="string">
            <text:p>http://www.openstreetmap.org/browse/node/1587217899</text:p>
          </table:table-cell>
          <table:table-cell table:number-columns-repeated="4"/>
          <table:table-cell office:value-type="float" office:value="8">
            <text:p>8</text:p>
          </table:table-cell>
          <table:table-cell/>
          <table:table-cell office:value-type="string">
            <text:p>Rue du Clos René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vietnamese</text:p>
          </table:table-cell>
          <table:table-cell table:number-columns-repeated="6"/>
          <table:table-cell office:value-type="string">
            <text:p>Le Bol d'Or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8101376">
            <text:p>608101376</text:p>
          </table:table-cell>
          <table:table-cell office:value-type="string">
            <text:p>http://www.openstreetmap.org/browse/node/60810137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Rich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147494572">
            <text:p>1147494572</text:p>
          </table:table-cell>
          <table:table-cell office:value-type="string">
            <text:p>http://www.openstreetmap.org/browse/node/1147494572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Place Carnot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650085">
            <text:p>33467650085</text:p>
          </table:table-cell>
          <table:table-cell/>
          <table:table-cell office:value-type="string">
            <text:p>regional</text:p>
          </table:table-cell>
          <table:table-cell table:number-columns-repeated="6"/>
          <table:table-cell office:value-type="string">
            <text:p>Le Ban des Gourmand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598918887">
            <text:p>598918887</text:p>
          </table:table-cell>
          <table:table-cell office:value-type="string">
            <text:p>http://www.openstreetmap.org/browse/node/59891888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Maguelon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16933496">
            <text:p>616933496</text:p>
          </table:table-cell>
          <table:table-cell office:value-type="string">
            <text:p>http://www.openstreetmap.org/browse/node/61693349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Pub d'Angleterr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16935559">
            <text:p>616935559</text:p>
          </table:table-cell>
          <table:table-cell office:value-type="string">
            <text:p>http://www.openstreetmap.org/browse/node/61693555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andwich K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253673406">
            <text:p>1253673406</text:p>
          </table:table-cell>
          <table:table-cell office:value-type="string">
            <text:p>http://www.openstreetmap.org/browse/node/125367340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Japanese Sushi</text:p>
          </table:table-cell>
          <table:table-cell table:number-columns-repeated="25"/>
        </table:table-row>
        <table:table-row table:style-name="ro1">
          <table:table-cell office:value-type="string">
            <text:p>Fast-Foods</text:p>
          </table:table-cell>
          <table:table-cell office:value-type="float" office:value="635875018">
            <text:p>635875018</text:p>
          </table:table-cell>
          <table:table-cell office:value-type="string">
            <text:p>http://www.openstreetmap.org/browse/node/63587501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McDonald'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466906172">
            <text:p>466906172</text:p>
          </table:table-cell>
          <table:table-cell office:value-type="string">
            <text:p>http://www.openstreetmap.org/browse/node/46690617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roc Vit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719508115">
            <text:p>1719508115</text:p>
          </table:table-cell>
          <table:table-cell office:value-type="string">
            <text:p>http://www.openstreetmap.org/browse/node/171950811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Koeur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720532348">
            <text:p>1720532348</text:p>
          </table:table-cell>
          <table:table-cell office:value-type="string">
            <text:p>http://www.openstreetmap.org/browse/node/172053234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Sicilia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9076764">
            <text:p>609076764</text:p>
          </table:table-cell>
          <table:table-cell office:value-type="string">
            <text:p>http://www.openstreetmap.org/browse/node/60907676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ar du Musée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02009961">
            <text:p>602009961</text:p>
          </table:table-cell>
          <table:table-cell office:value-type="string">
            <text:p>http://www.openstreetmap.org/browse/node/60200996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Wasamis Café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579783622">
            <text:p>579783622</text:p>
          </table:table-cell>
          <table:table-cell office:value-type="string">
            <text:p>http://www.openstreetmap.org/browse/node/57978362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chicken</text:p>
          </table:table-cell>
          <table:table-cell table:number-columns-repeated="6"/>
          <table:table-cell office:value-type="string">
            <text:p>Chicken Bab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579783634">
            <text:p>579783634</text:p>
          </table:table-cell>
          <table:table-cell office:value-type="string">
            <text:p>http://www.openstreetmap.org/browse/node/579783634</text:p>
          </table:table-cell>
          <table:table-cell table:number-columns-repeated="4"/>
          <table:table-cell office:value-type="string">
            <text:p>28 - 30</text:p>
          </table:table-cell>
          <table:table-cell/>
          <table:table-cell office:value-type="string">
            <text:p>Avenue de Palava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'Imprévu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674969686">
            <text:p>1674969686</text:p>
          </table:table-cell>
          <table:table-cell office:value-type="string">
            <text:p>http://www.openstreetmap.org/browse/node/167496968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Traiteur Ly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721133361">
            <text:p>1721133361</text:p>
          </table:table-cell>
          <table:table-cell office:value-type="string">
            <text:p>http://www.openstreetmap.org/browse/node/172113336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Place Carnot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Le Carno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598920371">
            <text:p>598920371</text:p>
          </table:table-cell>
          <table:table-cell office:value-type="string">
            <text:p>http://www.openstreetmap.org/browse/node/598920371</text:p>
          </table:table-cell>
          <table:table-cell table:number-columns-repeated="8"/>
          <table:table-cell office:value-type="string">
            <text:p>Chez Ed</text:p>
          </table:table-cell>
          <table:table-cell office:value-type="string">
            <text:p>cafe</text:p>
          </table:table-cell>
          <table:table-cell table:number-columns-repeated="13"/>
          <table:table-cell office:value-type="string">
            <text:p>Bar des Amis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583260045">
            <text:p>583260045</text:p>
          </table:table-cell>
          <table:table-cell office:value-type="string">
            <text:p>http://www.openstreetmap.org/browse/node/58326004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orceau de Lun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15025388">
            <text:p>615025388</text:p>
          </table:table-cell>
          <table:table-cell office:value-type="string">
            <text:p>http://www.openstreetmap.org/browse/node/615025388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a Citadelle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721133369">
            <text:p>1721133369</text:p>
          </table:table-cell>
          <table:table-cell office:value-type="string">
            <text:p>http://www.openstreetmap.org/browse/node/1721133369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'Antre Potes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724171869">
            <text:p>724171869</text:p>
          </table:table-cell>
          <table:table-cell office:value-type="string">
            <text:p>http://www.openstreetmap.org/browse/node/72417186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Bibal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299982640">
            <text:p>299982640</text:p>
          </table:table-cell>
          <table:table-cell office:value-type="string">
            <text:p>http://www.openstreetmap.org/browse/node/29998264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25"/>
        </table:table-row>
        <table:table-row table:style-name="ro1">
          <table:table-cell office:value-type="string">
            <text:p>Fast-Foods</text:p>
          </table:table-cell>
          <table:table-cell office:value-type="float" office:value="1624181401">
            <text:p>1624181401</text:p>
          </table:table-cell>
          <table:table-cell office:value-type="string">
            <text:p>http://www.openstreetmap.org/browse/node/162418140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720538215">
            <text:p>1720538215</text:p>
          </table:table-cell>
          <table:table-cell office:value-type="string">
            <text:p>http://www.openstreetmap.org/browse/node/172053821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hapeau Roug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3"/>
        </table:table-row>
        <table:table-row table:style-name="ro1">
          <table:table-cell office:value-type="string">
            <text:p>Restaurants</text:p>
          </table:table-cell>
          <table:table-cell office:value-type="float" office:value="-2141939364">
            <text:p>-2141939364</text:p>
          </table:table-cell>
          <table:table-cell office:value-type="string">
            <text:p>http://www.openstreetmap.org/browse/node/215302793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thai</text:p>
          </table:table-cell>
          <table:table-cell table:number-columns-repeated="6"/>
          <table:table-cell office:value-type="string">
            <text:p>Les Petits Siamoi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68">
            <text:p>724171868</text:p>
          </table:table-cell>
          <table:table-cell office:value-type="string">
            <text:p>http://www.openstreetmap.org/browse/node/72417186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Yam'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579814570">
            <text:p>579814570</text:p>
          </table:table-cell>
          <table:table-cell office:value-type="string">
            <text:p>http://www.openstreetmap.org/browse/node/57981457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Ayach Pil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11896083">
            <text:p>711896083</text:p>
          </table:table-cell>
          <table:table-cell office:value-type="string">
            <text:p>http://www.openstreetmap.org/browse/node/71189608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720538211">
            <text:p>1720538211</text:p>
          </table:table-cell>
          <table:table-cell office:value-type="string">
            <text:p>http://www.openstreetmap.org/browse/node/172053821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Aero Bar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724171867">
            <text:p>724171867</text:p>
          </table:table-cell>
          <table:table-cell office:value-type="string">
            <text:p>http://www.openstreetmap.org/browse/node/72417186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treet Noodle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-2141939362">
            <text:p>-2141939362</text:p>
          </table:table-cell>
          <table:table-cell office:value-type="string">
            <text:p>http://www.openstreetmap.org/browse/node/215302793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thai</text:p>
          </table:table-cell>
          <table:table-cell table:number-columns-repeated="6"/>
          <table:table-cell office:value-type="string">
            <text:p>Ban Thai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587217897">
            <text:p>1587217897</text:p>
          </table:table-cell>
          <table:table-cell office:value-type="string">
            <text:p>http://www.openstreetmap.org/browse/node/158721789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asta</text:p>
          </table:table-cell>
          <table:table-cell table:number-columns-repeated="6"/>
          <table:table-cell office:value-type="string">
            <text:p>La Tête qui Tourn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21195817">
            <text:p>621195817</text:p>
          </table:table-cell>
          <table:table-cell office:value-type="string">
            <text:p>http://www.openstreetmap.org/browse/node/62119581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ndian</text:p>
          </table:table-cell>
          <table:table-cell table:number-columns-repeated="6"/>
          <table:table-cell office:value-type="string">
            <text:p>Krishn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22317259">
            <text:p>622317259</text:p>
          </table:table-cell>
          <table:table-cell office:value-type="string">
            <text:p>http://www.openstreetmap.org/browse/node/622317259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Rue du Pila Saint-Gély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027807">
            <text:p>33467027807</text:p>
          </table:table-cell>
          <table:table-cell/>
          <table:table-cell office:value-type="string">
            <text:p>indian</text:p>
          </table:table-cell>
          <table:table-cell table:number-columns-repeated="6"/>
          <table:table-cell office:value-type="string">
            <text:p>Bombay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558">
            <text:p>620884558</text:p>
          </table:table-cell>
          <table:table-cell office:value-type="string">
            <text:p>http://www.openstreetmap.org/browse/node/620884558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Place Carnot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a Chop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598920372">
            <text:p>598920372</text:p>
          </table:table-cell>
          <table:table-cell office:value-type="string">
            <text:p>http://www.openstreetmap.org/browse/node/59892037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du Théâtr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579814572">
            <text:p>579814572</text:p>
          </table:table-cell>
          <table:table-cell office:value-type="string">
            <text:p>http://www.openstreetmap.org/browse/node/57981457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0"/>
          <table:table-cell office:value-type="string">
            <text:p>service</text:p>
          </table:table-cell>
          <table:table-cell table:number-columns-repeated="14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635903321">
            <text:p>635903321</text:p>
          </table:table-cell>
          <table:table-cell office:value-type="string">
            <text:p>http://www.openstreetmap.org/browse/node/63590332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alyps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1896078">
            <text:p>711896078</text:p>
          </table:table-cell>
          <table:table-cell office:value-type="string">
            <text:p>http://www.openstreetmap.org/browse/node/71189607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Envie de Vert-Tig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720711427">
            <text:p>1720711427</text:p>
          </table:table-cell>
          <table:table-cell office:value-type="string">
            <text:p>http://www.openstreetmap.org/browse/node/172071142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Via Pila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2316104">
            <text:p>622316104</text:p>
          </table:table-cell>
          <table:table-cell office:value-type="string">
            <text:p>http://www.openstreetmap.org/browse/node/62231610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Micocoul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1917099">
            <text:p>711917099</text:p>
          </table:table-cell>
          <table:table-cell office:value-type="string">
            <text:p>http://www.openstreetmap.org/browse/node/71191709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25"/>
        </table:table-row>
        <table:table-row table:style-name="ro1">
          <table:table-cell office:value-type="string">
            <text:p>Restaurants</text:p>
          </table:table-cell>
          <table:table-cell office:value-type="float" office:value="579814452">
            <text:p>579814452</text:p>
          </table:table-cell>
          <table:table-cell office:value-type="string">
            <text:p>http://www.openstreetmap.org/browse/node/57981445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Sushi Sakur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666891254">
            <text:p>1666891254</text:p>
          </table:table-cell>
          <table:table-cell office:value-type="string">
            <text:p>http://www.openstreetmap.org/browse/node/166689125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Pizza La Cris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11917034">
            <text:p>711917034</text:p>
          </table:table-cell>
          <table:table-cell office:value-type="string">
            <text:p>http://www.openstreetmap.org/browse/node/71191703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'Arganier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11917095">
            <text:p>711917095</text:p>
          </table:table-cell>
          <table:table-cell office:value-type="string">
            <text:p>http://www.openstreetmap.org/browse/node/711917095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4">
            <text:p>4</text:p>
          </table:table-cell>
          <table:table-cell office:value-type="float" office:value="34000">
            <text:p>34000</text:p>
          </table:table-cell>
          <table:table-cell office:value-type="string">
            <text:p>Place des Beaux-Arts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13"/>
          <table:table-cell office:value-type="string">
            <text:p>Les Super Vedett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626968458">
            <text:p>1626968458</text:p>
          </table:table-cell>
          <table:table-cell office:value-type="string">
            <text:p>http://www.openstreetmap.org/browse/node/162696845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Gustav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626968410">
            <text:p>1626968410</text:p>
          </table:table-cell>
          <table:table-cell office:value-type="string">
            <text:p>http://www.openstreetmap.org/browse/node/162696841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Regal Kebab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11917093">
            <text:p>711917093</text:p>
          </table:table-cell>
          <table:table-cell office:value-type="string">
            <text:p>http://www.openstreetmap.org/browse/node/71191709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479160973">
            <text:p>479160973</text:p>
          </table:table-cell>
          <table:table-cell office:value-type="string">
            <text:p>http://www.openstreetmap.org/browse/node/479160973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6">
            <text:p>6</text:p>
          </table:table-cell>
          <table:table-cell office:value-type="float" office:value="34000">
            <text:p>34000</text:p>
          </table:table-cell>
          <table:table-cell office:value-type="string">
            <text:p>Place des Beaux-Arts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Le Spot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626918948">
            <text:p>1626918948</text:p>
          </table:table-cell>
          <table:table-cell office:value-type="string">
            <text:p>http://www.openstreetmap.org/browse/node/162691894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Paradis Oriental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11917088">
            <text:p>711917088</text:p>
          </table:table-cell>
          <table:table-cell office:value-type="string">
            <text:p>http://www.openstreetmap.org/browse/node/71191708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719489681">
            <text:p>1719489681</text:p>
          </table:table-cell>
          <table:table-cell office:value-type="string">
            <text:p>http://www.openstreetmap.org/browse/node/171948968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Pizzéria Notre-Dam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3637">
            <text:p>724173637</text:p>
          </table:table-cell>
          <table:table-cell office:value-type="string">
            <text:p>http://www.openstreetmap.org/browse/node/72417363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19">
            <text:p>1585984219</text:p>
          </table:table-cell>
          <table:table-cell office:value-type="string">
            <text:p>http://www.openstreetmap.org/browse/node/158598421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Sphinx Café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11896076">
            <text:p>711896076</text:p>
          </table:table-cell>
          <table:table-cell office:value-type="string">
            <text:p>http://www.openstreetmap.org/browse/node/71189607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Essaouir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11910218">
            <text:p>711910218</text:p>
          </table:table-cell>
          <table:table-cell office:value-type="string">
            <text:p>http://www.openstreetmap.org/browse/node/71191021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O Drol 2 Dames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24173324">
            <text:p>724173324</text:p>
          </table:table-cell>
          <table:table-cell office:value-type="string">
            <text:p>http://www.openstreetmap.org/browse/node/72417332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Welcomedi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579814506">
            <text:p>579814506</text:p>
          </table:table-cell>
          <table:table-cell office:value-type="string">
            <text:p>http://www.openstreetmap.org/browse/node/57981450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Pasta Camp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11910210">
            <text:p>711910210</text:p>
          </table:table-cell>
          <table:table-cell office:value-type="string">
            <text:p>http://www.openstreetmap.org/browse/node/71191021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des Beaux-Art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624157524">
            <text:p>1624157524</text:p>
          </table:table-cell>
          <table:table-cell office:value-type="string">
            <text:p>http://www.openstreetmap.org/browse/node/162415752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Flambée Bretonn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1910208">
            <text:p>711910208</text:p>
          </table:table-cell>
          <table:table-cell office:value-type="string">
            <text:p>http://www.openstreetmap.org/browse/node/71191020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Wasabi Sushi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11896104">
            <text:p>711896104</text:p>
          </table:table-cell>
          <table:table-cell office:value-type="string">
            <text:p>http://www.openstreetmap.org/browse/node/71189610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de la Gar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16106076">
            <text:p>616106076</text:p>
          </table:table-cell>
          <table:table-cell office:value-type="string">
            <text:p>http://www.openstreetmap.org/browse/node/61610607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du Théâtr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5004023">
            <text:p>605004023</text:p>
          </table:table-cell>
          <table:table-cell office:value-type="string">
            <text:p>http://www.openstreetmap.org/browse/node/60500402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Caves Jean Jaurè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2066292581">
            <text:p>-2066292581</text:p>
          </table:table-cell>
          <table:table-cell office:value-type="string">
            <text:p>http://www.openstreetmap.org/browse/node/222867471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a Pizza La Vrai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11942162">
            <text:p>711942162</text:p>
          </table:table-cell>
          <table:table-cell office:value-type="string">
            <text:p>http://www.openstreetmap.org/browse/node/71194216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Manèg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173322">
            <text:p>724173322</text:p>
          </table:table-cell>
          <table:table-cell office:value-type="string">
            <text:p>http://www.openstreetmap.org/browse/node/72417332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Burger &amp; Co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11896102">
            <text:p>711896102</text:p>
          </table:table-cell>
          <table:table-cell office:value-type="string">
            <text:p>http://www.openstreetmap.org/browse/node/71189610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Jardins de Marrakech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35883720">
            <text:p>635883720</text:p>
          </table:table-cell>
          <table:table-cell office:value-type="string">
            <text:p>http://www.openstreetmap.org/browse/node/63588372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Lab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2066292572">
            <text:p>-2066292572</text:p>
          </table:table-cell>
          <table:table-cell office:value-type="string">
            <text:p>http://www.openstreetmap.org/browse/node/222867472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Hip Hop's Four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171849">
            <text:p>724171849</text:p>
          </table:table-cell>
          <table:table-cell office:value-type="string">
            <text:p>http://www.openstreetmap.org/browse/node/72417184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Vieux Four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45">
            <text:p>724171845</text:p>
          </table:table-cell>
          <table:table-cell office:value-type="string">
            <text:p>http://www.openstreetmap.org/browse/node/724171845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a Distillerie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20884557">
            <text:p>620884557</text:p>
          </table:table-cell>
          <table:table-cell office:value-type="string">
            <text:p>http://www.openstreetmap.org/browse/node/62088455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Orientale Tendanc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171877">
            <text:p>724171877</text:p>
          </table:table-cell>
          <table:table-cell office:value-type="string">
            <text:p>http://www.openstreetmap.org/browse/node/72417187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-Snack chez Alai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579739322">
            <text:p>579739322</text:p>
          </table:table-cell>
          <table:table-cell office:value-type="string">
            <text:p>http://www.openstreetmap.org/browse/node/57973932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Art Café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579814628">
            <text:p>579814628</text:p>
          </table:table-cell>
          <table:table-cell office:value-type="string">
            <text:p>http://www.openstreetmap.org/browse/node/57981462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oule au Pot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2066292600">
            <text:p>-2066292600</text:p>
          </table:table-cell>
          <table:table-cell office:value-type="string">
            <text:p>http://www.openstreetmap.org/browse/node/222867469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Soledad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1896100">
            <text:p>711896100</text:p>
          </table:table-cell>
          <table:table-cell office:value-type="string">
            <text:p>http://www.openstreetmap.org/browse/node/7118961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Patio St-Roch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16106077">
            <text:p>616106077</text:p>
          </table:table-cell>
          <table:table-cell office:value-type="string">
            <text:p>http://www.openstreetmap.org/browse/node/616106077</text:p>
          </table:table-cell>
          <table:table-cell table:number-columns-repeated="4"/>
          <table:table-cell office:value-type="float" office:value="39">
            <text:p>39</text:p>
          </table:table-cell>
          <table:table-cell/>
          <table:table-cell office:value-type="string">
            <text:p>Boulevard Rabelai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e Coq Noir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36528">
            <text:p>1702636528</text:p>
          </table:table-cell>
          <table:table-cell office:value-type="string">
            <text:p>http://www.openstreetmap.org/browse/node/170263652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Aux Arches de la Chapell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35883714">
            <text:p>635883714</text:p>
          </table:table-cell>
          <table:table-cell office:value-type="string">
            <text:p>http://www.openstreetmap.org/browse/node/63588371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Chant des Dames - Chez Jacki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626968449">
            <text:p>1626968449</text:p>
          </table:table-cell>
          <table:table-cell office:value-type="string">
            <text:p>http://www.openstreetmap.org/browse/node/162696844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Diligenc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1728597">
            <text:p>601728597</text:p>
          </table:table-cell>
          <table:table-cell office:value-type="string">
            <text:p>http://www.openstreetmap.org/browse/node/60172859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ircus Bar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711994646">
            <text:p>711994646</text:p>
          </table:table-cell>
          <table:table-cell office:value-type="string">
            <text:p>http://www.openstreetmap.org/browse/node/71199464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Maison de la Lozèr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35883719">
            <text:p>635883719</text:p>
          </table:table-cell>
          <table:table-cell office:value-type="string">
            <text:p>http://www.openstreetmap.org/browse/node/63588371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Antre-Pote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35883715">
            <text:p>635883715</text:p>
          </table:table-cell>
          <table:table-cell office:value-type="string">
            <text:p>http://www.openstreetmap.org/browse/node/63588371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Duo Restaurant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76">
            <text:p>724171876</text:p>
          </table:table-cell>
          <table:table-cell office:value-type="string">
            <text:p>http://www.openstreetmap.org/browse/node/72417187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Ripaille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738360211">
            <text:p>1738360211</text:p>
          </table:table-cell>
          <table:table-cell office:value-type="string">
            <text:p>http://www.openstreetmap.org/browse/node/173836021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e Chat Perch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583260046">
            <text:p>583260046</text:p>
          </table:table-cell>
          <table:table-cell office:value-type="string">
            <text:p>http://www.openstreetmap.org/browse/node/58326004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Chez Mous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35883716">
            <text:p>635883716</text:p>
          </table:table-cell>
          <table:table-cell office:value-type="string">
            <text:p>http://www.openstreetmap.org/browse/node/63588371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Grillardi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75">
            <text:p>724171875</text:p>
          </table:table-cell>
          <table:table-cell office:value-type="string">
            <text:p>http://www.openstreetmap.org/browse/node/724171875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Forcys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711888034">
            <text:p>711888034</text:p>
          </table:table-cell>
          <table:table-cell office:value-type="string">
            <text:p>http://www.openstreetmap.org/browse/node/71188803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32"/>
        </table:table-row>
        <table:table-row table:style-name="ro1">
          <table:table-cell office:value-type="string">
            <text:p>Fast-Foods</text:p>
          </table:table-cell>
          <table:table-cell office:value-type="float" office:value="635883718">
            <text:p>635883718</text:p>
          </table:table-cell>
          <table:table-cell office:value-type="string">
            <text:p>http://www.openstreetmap.org/browse/node/63588371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Delecto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35883721">
            <text:p>635883721</text:p>
          </table:table-cell>
          <table:table-cell office:value-type="string">
            <text:p>http://www.openstreetmap.org/browse/node/63588372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a première cantin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724186512">
            <text:p>724186512</text:p>
          </table:table-cell>
          <table:table-cell office:value-type="string">
            <text:p>http://www.openstreetmap.org/browse/node/724186512</text:p>
          </table:table-cell>
          <table:table-cell table:number-columns-repeated="6"/>
          <table:table-cell office:value-type="string">
            <text:p>Esplanade de l'Europ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3"/>
          <table:table-cell office:value-type="string">
            <text:p>pperrin@groupeflo.fr</text:p>
          </table:table-cell>
          <table:table-cell office:value-type="string">
            <text:p>04 67 22 44 14</text:p>
          </table:table-cell>
          <table:table-cell table:number-columns-repeated="8"/>
          <table:table-cell office:value-type="string">
            <text:p>Bistrot Romai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47">
            <text:p>1739838547</text:p>
          </table:table-cell>
          <table:table-cell office:value-type="string">
            <text:p>http://www.openstreetmap.org/browse/node/173983854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Passé Compos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1888029">
            <text:p>711888029</text:p>
          </table:table-cell>
          <table:table-cell office:value-type="string">
            <text:p>http://www.openstreetmap.org/browse/node/711888029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Place de la Chapelle Neuv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660809">
            <text:p>33467660809</text:p>
          </table:table-cell>
          <table:table-cell table:number-columns-repeated="8"/>
          <table:table-cell office:value-type="string">
            <text:p>Le Bistrot Gourmand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9077227">
            <text:p>609077227</text:p>
          </table:table-cell>
          <table:table-cell office:value-type="string">
            <text:p>http://www.openstreetmap.org/browse/node/60907722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ubway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186522">
            <text:p>724186522</text:p>
          </table:table-cell>
          <table:table-cell office:value-type="string">
            <text:p>http://www.openstreetmap.org/browse/node/72418652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ouddha Wok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48">
            <text:p>1739838548</text:p>
          </table:table-cell>
          <table:table-cell office:value-type="string">
            <text:p>http://www.openstreetmap.org/browse/node/173983854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4"/>
          <table:table-cell office:value-type="string">
            <text:p>04 67 22 27 98</text:p>
          </table:table-cell>
          <table:table-cell office:value-type="string">
            <text:p>www.restaurantarlequin.fr</text:p>
          </table:table-cell>
          <table:table-cell table:number-columns-repeated="7"/>
          <table:table-cell office:value-type="string">
            <text:p>L'Arlequi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50">
            <text:p>1739838550</text:p>
          </table:table-cell>
          <table:table-cell office:value-type="string">
            <text:p>http://www.openstreetmap.org/browse/node/173983855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Place O Goût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74">
            <text:p>724171874</text:p>
          </table:table-cell>
          <table:table-cell office:value-type="string">
            <text:p>http://www.openstreetmap.org/browse/node/72417187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Régi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1994631">
            <text:p>711994631</text:p>
          </table:table-cell>
          <table:table-cell office:value-type="string">
            <text:p>http://www.openstreetmap.org/browse/node/71199463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Don Camill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1728801">
            <text:p>601728801</text:p>
          </table:table-cell>
          <table:table-cell office:value-type="string">
            <text:p>http://www.openstreetmap.org/browse/node/60172880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635883722">
            <text:p>635883722</text:p>
          </table:table-cell>
          <table:table-cell office:value-type="string">
            <text:p>http://www.openstreetmap.org/browse/node/635883722</text:p>
          </table:table-cell>
          <table:table-cell table:number-columns-repeated="4"/>
          <table:table-cell office:value-type="float" office:value="108">
            <text:p>108</text:p>
          </table:table-cell>
          <table:table-cell/>
          <table:table-cell office:value-type="string">
            <text:p>Rue de Rhodes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3"/>
          <table:table-cell office:value-type="string">
            <text:p>ayersrockcafe@hotmail.fr</text:p>
          </table:table-cell>
          <table:table-cell table:number-columns-repeated="9"/>
          <table:table-cell office:value-type="string">
            <text:p>Ayers Rock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739838546">
            <text:p>1739838546</text:p>
          </table:table-cell>
          <table:table-cell office:value-type="string">
            <text:p>http://www.openstreetmap.org/browse/node/173983854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Full G (littéraire)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24171872">
            <text:p>724171872</text:p>
          </table:table-cell>
          <table:table-cell office:value-type="string">
            <text:p>http://www.openstreetmap.org/browse/node/724171872</text:p>
          </table:table-cell>
          <table:table-cell table:number-columns-repeated="4"/>
          <table:table-cell office:value-type="float" office:value="44">
            <text:p>44</text:p>
          </table:table-cell>
          <table:table-cell/>
          <table:table-cell office:value-type="string">
            <text:p>Avenue Frédéric Bazille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Red Turtl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702705375">
            <text:p>1702705375</text:p>
          </table:table-cell>
          <table:table-cell office:value-type="string">
            <text:p>http://www.openstreetmap.org/browse/node/170270537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indian</text:p>
          </table:table-cell>
          <table:table-cell table:number-columns-repeated="6"/>
          <table:table-cell office:value-type="string">
            <text:p>Kebab Indie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171883">
            <text:p>724171883</text:p>
          </table:table-cell>
          <table:table-cell office:value-type="string">
            <text:p>http://www.openstreetmap.org/browse/node/72417188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Boogui Burger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11882564">
            <text:p>711882564</text:p>
          </table:table-cell>
          <table:table-cell office:value-type="string">
            <text:p>http://www.openstreetmap.org/browse/node/71188256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turtle café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868234574">
            <text:p>868234574</text:p>
          </table:table-cell>
          <table:table-cell office:value-type="string">
            <text:p>http://www.openstreetmap.org/browse/node/868234574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820">
            <text:p>820</text:p>
          </table:table-cell>
          <table:table-cell office:value-type="float" office:value="34000">
            <text:p>34000</text:p>
          </table:table-cell>
          <table:table-cell table:number-columns-repeated="3"/>
          <table:table-cell office:value-type="string">
            <text:p>restaurant</text:p>
          </table:table-cell>
          <table:table-cell table:number-columns-repeated="13"/>
          <table:table-cell office:value-type="string">
            <text:p>La Réserve Rimbaud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462688949">
            <text:p>462688949</text:p>
          </table:table-cell>
          <table:table-cell office:value-type="string">
            <text:p>http://www.openstreetmap.org/browse/node/46268894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irogu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82">
            <text:p>724171882</text:p>
          </table:table-cell>
          <table:table-cell office:value-type="string">
            <text:p>http://www.openstreetmap.org/browse/node/72417188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635883724">
            <text:p>635883724</text:p>
          </table:table-cell>
          <table:table-cell office:value-type="string">
            <text:p>http://www.openstreetmap.org/browse/node/63588372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'Envers Bodega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724186529">
            <text:p>724186529</text:p>
          </table:table-cell>
          <table:table-cell office:value-type="string">
            <text:p>http://www.openstreetmap.org/browse/node/72418652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Joseph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11994615">
            <text:p>711994615</text:p>
          </table:table-cell>
          <table:table-cell office:value-type="string">
            <text:p>http://www.openstreetmap.org/browse/node/711994615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Petit Ness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724186531">
            <text:p>724186531</text:p>
          </table:table-cell>
          <table:table-cell office:value-type="string">
            <text:p>http://www.openstreetmap.org/browse/node/72418653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almerai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1195696">
            <text:p>621195696</text:p>
          </table:table-cell>
          <table:table-cell office:value-type="string">
            <text:p>http://www.openstreetmap.org/browse/node/62119569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Aux Arches d'Antigon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45">
            <text:p>1739838545</text:p>
          </table:table-cell>
          <table:table-cell office:value-type="string">
            <text:p>http://www.openstreetmap.org/browse/node/173983854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Boulevard de Strasbourg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800973434">
            <text:p>33800973434</text:p>
          </table:table-cell>
          <table:table-cell/>
          <table:table-cell office:value-type="string">
            <text:p>pizza</text:p>
          </table:table-cell>
          <table:table-cell table:number-columns-repeated="6"/>
          <table:table-cell office:value-type="string">
            <text:p>Spizza 34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666891260">
            <text:p>1666891260</text:p>
          </table:table-cell>
          <table:table-cell office:value-type="string">
            <text:p>http://www.openstreetmap.org/browse/node/1666891260</text:p>
          </table:table-cell>
          <table:table-cell table:number-columns-repeated="4"/>
          <table:table-cell office:value-type="float" office:value="30">
            <text:p>30</text:p>
          </table:table-cell>
          <table:table-cell/>
          <table:table-cell office:value-type="string">
            <text:p>Rue Frédéric Bazill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 table:number-columns-repeated="18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963803">
            <text:p>1702963803</text:p>
          </table:table-cell>
          <table:table-cell office:value-type="string">
            <text:p>http://www.openstreetmap.org/browse/node/170296380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"/>
          <table:table-cell office:value-type="string">
            <text:p>brasseriele9@gmail.com</text:p>
          </table:table-cell>
          <table:table-cell office:value-type="string">
            <text:p>04 67 22 74 70</text:p>
          </table:table-cell>
          <table:table-cell table:number-columns-repeated="8"/>
          <table:table-cell office:value-type="string">
            <text:p>Le 9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52">
            <text:p>1739838552</text:p>
          </table:table-cell>
          <table:table-cell office:value-type="string">
            <text:p>http://www.openstreetmap.org/browse/node/173983855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"/>
          <table:table-cell office:value-type="string">
            <text:p>jfcarlier@groupeflo.fr</text:p>
          </table:table-cell>
          <table:table-cell office:value-type="string">
            <text:p>04 67 15 96 40</text:p>
          </table:table-cell>
          <table:table-cell table:number-columns-repeated="8"/>
          <table:table-cell office:value-type="string">
            <text:p>Hippopotamu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49">
            <text:p>1739838549</text:p>
          </table:table-cell>
          <table:table-cell office:value-type="string">
            <text:p>http://www.openstreetmap.org/browse/node/173983854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Sud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53">
            <text:p>1739838553</text:p>
          </table:table-cell>
          <table:table-cell office:value-type="string">
            <text:p>http://www.openstreetmap.org/browse/node/173983855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Z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11994604">
            <text:p>711994604</text:p>
          </table:table-cell>
          <table:table-cell office:value-type="string">
            <text:p>http://www.openstreetmap.org/browse/node/71199460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Chez Bori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35879580">
            <text:p>635879580</text:p>
          </table:table-cell>
          <table:table-cell office:value-type="string">
            <text:p>http://www.openstreetmap.org/browse/node/635879580</text:p>
          </table:table-cell>
          <table:table-cell table:number-columns-repeated="4"/>
          <table:table-cell office:value-type="float" office:value="108">
            <text:p>108</text:p>
          </table:table-cell>
          <table:table-cell/>
          <table:table-cell office:value-type="string">
            <text:p>Avenue du Piré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string">
            <text:p>04 67 99 91 46</text:p>
          </table:table-cell>
          <table:table-cell office:value-type="string">
            <text:p>www.leon-de-bruxelles.fr</text:p>
          </table:table-cell>
          <table:table-cell table:number-columns-repeated="7"/>
          <table:table-cell office:value-type="string">
            <text:p>Léon de Bruxell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54">
            <text:p>1739838554</text:p>
          </table:table-cell>
          <table:table-cell office:value-type="string">
            <text:p>http://www.openstreetmap.org/browse/node/173983855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aron Roug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2056517009">
            <text:p>-2056517009</text:p>
          </table:table-cell>
          <table:table-cell office:value-type="string">
            <text:p>http://www.openstreetmap.org/browse/node/223845028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Nouveau Mond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303">
            <text:p>620884303</text:p>
          </table:table-cell>
          <table:table-cell office:value-type="string">
            <text:p>http://www.openstreetmap.org/browse/node/620884303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a Belle Époqu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2"/>
        </table:table-row>
        <table:table-row table:style-name="ro1">
          <table:table-cell office:value-type="string">
            <text:p>Bars</text:p>
          </table:table-cell>
          <table:table-cell office:value-type="float" office:value="711882555">
            <text:p>711882555</text:p>
          </table:table-cell>
          <table:table-cell office:value-type="string">
            <text:p>http://www.openstreetmap.org/browse/node/71188255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"/>
          <table:table-cell office:value-type="string">
            <text:p>contact@lapiazzapapa.fr</text:p>
          </table:table-cell>
          <table:table-cell office:value-type="string">
            <text:p>04 67 65 73 66</text:p>
          </table:table-cell>
          <table:table-cell table:number-columns-repeated="8"/>
          <table:table-cell office:value-type="string">
            <text:p>La Piazza Pap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51">
            <text:p>1739838551</text:p>
          </table:table-cell>
          <table:table-cell office:value-type="string">
            <text:p>http://www.openstreetmap.org/browse/node/173983855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arré Chic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301">
            <text:p>620884301</text:p>
          </table:table-cell>
          <table:table-cell office:value-type="string">
            <text:p>http://www.openstreetmap.org/browse/node/620884301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lace de Strasbourg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223063">
            <text:p>33467223063</text:p>
          </table:table-cell>
          <table:table-cell/>
          <table:table-cell office:value-type="string">
            <text:p>chinese</text:p>
          </table:table-cell>
          <table:table-cell table:number-columns-repeated="6"/>
          <table:table-cell office:value-type="string">
            <text:p>Parfums d'Asi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598921236">
            <text:p>598921236</text:p>
          </table:table-cell>
          <table:table-cell office:value-type="string">
            <text:p>http://www.openstreetmap.org/browse/node/59892123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32"/>
        </table:table-row>
        <table:table-row table:style-name="ro1">
          <table:table-cell office:value-type="string">
            <text:p>Fast-Foods</text:p>
          </table:table-cell>
          <table:table-cell office:value-type="float" office:value="1585984245">
            <text:p>1585984245</text:p>
          </table:table-cell>
          <table:table-cell office:value-type="string">
            <text:p>http://www.openstreetmap.org/browse/node/158598424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Tire Boucho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1994591">
            <text:p>711994591</text:p>
          </table:table-cell>
          <table:table-cell office:value-type="string">
            <text:p>http://www.openstreetmap.org/browse/node/71199459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Place de Strasbourg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670188">
            <text:p>33467670188</text:p>
          </table:table-cell>
          <table:table-cell/>
          <table:table-cell office:value-type="string">
            <text:p>regional</text:p>
          </table:table-cell>
          <table:table-cell table:number-columns-repeated="6"/>
          <table:table-cell office:value-type="string">
            <text:p>O'Coing</text:p>
          </table:table-cell>
          <table:table-cell table:number-columns-repeated="10"/>
          <table:table-cell office:value-type="string">
            <text:p>www.o-coing.com</text:p>
          </table:table-cell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598975437">
            <text:p>598975437</text:p>
          </table:table-cell>
          <table:table-cell office:value-type="string">
            <text:p>http://www.openstreetmap.org/browse/node/59897543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Bains de Montpellier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13225285">
            <text:p>613225285</text:p>
          </table:table-cell>
          <table:table-cell office:value-type="string">
            <text:p>http://www.openstreetmap.org/browse/node/61322528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Bon Coi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8112524">
            <text:p>628112524</text:p>
          </table:table-cell>
          <table:table-cell office:value-type="string">
            <text:p>http://www.openstreetmap.org/browse/node/628112524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string">
            <text:p>Rue Frédéric Bazill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Restaurant Oriental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963829">
            <text:p>1702963829</text:p>
          </table:table-cell>
          <table:table-cell office:value-type="string">
            <text:p>http://www.openstreetmap.org/browse/node/170296382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Chez Cisco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598980552">
            <text:p>598980552</text:p>
          </table:table-cell>
          <table:table-cell office:value-type="string">
            <text:p>http://www.openstreetmap.org/browse/node/59898055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Petit Nic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35866247">
            <text:p>635866247</text:p>
          </table:table-cell>
          <table:table-cell office:value-type="string">
            <text:p>http://www.openstreetmap.org/browse/node/63586624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urger et Blanquett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720532345">
            <text:p>1720532345</text:p>
          </table:table-cell>
          <table:table-cell office:value-type="string">
            <text:p>http://www.openstreetmap.org/browse/node/172053234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de la Mer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582826478">
            <text:p>582826478</text:p>
          </table:table-cell>
          <table:table-cell office:value-type="string">
            <text:p>http://www.openstreetmap.org/browse/node/58282647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Jardin des Sen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05005524">
            <text:p>605005524</text:p>
          </table:table-cell>
          <table:table-cell office:value-type="string">
            <text:p>http://www.openstreetmap.org/browse/node/60500552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Aux 5 sens</text:p>
          </table:table-cell>
          <table:table-cell table:number-columns-repeated="6"/>
          <table:table-cell office:value-type="float" office:value="467709783">
            <text:p>467709783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22317000">
            <text:p>622317000</text:p>
          </table:table-cell>
          <table:table-cell office:value-type="string">
            <text:p>http://www.openstreetmap.org/browse/node/62231700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occo E Fragola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24205209">
            <text:p>724205209</text:p>
          </table:table-cell>
          <table:table-cell office:value-type="string">
            <text:p>http://www.openstreetmap.org/browse/node/72420520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oby Chéri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2056517014">
            <text:p>-2056517014</text:p>
          </table:table-cell>
          <table:table-cell office:value-type="string">
            <text:p>http://www.openstreetmap.org/browse/node/2238450282</text:p>
          </table:table-cell>
          <table:table-cell table:number-columns-repeated="4"/>
          <table:table-cell office:value-type="float" office:value="43">
            <text:p>43</text:p>
          </table:table-cell>
          <table:table-cell/>
          <table:table-cell office:value-type="string">
            <text:p>Rue de la Cavaleri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QG des Beaux Art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624007003">
            <text:p>1624007003</text:p>
          </table:table-cell>
          <table:table-cell office:value-type="string">
            <text:p>http://www.openstreetmap.org/browse/node/1624007003</text:p>
          </table:table-cell>
          <table:table-cell table:number-columns-repeated="4"/>
          <table:table-cell office:value-type="float" office:value="13">
            <text:p>13</text:p>
          </table:table-cell>
          <table:table-cell/>
          <table:table-cell office:value-type="string">
            <text:p>Rue Frédéric Bazill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18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963786">
            <text:p>1702963786</text:p>
          </table:table-cell>
          <table:table-cell office:value-type="string">
            <text:p>http://www.openstreetmap.org/browse/node/170296378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Migno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05138">
            <text:p>724205138</text:p>
          </table:table-cell>
          <table:table-cell office:value-type="string">
            <text:p>http://www.openstreetmap.org/browse/node/724205138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Rue Frédéric Peysson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25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703032381">
            <text:p>1703032381</text:p>
          </table:table-cell>
          <table:table-cell office:value-type="string">
            <text:p>http://www.openstreetmap.org/browse/node/170303238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6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35875020">
            <text:p>635875020</text:p>
          </table:table-cell>
          <table:table-cell office:value-type="string">
            <text:p>http://www.openstreetmap.org/browse/node/635875020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Rue Frédéric Bazill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Le Palais Gourmand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03032391">
            <text:p>1703032391</text:p>
          </table:table-cell>
          <table:table-cell office:value-type="string">
            <text:p>http://www.openstreetmap.org/browse/node/170303239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4000">
            <text:p>34000</text:p>
          </table:table-cell>
          <table:table-cell office:value-type="string">
            <text:p>Rue Loys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american</text:p>
          </table:table-cell>
          <table:table-cell table:number-columns-repeated="6"/>
          <table:table-cell office:value-type="string">
            <text:p>Bagel Hous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347108127">
            <text:p>1347108127</text:p>
          </table:table-cell>
          <table:table-cell office:value-type="string">
            <text:p>http://www.openstreetmap.org/browse/node/134710812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Chez Vincen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579739333">
            <text:p>579739333</text:p>
          </table:table-cell>
          <table:table-cell office:value-type="string">
            <text:p>http://www.openstreetmap.org/browse/node/579739333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4000">
            <text:p>34000</text:p>
          </table:table-cell>
          <table:table-cell office:value-type="string">
            <text:p>Rue Loys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6"/>
          <table:table-cell office:value-type="string">
            <text:p>coffee_shop</text:p>
          </table:table-cell>
          <table:table-cell table:number-columns-repeated="2"/>
          <table:table-cell office:value-type="string">
            <text:p>Fairview Coffee</text:p>
          </table:table-cell>
          <table:table-cell table:number-columns-repeated="3"/>
          <table:table-cell office:value-type="string">
            <text:p>Fairview Coffee</text:p>
          </table:table-cell>
          <table:table-cell table:number-columns-repeated="10"/>
          <table:table-cell office:value-type="string">
            <text:p>http://www.fairviewcoffee.com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347108117">
            <text:p>1347108117</text:p>
          </table:table-cell>
          <table:table-cell office:value-type="string">
            <text:p>http://www.openstreetmap.org/browse/node/134710811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-2056517020">
            <text:p>-2056517020</text:p>
          </table:table-cell>
          <table:table-cell office:value-type="string">
            <text:p>http://www.openstreetmap.org/browse/node/2238450276</text:p>
          </table:table-cell>
          <table:table-cell table:number-columns-repeated="4"/>
          <table:table-cell office:value-type="float" office:value="22">
            <text:p>22</text:p>
          </table:table-cell>
          <table:table-cell/>
          <table:table-cell office:value-type="string">
            <text:p>place Jean Bèn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'Art de la Pizza</text:p>
          </table:table-cell>
          <table:table-cell table:number-columns-repeated="6"/>
          <table:table-cell office:value-type="float" office:value="467691708">
            <text:p>467691708</text:p>
          </table:table-cell>
          <table:table-cell table:number-columns-repeated="4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14309569">
            <text:p>1714309569</text:p>
          </table:table-cell>
          <table:table-cell office:value-type="string">
            <text:p>http://www.openstreetmap.org/browse/node/171430956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a Pita Grecqu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22644806">
            <text:p>622644806</text:p>
          </table:table-cell>
          <table:table-cell office:value-type="string">
            <text:p>http://www.openstreetmap.org/browse/node/62264480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Geck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2004046">
            <text:p>712004046</text:p>
          </table:table-cell>
          <table:table-cell office:value-type="string">
            <text:p>http://www.openstreetmap.org/browse/node/71200404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frican</text:p>
          </table:table-cell>
          <table:table-cell table:number-columns-repeated="6"/>
          <table:table-cell office:value-type="string">
            <text:p>La Case du Saloum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1146034">
            <text:p>601146034</text:p>
          </table:table-cell>
          <table:table-cell office:value-type="string">
            <text:p>http://www.openstreetmap.org/browse/node/60114603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976483966">
            <text:p>976483966</text:p>
          </table:table-cell>
          <table:table-cell office:value-type="string">
            <text:p>http://www.openstreetmap.org/browse/node/97648396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Chez ma copin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601102593">
            <text:p>1601102593</text:p>
          </table:table-cell>
          <table:table-cell office:value-type="string">
            <text:p>http://www.openstreetmap.org/browse/node/160110259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Graillou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09675">
            <text:p>724209675</text:p>
          </table:table-cell>
          <table:table-cell office:value-type="string">
            <text:p>http://www.openstreetmap.org/browse/node/72420967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Paradis d'Asi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2004056">
            <text:p>712004056</text:p>
          </table:table-cell>
          <table:table-cell office:value-type="string">
            <text:p>http://www.openstreetmap.org/browse/node/71200405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asian</text:p>
          </table:table-cell>
          <table:table-cell table:number-columns-repeated="6"/>
          <table:table-cell office:value-type="string">
            <text:p>Le Lotus d'Or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33245">
            <text:p>724233245</text:p>
          </table:table-cell>
          <table:table-cell office:value-type="string">
            <text:p>http://www.openstreetmap.org/browse/node/72423324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hez Tim Titon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33236">
            <text:p>724233236</text:p>
          </table:table-cell>
          <table:table-cell office:value-type="string">
            <text:p>http://www.openstreetmap.org/browse/node/72423323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Arezz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2004009">
            <text:p>712004009</text:p>
          </table:table-cell>
          <table:table-cell office:value-type="string">
            <text:p>http://www.openstreetmap.org/browse/node/71200400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Vigne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224800">
            <text:p>724224800</text:p>
          </table:table-cell>
          <table:table-cell office:value-type="string">
            <text:p>http://www.openstreetmap.org/browse/node/72422480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Iles et Thé une Fois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12004014">
            <text:p>712004014</text:p>
          </table:table-cell>
          <table:table-cell office:value-type="string">
            <text:p>http://www.openstreetmap.org/browse/node/71200401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49">
            <text:p>1585984249</text:p>
          </table:table-cell>
          <table:table-cell office:value-type="string">
            <text:p>http://www.openstreetmap.org/browse/node/158598424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Bistrot d'Alc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300">
            <text:p>620884300</text:p>
          </table:table-cell>
          <table:table-cell office:value-type="string">
            <text:p>http://www.openstreetmap.org/browse/node/620884300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Wine Not Bar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947552556">
            <text:p>1947552556</text:p>
          </table:table-cell>
          <table:table-cell office:value-type="string">
            <text:p>http://www.openstreetmap.org/browse/node/194755255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1719717432">
            <text:p>1719717432</text:p>
          </table:table-cell>
          <table:table-cell office:value-type="string">
            <text:p>http://www.openstreetmap.org/browse/node/171971743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Les Négociant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585689139">
            <text:p>1585689139</text:p>
          </table:table-cell>
          <table:table-cell office:value-type="string">
            <text:p>http://www.openstreetmap.org/browse/node/158568913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Tonus Fresh Kitche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2004019">
            <text:p>712004019</text:p>
          </table:table-cell>
          <table:table-cell office:value-type="string">
            <text:p>http://www.openstreetmap.org/browse/node/71200401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31">
            <text:p>1585984231</text:p>
          </table:table-cell>
          <table:table-cell office:value-type="string">
            <text:p>http://www.openstreetmap.org/browse/node/158598423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ar de la Tour Eiffel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28108732">
            <text:p>628108732</text:p>
          </table:table-cell>
          <table:table-cell office:value-type="string">
            <text:p>http://www.openstreetmap.org/browse/node/62810873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41">
            <text:p>1585984241</text:p>
          </table:table-cell>
          <table:table-cell office:value-type="string">
            <text:p>http://www.openstreetmap.org/browse/node/158598424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724207423">
            <text:p>724207423</text:p>
          </table:table-cell>
          <table:table-cell office:value-type="string">
            <text:p>http://www.openstreetmap.org/browse/node/72420742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Jules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35866760">
            <text:p>635866760</text:p>
          </table:table-cell>
          <table:table-cell office:value-type="string">
            <text:p>http://www.openstreetmap.org/browse/node/63586676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Alhambr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24675">
            <text:p>724224675</text:p>
          </table:table-cell>
          <table:table-cell office:value-type="string">
            <text:p>http://www.openstreetmap.org/browse/node/72422467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Zandoli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24224676">
            <text:p>724224676</text:p>
          </table:table-cell>
          <table:table-cell office:value-type="string">
            <text:p>http://www.openstreetmap.org/browse/node/72422467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Bande Annonc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44629199">
            <text:p>644629199</text:p>
          </table:table-cell>
          <table:table-cell office:value-type="string">
            <text:p>http://www.openstreetmap.org/browse/node/64462919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'Actuel Café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35866757">
            <text:p>635866757</text:p>
          </table:table-cell>
          <table:table-cell office:value-type="string">
            <text:p>http://www.openstreetmap.org/browse/node/63586675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Tudisco Pizz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35866758">
            <text:p>635866758</text:p>
          </table:table-cell>
          <table:table-cell office:value-type="string">
            <text:p>http://www.openstreetmap.org/browse/node/63586675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26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35866759">
            <text:p>635866759</text:p>
          </table:table-cell>
          <table:table-cell office:value-type="string">
            <text:p>http://www.openstreetmap.org/browse/node/63586675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O'Sakifo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24672">
            <text:p>724224672</text:p>
          </table:table-cell>
          <table:table-cell office:value-type="string">
            <text:p>http://www.openstreetmap.org/browse/node/72422467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Mont Liba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35858613">
            <text:p>635858613</text:p>
          </table:table-cell>
          <table:table-cell office:value-type="string">
            <text:p>http://www.openstreetmap.org/browse/node/63585861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Ô Rendez-Vou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35868920">
            <text:p>635868920</text:p>
          </table:table-cell>
          <table:table-cell office:value-type="string">
            <text:p>http://www.openstreetmap.org/browse/node/63586892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Oignon Givr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35868921">
            <text:p>635868921</text:p>
          </table:table-cell>
          <table:table-cell office:value-type="string">
            <text:p>http://www.openstreetmap.org/browse/node/63586892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Juice Bar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24224684">
            <text:p>724224684</text:p>
          </table:table-cell>
          <table:table-cell office:value-type="string">
            <text:p>http://www.openstreetmap.org/browse/node/72422468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vietnamese</text:p>
          </table:table-cell>
          <table:table-cell table:number-columns-repeated="6"/>
          <table:table-cell office:value-type="string">
            <text:p>Kim-Ye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35868922">
            <text:p>635868922</text:p>
          </table:table-cell>
          <table:table-cell office:value-type="string">
            <text:p>http://www.openstreetmap.org/browse/node/63586892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Casseroles en Foli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16859766">
            <text:p>1716859766</text:p>
          </table:table-cell>
          <table:table-cell office:value-type="string">
            <text:p>http://www.openstreetmap.org/browse/node/171685976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Pourquoi pas?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217404974">
            <text:p>1217404974</text:p>
          </table:table-cell>
          <table:table-cell office:value-type="string">
            <text:p>http://www.openstreetmap.org/browse/node/121740497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Pyramides Expres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35872134">
            <text:p>635872134</text:p>
          </table:table-cell>
          <table:table-cell office:value-type="string">
            <text:p>http://www.openstreetmap.org/browse/node/63587213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Travola de Pép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224714">
            <text:p>724224714</text:p>
          </table:table-cell>
          <table:table-cell office:value-type="string">
            <text:p>http://www.openstreetmap.org/browse/node/72422471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Fantasia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24187833">
            <text:p>724187833</text:p>
          </table:table-cell>
          <table:table-cell office:value-type="string">
            <text:p>http://www.openstreetmap.org/browse/node/72418783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ontpel'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47">
            <text:p>1585984247</text:p>
          </table:table-cell>
          <table:table-cell office:value-type="string">
            <text:p>http://www.openstreetmap.org/browse/node/158598424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Toast-Tea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261342227">
            <text:p>1261342227</text:p>
          </table:table-cell>
          <table:table-cell office:value-type="string">
            <text:p>http://www.openstreetmap.org/browse/node/126134222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2 Spee Pizz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35864797">
            <text:p>635864797</text:p>
          </table:table-cell>
          <table:table-cell office:value-type="string">
            <text:p>http://www.openstreetmap.org/browse/node/63586479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Vert Anglais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466917632">
            <text:p>466917632</text:p>
          </table:table-cell>
          <table:table-cell office:value-type="string">
            <text:p>http://www.openstreetmap.org/browse/node/46691763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Andolini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186724">
            <text:p>724186724</text:p>
          </table:table-cell>
          <table:table-cell office:value-type="string">
            <text:p>http://www.openstreetmap.org/browse/node/72418672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965717762">
            <text:p>965717762</text:p>
          </table:table-cell>
          <table:table-cell office:value-type="string">
            <text:p>http://www.openstreetmap.org/browse/node/96571776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e Petit Ogr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20884298">
            <text:p>620884298</text:p>
          </table:table-cell>
          <table:table-cell office:value-type="string">
            <text:p>http://www.openstreetmap.org/browse/node/62088429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Dada Café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24187834">
            <text:p>724187834</text:p>
          </table:table-cell>
          <table:table-cell office:value-type="string">
            <text:p>http://www.openstreetmap.org/browse/node/72418783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Atypiqu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35857720">
            <text:p>635857720</text:p>
          </table:table-cell>
          <table:table-cell office:value-type="string">
            <text:p>http://www.openstreetmap.org/browse/node/63585772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a Vieille Port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21195695">
            <text:p>621195695</text:p>
          </table:table-cell>
          <table:table-cell office:value-type="string">
            <text:p>http://www.openstreetmap.org/browse/node/62119569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Lieu Unique (Salon de Thé)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24185253">
            <text:p>724185253</text:p>
          </table:table-cell>
          <table:table-cell office:value-type="string">
            <text:p>http://www.openstreetmap.org/browse/node/72418525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andoll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86713">
            <text:p>724186713</text:p>
          </table:table-cell>
          <table:table-cell office:value-type="string">
            <text:p>http://www.openstreetmap.org/browse/node/72418671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965718202">
            <text:p>965718202</text:p>
          </table:table-cell>
          <table:table-cell office:value-type="string">
            <text:p>http://www.openstreetmap.org/browse/node/96571820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Goûter de Jeann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965717764">
            <text:p>965717764</text:p>
          </table:table-cell>
          <table:table-cell office:value-type="string">
            <text:p>http://www.openstreetmap.org/browse/node/9657177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Chênerai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716859752">
            <text:p>1716859752</text:p>
          </table:table-cell>
          <table:table-cell office:value-type="string">
            <text:p>http://www.openstreetmap.org/browse/node/1716859752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afé des art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600744099">
            <text:p>600744099</text:p>
          </table:table-cell>
          <table:table-cell office:value-type="string">
            <text:p>http://www.openstreetmap.org/browse/node/60074409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ndian</text:p>
          </table:table-cell>
          <table:table-cell table:number-columns-repeated="25"/>
        </table:table-row>
        <table:table-row table:style-name="ro1">
          <table:table-cell office:value-type="string">
            <text:p>Restaurants</text:p>
          </table:table-cell>
          <table:table-cell office:value-type="float" office:value="1716859781">
            <text:p>1716859781</text:p>
          </table:table-cell>
          <table:table-cell office:value-type="string">
            <text:p>http://www.openstreetmap.org/browse/node/171685978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Divine &amp; Sen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205101">
            <text:p>724205101</text:p>
          </table:table-cell>
          <table:table-cell office:value-type="string">
            <text:p>http://www.openstreetmap.org/browse/node/72420510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Novelty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00744098">
            <text:p>600744098</text:p>
          </table:table-cell>
          <table:table-cell office:value-type="string">
            <text:p>http://www.openstreetmap.org/browse/node/600744098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Chab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724181323">
            <text:p>724181323</text:p>
          </table:table-cell>
          <table:table-cell office:value-type="string">
            <text:p>http://www.openstreetmap.org/browse/node/724181323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Scarabée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965717766">
            <text:p>965717766</text:p>
          </table:table-cell>
          <table:table-cell office:value-type="string">
            <text:p>http://www.openstreetmap.org/browse/node/965717766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Mojo Matic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724181325">
            <text:p>724181325</text:p>
          </table:table-cell>
          <table:table-cell office:value-type="string">
            <text:p>http://www.openstreetmap.org/browse/node/72418132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Esprit Vin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24224832">
            <text:p>724224832</text:p>
          </table:table-cell>
          <table:table-cell office:value-type="string">
            <text:p>http://www.openstreetmap.org/browse/node/72422483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arie Ros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308">
            <text:p>620884308</text:p>
          </table:table-cell>
          <table:table-cell office:value-type="string">
            <text:p>http://www.openstreetmap.org/browse/node/62088430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Salon de Thé Crèperi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74060387">
            <text:p>674060387</text:p>
          </table:table-cell>
          <table:table-cell office:value-type="string">
            <text:p>http://www.openstreetmap.org/browse/node/67406038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ollywood Boulevard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86716">
            <text:p>724186716</text:p>
          </table:table-cell>
          <table:table-cell office:value-type="string">
            <text:p>http://www.openstreetmap.org/browse/node/72418671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31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307">
            <text:p>620884307</text:p>
          </table:table-cell>
          <table:table-cell office:value-type="string">
            <text:p>http://www.openstreetmap.org/browse/node/62088430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House Sushi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81322">
            <text:p>724181322</text:p>
          </table:table-cell>
          <table:table-cell office:value-type="string">
            <text:p>http://www.openstreetmap.org/browse/node/724181322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32"/>
        </table:table-row>
        <table:table-row table:style-name="ro1">
          <table:table-cell office:value-type="string">
            <text:p>Bars</text:p>
          </table:table-cell>
          <table:table-cell office:value-type="float" office:value="-2042045319">
            <text:p>-2042045319</text:p>
          </table:table-cell>
          <table:table-cell office:value-type="string">
            <text:p>http://www.openstreetmap.org/browse/node/225292197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Vodka Bar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724181321">
            <text:p>724181321</text:p>
          </table:table-cell>
          <table:table-cell office:value-type="string">
            <text:p>http://www.openstreetmap.org/browse/node/72418132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offee Club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74042170">
            <text:p>674042170</text:p>
          </table:table-cell>
          <table:table-cell office:value-type="string">
            <text:p>http://www.openstreetmap.org/browse/node/67404217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Enfants Rouge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1866846853">
            <text:p>-1866846853</text:p>
          </table:table-cell>
          <table:table-cell office:value-type="string">
            <text:p>http://www.openstreetmap.org/browse/node/242812044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mauritian</text:p>
          </table:table-cell>
          <table:table-cell table:number-columns-repeated="6"/>
          <table:table-cell office:value-type="string">
            <text:p>Puja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1193468">
            <text:p>621193468</text:p>
          </table:table-cell>
          <table:table-cell office:value-type="string">
            <text:p>http://www.openstreetmap.org/browse/node/62119346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0"/>
          <table:table-cell office:value-type="string">
            <text:p>terminal</text:p>
          </table:table-cell>
          <table:table-cell table:number-columns-repeated="2"/>
          <table:table-cell office:value-type="string">
            <text:p>Le Nautilu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635872124">
            <text:p>635872124</text:p>
          </table:table-cell>
          <table:table-cell office:value-type="string">
            <text:p>http://www.openstreetmap.org/browse/node/635872124</text:p>
          </table:table-cell>
          <table:table-cell table:number-columns-repeated="4"/>
          <table:table-cell office:value-type="float" office:value="87">
            <text:p>87</text:p>
          </table:table-cell>
          <table:table-cell/>
          <table:table-cell office:value-type="string">
            <text:p>Allée Plato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99518641">
            <text:p>33499518641</text:p>
          </table:table-cell>
          <table:table-cell table:number-columns-repeated="8"/>
          <table:table-cell office:value-type="string">
            <text:p>Le Kabano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18564176">
            <text:p>1718564176</text:p>
          </table:table-cell>
          <table:table-cell office:value-type="string">
            <text:p>http://www.openstreetmap.org/browse/node/171856417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Pizzett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9239742">
            <text:p>609239742</text:p>
          </table:table-cell>
          <table:table-cell office:value-type="string">
            <text:p>http://www.openstreetmap.org/browse/node/60923974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Kebab Indie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10509">
            <text:p>724210509</text:p>
          </table:table-cell>
          <table:table-cell office:value-type="string">
            <text:p>http://www.openstreetmap.org/browse/node/72421050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etite Crêperi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666067181">
            <text:p>1666067181</text:p>
          </table:table-cell>
          <table:table-cell office:value-type="string">
            <text:p>http://www.openstreetmap.org/browse/node/166606718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Sister's Caf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2012283">
            <text:p>602012283</text:p>
          </table:table-cell>
          <table:table-cell office:value-type="string">
            <text:p>http://www.openstreetmap.org/browse/node/60201228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36">
            <text:p>1585984236</text:p>
          </table:table-cell>
          <table:table-cell office:value-type="string">
            <text:p>http://www.openstreetmap.org/browse/node/1585984236</text:p>
          </table:table-cell>
          <table:table-cell table:number-columns-repeated="9"/>
          <table:table-cell office:value-type="string">
            <text:p>bar</text:p>
          </table:table-cell>
          <table:table-cell office:value-type="string">
            <text:p>wine</text:p>
          </table:table-cell>
          <table:table-cell table:number-columns-repeated="12"/>
          <table:table-cell office:value-type="string">
            <text:p>Mi Barrio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261342155">
            <text:p>1261342155</text:p>
          </table:table-cell>
          <table:table-cell office:value-type="string">
            <text:p>http://www.openstreetmap.org/browse/node/1261342155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Merle Blanc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2137110966">
            <text:p>2137110966</text:p>
          </table:table-cell>
          <table:table-cell office:value-type="string">
            <text:p>http://www.openstreetmap.org/browse/node/213711096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Bouchon Saint-Roch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261342142">
            <text:p>1261342142</text:p>
          </table:table-cell>
          <table:table-cell office:value-type="string">
            <text:p>http://www.openstreetmap.org/browse/node/126134214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Pizzeria du Palai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6351261">
            <text:p>606351261</text:p>
          </table:table-cell>
          <table:table-cell office:value-type="string">
            <text:p>http://www.openstreetmap.org/browse/node/60635126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846855378">
            <text:p>1846855378</text:p>
          </table:table-cell>
          <table:table-cell office:value-type="string">
            <text:p>http://www.openstreetmap.org/browse/node/1846855378</text:p>
          </table:table-cell>
          <table:table-cell table:number-columns-repeated="7"/>
          <table:table-cell office:value-type="string">
            <text:p>wine</text:p>
          </table:table-cell>
          <table:table-cell/>
          <table:table-cell office:value-type="string">
            <text:p>bar</text:p>
          </table:table-cell>
          <table:table-cell table:number-columns-repeated="13"/>
          <table:table-cell office:value-type="string">
            <text:p>L'atelier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-1866846855">
            <text:p>-1866846855</text:p>
          </table:table-cell>
          <table:table-cell office:value-type="string">
            <text:p>http://www.openstreetmap.org/browse/node/242812044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Artichaut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1866846854">
            <text:p>-1866846854</text:p>
          </table:table-cell>
          <table:table-cell office:value-type="string">
            <text:p>http://www.openstreetmap.org/browse/node/2428120442</text:p>
          </table:table-cell>
          <table:table-cell table:number-columns-repeated="6"/>
          <table:table-cell office:value-type="string">
            <text:p>Place de la Révolution Française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3"/>
          <table:table-cell office:value-type="string">
            <text:p>restaurantbarw@gmail.com</text:p>
          </table:table-cell>
          <table:table-cell office:value-type="float" office:value="33467815536">
            <text:p>33467815536</text:p>
          </table:table-cell>
          <table:table-cell table:number-columns-repeated="8"/>
          <table:table-cell office:value-type="string">
            <text:p>W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1718564183">
            <text:p>1718564183</text:p>
          </table:table-cell>
          <table:table-cell office:value-type="string">
            <text:p>http://www.openstreetmap.org/browse/node/171856418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ish</text:p>
          </table:table-cell>
          <table:table-cell table:number-columns-repeated="6"/>
          <table:table-cell office:value-type="string">
            <text:p>Le Petit Mickey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1145619">
            <text:p>601145619</text:p>
          </table:table-cell>
          <table:table-cell office:value-type="string">
            <text:p>http://www.openstreetmap.org/browse/node/60114561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odega Los Caracole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2296078">
            <text:p>622296078</text:p>
          </table:table-cell>
          <table:table-cell office:value-type="string">
            <text:p>http://www.openstreetmap.org/browse/node/62229607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601145487">
            <text:p>601145487</text:p>
          </table:table-cell>
          <table:table-cell office:value-type="string">
            <text:p>http://www.openstreetmap.org/browse/node/60114548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Quartier Libr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2099900">
            <text:p>712099900</text:p>
          </table:table-cell>
          <table:table-cell office:value-type="string">
            <text:p>http://www.openstreetmap.org/browse/node/7120999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The Black Cat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15026581">
            <text:p>615026581</text:p>
          </table:table-cell>
          <table:table-cell office:value-type="string">
            <text:p>http://www.openstreetmap.org/browse/node/61502658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SuarThé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-1866846851">
            <text:p>-1866846851</text:p>
          </table:table-cell>
          <table:table-cell office:value-type="string">
            <text:p>http://www.openstreetmap.org/browse/node/242812044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Chez Tot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215477">
            <text:p>724215477</text:p>
          </table:table-cell>
          <table:table-cell office:value-type="string">
            <text:p>http://www.openstreetmap.org/browse/node/724215477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Place de la Révolution Français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850198">
            <text:p>33467850198</text:p>
          </table:table-cell>
          <table:table-cell table:number-columns-repeated="8"/>
          <table:table-cell office:value-type="string">
            <text:p>Atys Café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18564142">
            <text:p>1718564142</text:p>
          </table:table-cell>
          <table:table-cell office:value-type="string">
            <text:p>http://www.openstreetmap.org/browse/node/1718564142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Baretto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724168981">
            <text:p>724168981</text:p>
          </table:table-cell>
          <table:table-cell office:value-type="string">
            <text:p>http://www.openstreetmap.org/browse/node/724168981</text:p>
          </table:table-cell>
          <table:table-cell table:number-columns-repeated="9"/>
          <table:table-cell office:value-type="string">
            <text:p>bar</text:p>
          </table:table-cell>
          <table:table-cell office:value-type="string">
            <text:p>wine</text:p>
          </table:table-cell>
          <table:table-cell table:number-columns-repeated="12"/>
          <table:table-cell office:value-type="string">
            <text:p>Le Times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261342234">
            <text:p>1261342234</text:p>
          </table:table-cell>
          <table:table-cell office:value-type="string">
            <text:p>http://www.openstreetmap.org/browse/node/1261342234</text:p>
          </table:table-cell>
          <table:table-cell table:number-columns-repeated="6"/>
          <table:table-cell office:value-type="string">
            <text:p>Quai du Verdanson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Domino's Pizz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35872129">
            <text:p>635872129</text:p>
          </table:table-cell>
          <table:table-cell office:value-type="string">
            <text:p>http://www.openstreetmap.org/browse/node/63587212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Green Coffe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466906166">
            <text:p>466906166</text:p>
          </table:table-cell>
          <table:table-cell office:value-type="string">
            <text:p>http://www.openstreetmap.org/browse/node/46690616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Entretemp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68983">
            <text:p>724168983</text:p>
          </table:table-cell>
          <table:table-cell office:value-type="string">
            <text:p>http://www.openstreetmap.org/browse/node/72416898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23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12159656">
            <text:p>712159656</text:p>
          </table:table-cell>
          <table:table-cell office:value-type="string">
            <text:p>http://www.openstreetmap.org/browse/node/71215965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e Petit Grill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579783589">
            <text:p>579783589</text:p>
          </table:table-cell>
          <table:table-cell office:value-type="string">
            <text:p>http://www.openstreetmap.org/browse/node/579783589</text:p>
          </table:table-cell>
          <table:table-cell table:number-columns-repeated="6"/>
          <table:table-cell office:value-type="string">
            <text:p>rue de candolle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Triskell 4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474087169">
            <text:p>1474087169</text:p>
          </table:table-cell>
          <table:table-cell office:value-type="string">
            <text:p>http://www.openstreetmap.org/browse/node/147408716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Imag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168984">
            <text:p>724168984</text:p>
          </table:table-cell>
          <table:table-cell office:value-type="string">
            <text:p>http://www.openstreetmap.org/browse/node/72416898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Marius Escartefigue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74042140">
            <text:p>674042140</text:p>
          </table:table-cell>
          <table:table-cell office:value-type="string">
            <text:p>http://www.openstreetmap.org/browse/node/67404214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Terrass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506456021">
            <text:p>1506456021</text:p>
          </table:table-cell>
          <table:table-cell office:value-type="string">
            <text:p>http://www.openstreetmap.org/browse/node/150645602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Antirouille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461344979">
            <text:p>1461344979</text:p>
          </table:table-cell>
          <table:table-cell office:value-type="string">
            <text:p>http://www.openstreetmap.org/browse/node/146134497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Giraf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74">
            <text:p>620882674</text:p>
          </table:table-cell>
          <table:table-cell office:value-type="string">
            <text:p>http://www.openstreetmap.org/browse/node/62088267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Kitchenett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73">
            <text:p>620882673</text:p>
          </table:table-cell>
          <table:table-cell office:value-type="string">
            <text:p>http://www.openstreetmap.org/browse/node/62088267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Solo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74042128">
            <text:p>674042128</text:p>
          </table:table-cell>
          <table:table-cell office:value-type="string">
            <text:p>http://www.openstreetmap.org/browse/node/67404212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My Cupcake by Lila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12099840">
            <text:p>712099840</text:p>
          </table:table-cell>
          <table:table-cell office:value-type="string">
            <text:p>http://www.openstreetmap.org/browse/node/71209984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-2042045329">
            <text:p>-2042045329</text:p>
          </table:table-cell>
          <table:table-cell office:value-type="string">
            <text:p>http://www.openstreetmap.org/browse/node/225292196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/>
          <table:table-cell office:value-type="string">
            <text:p>japan</text:p>
          </table:table-cell>
          <table:table-cell table:number-columns-repeated="4"/>
          <table:table-cell office:value-type="string">
            <text:p>Moshi-Moshi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261342198">
            <text:p>1261342198</text:p>
          </table:table-cell>
          <table:table-cell office:value-type="string">
            <text:p>http://www.openstreetmap.org/browse/node/126134219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laotian</text:p>
          </table:table-cell>
          <table:table-cell table:number-columns-repeated="25"/>
        </table:table-row>
        <table:table-row table:style-name="ro1">
          <table:table-cell office:value-type="string">
            <text:p>Restaurants</text:p>
          </table:table-cell>
          <table:table-cell office:value-type="float" office:value="-2042045325">
            <text:p>-2042045325</text:p>
          </table:table-cell>
          <table:table-cell office:value-type="string">
            <text:p>http://www.openstreetmap.org/browse/node/225292197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32"/>
        </table:table-row>
        <table:table-row table:style-name="ro1">
          <table:table-cell office:value-type="string">
            <text:p>Fast-Foods</text:p>
          </table:table-cell>
          <table:table-cell office:value-type="float" office:value="1719717426">
            <text:p>1719717426</text:p>
          </table:table-cell>
          <table:table-cell office:value-type="string">
            <text:p>http://www.openstreetmap.org/browse/node/171971742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721138019">
            <text:p>1721138019</text:p>
          </table:table-cell>
          <table:table-cell office:value-type="string">
            <text:p>http://www.openstreetmap.org/browse/node/1721138019</text:p>
          </table:table-cell>
          <table:table-cell table:number-columns-repeated="9"/>
          <table:table-cell office:value-type="string">
            <text:p>bar</text:p>
          </table:table-cell>
          <table:table-cell office:value-type="string">
            <text:p>wine</text:p>
          </table:table-cell>
          <table:table-cell table:number-columns-repeated="12"/>
          <table:table-cell office:value-type="string">
            <text:p>Le Comptoir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598998076">
            <text:p>598998076</text:p>
          </table:table-cell>
          <table:table-cell office:value-type="string">
            <text:p>http://www.openstreetmap.org/browse/node/59899807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Le Country Rock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9"/>
        </table:table-row>
        <table:table-row table:style-name="ro1">
          <table:table-cell office:value-type="string">
            <text:p>Restaurants</text:p>
          </table:table-cell>
          <table:table-cell office:value-type="float" office:value="-1907019321">
            <text:p>-1907019321</text:p>
          </table:table-cell>
          <table:table-cell office:value-type="string">
            <text:p>http://www.openstreetmap.org/browse/node/238794797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Tomat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17028087">
            <text:p>617028087</text:p>
          </table:table-cell>
          <table:table-cell office:value-type="string">
            <text:p>http://www.openstreetmap.org/browse/node/61702808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eria Sainte-Anne</text:p>
          </table:table-cell>
          <table:table-cell table:number-columns-repeated="6"/>
          <table:table-cell office:value-type="float" office:value="467543046">
            <text:p>467543046</text:p>
          </table:table-cell>
          <table:table-cell table:number-columns-repeated="11"/>
        </table:table-row>
        <table:table-row table:style-name="ro1">
          <table:table-cell office:value-type="string">
            <text:p>Restaurants</text:p>
          </table:table-cell>
          <table:table-cell office:value-type="float" office:value="1432775069">
            <text:p>1432775069</text:p>
          </table:table-cell>
          <table:table-cell office:value-type="string">
            <text:p>http://www.openstreetmap.org/browse/node/1432775069</text:p>
          </table:table-cell>
          <table:table-cell table:number-columns-repeated="6"/>
          <table:table-cell office:value-type="string">
            <text:p>Avenue du professeur Etienne Antonelli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Chez Barth</text:p>
          </table:table-cell>
          <table:table-cell table:number-columns-repeated="6"/>
          <table:table-cell office:value-type="float" office:value="499643534">
            <text:p>499643534</text:p>
          </table:table-cell>
          <table:table-cell table:number-columns-repeated="4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92960">
            <text:p>1702692960</text:p>
          </table:table-cell>
          <table:table-cell office:value-type="string">
            <text:p>http://www.openstreetmap.org/browse/node/170269296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Petit Comptoir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1716798749">
            <text:p>1716798749</text:p>
          </table:table-cell>
          <table:table-cell office:value-type="string">
            <text:p>http://www.openstreetmap.org/browse/node/171679874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579814563">
            <text:p>579814563</text:p>
          </table:table-cell>
          <table:table-cell office:value-type="string">
            <text:p>http://www.openstreetmap.org/browse/node/579814563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omptoir de l'Arc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598975860">
            <text:p>598975860</text:p>
          </table:table-cell>
          <table:table-cell office:value-type="string">
            <text:p>http://www.openstreetmap.org/browse/node/598975860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la Bla Bar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06350022">
            <text:p>606350022</text:p>
          </table:table-cell>
          <table:table-cell office:value-type="string">
            <text:p>http://www.openstreetmap.org/browse/node/60635002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L'Ancre de Chin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2078180960">
            <text:p>2078180960</text:p>
          </table:table-cell>
          <table:table-cell office:value-type="string">
            <text:p>http://www.openstreetmap.org/browse/node/2078180960</text:p>
          </table:table-cell>
          <table:table-cell table:number-columns-repeated="4"/>
          <table:table-cell office:value-type="float" office:value="218">
            <text:p>218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952273157">
            <text:p>33952273157</text:p>
          </table:table-cell>
          <table:table-cell table:number-columns-repeated="8"/>
          <table:table-cell office:value-type="string">
            <text:p>Le Campu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18509120">
            <text:p>1718509120</text:p>
          </table:table-cell>
          <table:table-cell office:value-type="string">
            <text:p>http://www.openstreetmap.org/browse/node/1718509120</text:p>
          </table:table-cell>
          <table:table-cell table:number-columns-repeated="4"/>
          <table:table-cell office:value-type="float" office:value="35">
            <text:p>35</text:p>
          </table:table-cell>
          <table:table-cell/>
          <table:table-cell office:value-type="string">
            <text:p>Avenue de Boirargues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4"/>
          <table:table-cell office:value-type="float" office:value="33467657640">
            <text:p>33467657640</text:p>
          </table:table-cell>
          <table:table-cell table:number-columns-repeated="8"/>
          <table:table-cell office:value-type="string">
            <text:p>Bar-Tabac du Rond-Point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718564147">
            <text:p>1718564147</text:p>
          </table:table-cell>
          <table:table-cell office:value-type="string">
            <text:p>http://www.openstreetmap.org/browse/node/1718564147</text:p>
          </table:table-cell>
          <table:table-cell table:number-columns-repeated="4"/>
          <table:table-cell office:value-type="float" office:value="218">
            <text:p>218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981217517">
            <text:p>33981217517</text:p>
          </table:table-cell>
          <table:table-cell table:number-columns-repeated="8"/>
          <table:table-cell office:value-type="string">
            <text:p>La Table de Richte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18509100">
            <text:p>1718509100</text:p>
          </table:table-cell>
          <table:table-cell office:value-type="string">
            <text:p>http://www.openstreetmap.org/browse/node/1718509100</text:p>
          </table:table-cell>
          <table:table-cell table:number-columns-repeated="4"/>
          <table:table-cell office:value-type="float" office:value="222">
            <text:p>222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646308643">
            <text:p>33646308643</text:p>
          </table:table-cell>
          <table:table-cell table:number-columns-repeated="8"/>
          <table:table-cell office:value-type="string">
            <text:p>Factory Pizz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18509083">
            <text:p>1718509083</text:p>
          </table:table-cell>
          <table:table-cell office:value-type="string">
            <text:p>http://www.openstreetmap.org/browse/node/171850908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Grande Brasserie de l'Hôtel de Vill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1941364886">
            <text:p>-1941364886</text:p>
          </table:table-cell>
          <table:table-cell office:value-type="string">
            <text:p>http://www.openstreetmap.org/browse/node/2353602410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Les Délices de Richte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18509155">
            <text:p>1718509155</text:p>
          </table:table-cell>
          <table:table-cell office:value-type="string">
            <text:p>http://www.openstreetmap.org/browse/node/171850915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'enKcafé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13386614">
            <text:p>613386614</text:p>
          </table:table-cell>
          <table:table-cell office:value-type="string">
            <text:p>http://www.openstreetmap.org/browse/node/61338661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afé Latitude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20882670">
            <text:p>620882670</text:p>
          </table:table-cell>
          <table:table-cell office:value-type="string">
            <text:p>http://www.openstreetmap.org/browse/node/620882670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afé Teo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20882679">
            <text:p>620882679</text:p>
          </table:table-cell>
          <table:table-cell office:value-type="string">
            <text:p>http://www.openstreetmap.org/browse/node/62088267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Délice</text:p>
          </table:table-cell>
          <table:table-cell table:number-columns-repeated="6"/>
          <table:table-cell office:value-type="float" office:value="467422557">
            <text:p>467422557</text:p>
          </table:table-cell>
          <table:table-cell table:number-columns-repeated="11"/>
        </table:table-row>
        <table:table-row table:style-name="ro1">
          <table:table-cell office:value-type="string">
            <text:p>Fast-Foods</text:p>
          </table:table-cell>
          <table:table-cell office:value-type="float" office:value="2078180963">
            <text:p>2078180963</text:p>
          </table:table-cell>
          <table:table-cell office:value-type="string">
            <text:p>http://www.openstreetmap.org/browse/node/2078180963</text:p>
          </table:table-cell>
          <table:table-cell table:number-columns-repeated="4"/>
          <table:table-cell office:value-type="float" office:value="105">
            <text:p>105</text:p>
          </table:table-cell>
          <table:table-cell/>
          <table:table-cell office:value-type="string">
            <text:p>Place Georges Fraich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Oléo Pazzo</text:p>
          </table:table-cell>
          <table:table-cell table:number-columns-repeated="6"/>
          <table:table-cell office:value-type="float" office:value="499547412">
            <text:p>499547412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92966">
            <text:p>1702692966</text:p>
          </table:table-cell>
          <table:table-cell office:value-type="string">
            <text:p>http://www.openstreetmap.org/browse/node/170269296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Absolu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74080496">
            <text:p>674080496</text:p>
          </table:table-cell>
          <table:table-cell office:value-type="string">
            <text:p>http://www.openstreetmap.org/browse/node/67408049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et Gourmandise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714516547">
            <text:p>1714516547</text:p>
          </table:table-cell>
          <table:table-cell office:value-type="string">
            <text:p>http://www.openstreetmap.org/browse/node/171451654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Pinnochio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74091003">
            <text:p>674091003</text:p>
          </table:table-cell>
          <table:table-cell office:value-type="string">
            <text:p>http://www.openstreetmap.org/browse/node/67409100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Palais des Thés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74093629">
            <text:p>674093629</text:p>
          </table:table-cell>
          <table:table-cell office:value-type="string">
            <text:p>http://www.openstreetmap.org/browse/node/67409362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a Perqué !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207890">
            <text:p>724207890</text:p>
          </table:table-cell>
          <table:table-cell office:value-type="string">
            <text:p>http://www.openstreetmap.org/browse/node/72420789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J'ai Faim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74096934">
            <text:p>674096934</text:p>
          </table:table-cell>
          <table:table-cell office:value-type="string">
            <text:p>http://www.openstreetmap.org/browse/node/67409693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office:value-type="string">
            <text:p>Gastronomy</text:p>
          </table:table-cell>
          <table:table-cell table:number-columns-repeated="5"/>
          <table:table-cell office:value-type="string">
            <text:p>Le Pasti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846855374">
            <text:p>1846855374</text:p>
          </table:table-cell>
          <table:table-cell office:value-type="string">
            <text:p>http://www.openstreetmap.org/browse/node/1846855374</text:p>
          </table:table-cell>
          <table:table-cell table:number-columns-repeated="4"/>
          <table:table-cell office:value-type="float" office:value="271">
            <text:p>271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201303">
            <text:p>33467201303</text:p>
          </table:table-cell>
          <table:table-cell table:number-columns-repeated="8"/>
          <table:table-cell office:value-type="string">
            <text:p>Resto'Délic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31036">
            <text:p>1702731036</text:p>
          </table:table-cell>
          <table:table-cell office:value-type="string">
            <text:p>http://www.openstreetmap.org/browse/node/1702731036</text:p>
          </table:table-cell>
          <table:table-cell table:number-columns-repeated="4"/>
          <table:table-cell office:value-type="float" office:value="257">
            <text:p>257</text:p>
          </table:table-cell>
          <table:table-cell/>
          <table:table-cell office:value-type="string">
            <text:p>Place Valmy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650825772">
            <text:p>33650825772</text:p>
          </table:table-cell>
          <table:table-cell table:number-columns-repeated="8"/>
          <table:table-cell office:value-type="string">
            <text:p>Oliv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18509162">
            <text:p>1718509162</text:p>
          </table:table-cell>
          <table:table-cell office:value-type="string">
            <text:p>http://www.openstreetmap.org/browse/node/171850916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Valentin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846854147">
            <text:p>1846854147</text:p>
          </table:table-cell>
          <table:table-cell office:value-type="string">
            <text:p>http://www.openstreetmap.org/browse/node/184685414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Coquill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78">
            <text:p>620882678</text:p>
          </table:table-cell>
          <table:table-cell office:value-type="string">
            <text:p>http://www.openstreetmap.org/browse/node/62088267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Le Dôm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11634696">
            <text:p>611634696</text:p>
          </table:table-cell>
          <table:table-cell office:value-type="string">
            <text:p>http://www.openstreetmap.org/browse/node/61163469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@ttitud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2078180956">
            <text:p>2078180956</text:p>
          </table:table-cell>
          <table:table-cell office:value-type="string">
            <text:p>http://www.openstreetmap.org/browse/node/207818095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vietnamese</text:p>
          </table:table-cell>
          <table:table-cell table:number-columns-repeated="6"/>
          <table:table-cell office:value-type="string">
            <text:p>Kim D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718627292">
            <text:p>1718627292</text:p>
          </table:table-cell>
          <table:table-cell office:value-type="string">
            <text:p>http://www.openstreetmap.org/browse/node/1718627292</text:p>
          </table:table-cell>
          <table:table-cell table:number-columns-repeated="4"/>
          <table:table-cell office:value-type="float" office:value="370">
            <text:p>370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996329">
            <text:p>33467996329</text:p>
          </table:table-cell>
          <table:table-cell table:number-columns-repeated="8"/>
          <table:table-cell office:value-type="string">
            <text:p>Star Kebab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75887">
            <text:p>1702675887</text:p>
          </table:table-cell>
          <table:table-cell office:value-type="string">
            <text:p>http://www.openstreetmap.org/browse/node/1702675887</text:p>
          </table:table-cell>
          <table:table-cell table:number-columns-repeated="6"/>
          <table:table-cell office:value-type="string">
            <text:p>Place Thermidor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718627294">
            <text:p>1718627294</text:p>
          </table:table-cell>
          <table:table-cell office:value-type="string">
            <text:p>http://www.openstreetmap.org/browse/node/1718627294</text:p>
          </table:table-cell>
          <table:table-cell table:number-columns-repeated="4"/>
          <table:table-cell office:value-type="float" office:value="161">
            <text:p>161</text:p>
          </table:table-cell>
          <table:table-cell/>
          <table:table-cell office:value-type="string">
            <text:p>Avenue de Boirargues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467132013">
            <text:p>33467132013</text:p>
          </table:table-cell>
          <table:table-cell table:number-columns-repeated="8"/>
          <table:table-cell office:value-type="string">
            <text:p>Léo Classic Pizz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18575679">
            <text:p>1718575679</text:p>
          </table:table-cell>
          <table:table-cell office:value-type="string">
            <text:p>http://www.openstreetmap.org/browse/node/171857567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oncombre Masqu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226220">
            <text:p>724226220</text:p>
          </table:table-cell>
          <table:table-cell office:value-type="string">
            <text:p>http://www.openstreetmap.org/browse/node/72422622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'Orange Bleu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26219">
            <text:p>724226219</text:p>
          </table:table-cell>
          <table:table-cell office:value-type="string">
            <text:p>http://www.openstreetmap.org/browse/node/72422621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Speed Snack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26218">
            <text:p>724226218</text:p>
          </table:table-cell>
          <table:table-cell office:value-type="string">
            <text:p>http://www.openstreetmap.org/browse/node/72422621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Symphoni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77">
            <text:p>620882677</text:p>
          </table:table-cell>
          <table:table-cell office:value-type="string">
            <text:p>http://www.openstreetmap.org/browse/node/62088267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Black Pearl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724224668">
            <text:p>724224668</text:p>
          </table:table-cell>
          <table:table-cell office:value-type="string">
            <text:p>http://www.openstreetmap.org/browse/node/72422466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Point Chaud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07898">
            <text:p>724207898</text:p>
          </table:table-cell>
          <table:table-cell office:value-type="string">
            <text:p>http://www.openstreetmap.org/browse/node/724207898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Printemps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745312820">
            <text:p>1745312820</text:p>
          </table:table-cell>
          <table:table-cell office:value-type="string">
            <text:p>http://www.openstreetmap.org/browse/node/174531282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ap Chef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579783677">
            <text:p>579783677</text:p>
          </table:table-cell>
          <table:table-cell office:value-type="string">
            <text:p>http://www.openstreetmap.org/browse/node/57978367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des Autobu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45723690">
            <text:p>645723690</text:p>
          </table:table-cell>
          <table:table-cell office:value-type="string">
            <text:p>http://www.openstreetmap.org/browse/node/64572369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Eyyüb Kebab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724202361">
            <text:p>724202361</text:p>
          </table:table-cell>
          <table:table-cell office:value-type="string">
            <text:p>http://www.openstreetmap.org/browse/node/72420236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Fast Food Vietnamie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179403">
            <text:p>660179403</text:p>
          </table:table-cell>
          <table:table-cell office:value-type="string">
            <text:p>http://www.openstreetmap.org/browse/node/66017940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Comtess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724202355">
            <text:p>724202355</text:p>
          </table:table-cell>
          <table:table-cell office:value-type="string">
            <text:p>http://www.openstreetmap.org/browse/node/724202355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Au Petit Lucullus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2078180957">
            <text:p>2078180957</text:p>
          </table:table-cell>
          <table:table-cell office:value-type="string">
            <text:p>http://www.openstreetmap.org/browse/node/207818095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Petit Jardi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75">
            <text:p>620882675</text:p>
          </table:table-cell>
          <table:table-cell office:value-type="string">
            <text:p>http://www.openstreetmap.org/browse/node/62088267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rasseri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60179402">
            <text:p>660179402</text:p>
          </table:table-cell>
          <table:table-cell office:value-type="string">
            <text:p>http://www.openstreetmap.org/browse/node/66017940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Bar à Pâtes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724202366">
            <text:p>724202366</text:p>
          </table:table-cell>
          <table:table-cell office:value-type="string">
            <text:p>http://www.openstreetmap.org/browse/node/72420236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ar des 4 Saisons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64032825">
            <text:p>664032825</text:p>
          </table:table-cell>
          <table:table-cell office:value-type="string">
            <text:p>http://www.openstreetmap.org/browse/node/66403282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 table:number-columns-repeated="25"/>
        </table:table-row>
        <table:table-row table:style-name="ro1">
          <table:table-cell office:value-type="string">
            <text:p>Restaurants</text:p>
          </table:table-cell>
          <table:table-cell office:value-type="float" office:value="1846856168">
            <text:p>1846856168</text:p>
          </table:table-cell>
          <table:table-cell office:value-type="string">
            <text:p>http://www.openstreetmap.org/browse/node/184685616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lémenceau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60179400">
            <text:p>660179400</text:p>
          </table:table-cell>
          <table:table-cell office:value-type="string">
            <text:p>http://www.openstreetmap.org/browse/node/66017940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Hollandais Sports Burge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702674321">
            <text:p>1702674321</text:p>
          </table:table-cell>
          <table:table-cell office:value-type="string">
            <text:p>http://www.openstreetmap.org/browse/node/170267432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Volodia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82">
            <text:p>620882682</text:p>
          </table:table-cell>
          <table:table-cell office:value-type="string">
            <text:p>http://www.openstreetmap.org/browse/node/62088268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office:value-type="string">
            <text:p>kebab</text:p>
          </table:table-cell>
          <table:table-cell table:number-columns-repeated="6"/>
          <table:table-cell office:value-type="string">
            <text:p>Le Petit Creux</text:p>
          </table:table-cell>
          <table:table-cell table:number-columns-repeated="6"/>
          <table:table-cell office:value-type="float" office:value="467657751">
            <text:p>467657751</text:p>
          </table:table-cell>
          <table:table-cell table:number-columns-repeated="10"/>
        </table:table-row>
        <table:table-row table:style-name="ro1">
          <table:table-cell office:value-type="string">
            <text:p>Fast-Foods</text:p>
          </table:table-cell>
          <table:table-cell office:value-type="float" office:value="2078180961">
            <text:p>2078180961</text:p>
          </table:table-cell>
          <table:table-cell office:value-type="string">
            <text:p>http://www.openstreetmap.org/browse/node/207818096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729643500">
            <text:p>1729643500</text:p>
          </table:table-cell>
          <table:table-cell office:value-type="string">
            <text:p>http://www.openstreetmap.org/browse/node/17296435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Grang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81">
            <text:p>620882681</text:p>
          </table:table-cell>
          <table:table-cell office:value-type="string">
            <text:p>http://www.openstreetmap.org/browse/node/62088268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Mega Star Kebab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189656">
            <text:p>660189656</text:p>
          </table:table-cell>
          <table:table-cell office:value-type="string">
            <text:p>http://www.openstreetmap.org/browse/node/66018965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Eat Sushi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85968">
            <text:p>1702685968</text:p>
          </table:table-cell>
          <table:table-cell office:value-type="string">
            <text:p>http://www.openstreetmap.org/browse/node/170268596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Chez Jule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85964">
            <text:p>1702685964</text:p>
          </table:table-cell>
          <table:table-cell office:value-type="string">
            <text:p>http://www.openstreetmap.org/browse/node/17026859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Le Divino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85977">
            <text:p>1702685977</text:p>
          </table:table-cell>
          <table:table-cell office:value-type="string">
            <text:p>http://www.openstreetmap.org/browse/node/170268597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Le Palazzo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85978">
            <text:p>1702685978</text:p>
          </table:table-cell>
          <table:table-cell office:value-type="string">
            <text:p>http://www.openstreetmap.org/browse/node/1702685978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roc Café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06350143">
            <text:p>606350143</text:p>
          </table:table-cell>
          <table:table-cell office:value-type="string">
            <text:p>http://www.openstreetmap.org/browse/node/60635014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Mala d'Asi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189651">
            <text:p>660189651</text:p>
          </table:table-cell>
          <table:table-cell office:value-type="string">
            <text:p>http://www.openstreetmap.org/browse/node/66018965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Speed Burger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189643">
            <text:p>660189643</text:p>
          </table:table-cell>
          <table:table-cell office:value-type="string">
            <text:p>http://www.openstreetmap.org/browse/node/66018964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"/>
          <table:table-cell office:value-type="string">
            <text:p>Tacos King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-1831051892">
            <text:p>-1831051892</text:p>
          </table:table-cell>
          <table:table-cell office:value-type="string">
            <text:p>http://www.openstreetmap.org/browse/node/246391540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Cafétéria du CROUS (Université)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32434628">
            <text:p>1732434628</text:p>
          </table:table-cell>
          <table:table-cell office:value-type="string">
            <text:p>http://www.openstreetmap.org/browse/node/173243462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Miami Sushi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189647">
            <text:p>660189647</text:p>
          </table:table-cell>
          <table:table-cell office:value-type="string">
            <text:p>http://www.openstreetmap.org/browse/node/66018964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rûlerie du Courreau (dégustaion café et thé)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64084351">
            <text:p>664084351</text:p>
          </table:table-cell>
          <table:table-cell office:value-type="string">
            <text:p>http://www.openstreetmap.org/browse/node/66408435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improbabl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49">
            <text:p>1702787549</text:p>
          </table:table-cell>
          <table:table-cell office:value-type="string">
            <text:p>http://www.openstreetmap.org/browse/node/170278754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belgian</text:p>
          </table:table-cell>
          <table:table-cell table:number-columns-repeated="6"/>
          <table:table-cell office:value-type="string">
            <text:p>La Gueuz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6350294">
            <text:p>606350294</text:p>
          </table:table-cell>
          <table:table-cell office:value-type="string">
            <text:p>http://www.openstreetmap.org/browse/node/60635029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Sit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75">
            <text:p>1702787575</text:p>
          </table:table-cell>
          <table:table-cell office:value-type="string">
            <text:p>http://www.openstreetmap.org/browse/node/170278757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Mariann' café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1702693327">
            <text:p>1702693327</text:p>
          </table:table-cell>
          <table:table-cell office:value-type="string">
            <text:p>http://www.openstreetmap.org/browse/node/170269332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regional</text:p>
          </table:table-cell>
          <table:table-cell table:number-columns-repeated="6"/>
          <table:table-cell office:value-type="string">
            <text:p>Le Trinque Fougasse</text:p>
          </table:table-cell>
          <table:table-cell table:number-columns-repeated="6"/>
          <table:table-cell office:value-type="string">
            <text:p>04 99 23 27 05</text:p>
          </table:table-cell>
          <table:table-cell table:number-columns-repeated="3"/>
          <table:table-cell office:value-type="string">
            <text:p>http://www.trinquefougasse.com/?espace=sud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82">
            <text:p>1702787582</text:p>
          </table:table-cell>
          <table:table-cell office:value-type="string">
            <text:p>http://www.openstreetmap.org/browse/node/170278758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Artemi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32809">
            <text:p>664032809</text:p>
          </table:table-cell>
          <table:table-cell office:value-type="string">
            <text:p>http://www.openstreetmap.org/browse/node/66403280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Pizza Cezar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32808">
            <text:p>664032808</text:p>
          </table:table-cell>
          <table:table-cell office:value-type="string">
            <text:p>http://www.openstreetmap.org/browse/node/66403280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Sequoï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87">
            <text:p>1702787587</text:p>
          </table:table-cell>
          <table:table-cell office:value-type="string">
            <text:p>http://www.openstreetmap.org/browse/node/170278758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Coco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579783665">
            <text:p>579783665</text:p>
          </table:table-cell>
          <table:table-cell office:value-type="string">
            <text:p>http://www.openstreetmap.org/browse/node/57978366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Jap'asia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43">
            <text:p>1702787543</text:p>
          </table:table-cell>
          <table:table-cell office:value-type="string">
            <text:p>http://www.openstreetmap.org/browse/node/170278754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Au Père Tranquill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317556807">
            <text:p>317556807</text:p>
          </table:table-cell>
          <table:table-cell office:value-type="string">
            <text:p>http://www.openstreetmap.org/browse/node/31755680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Florenti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200988">
            <text:p>660200988</text:p>
          </table:table-cell>
          <table:table-cell office:value-type="string">
            <text:p>http://www.openstreetmap.org/browse/node/66020098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ar Gambetta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45736568">
            <text:p>645736568</text:p>
          </table:table-cell>
          <table:table-cell office:value-type="string">
            <text:p>http://www.openstreetmap.org/browse/node/64573656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atacrèp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52">
            <text:p>1702787552</text:p>
          </table:table-cell>
          <table:table-cell office:value-type="string">
            <text:p>http://www.openstreetmap.org/browse/node/170278755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maison blanch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1831949876">
            <text:p>-1831949876</text:p>
          </table:table-cell>
          <table:table-cell office:value-type="string">
            <text:p>http://www.openstreetmap.org/browse/node/246301742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The Break'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40562">
            <text:p>664040562</text:p>
          </table:table-cell>
          <table:table-cell office:value-type="string">
            <text:p>http://www.openstreetmap.org/browse/node/66404056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ernies'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40">
            <text:p>1702787540</text:p>
          </table:table-cell>
          <table:table-cell office:value-type="string">
            <text:p>http://www.openstreetmap.org/browse/node/170278754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BE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40563">
            <text:p>664040563</text:p>
          </table:table-cell>
          <table:table-cell office:value-type="string">
            <text:p>http://www.openstreetmap.org/browse/node/66404056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25"/>
        </table:table-row>
        <table:table-row table:style-name="ro1">
          <table:table-cell office:value-type="string">
            <text:p>Restaurants</text:p>
          </table:table-cell>
          <table:table-cell office:value-type="float" office:value="871180644">
            <text:p>871180644</text:p>
          </table:table-cell>
          <table:table-cell office:value-type="string">
            <text:p>http://www.openstreetmap.org/browse/node/87118064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Caves du Courreau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64040555">
            <text:p>664040555</text:p>
          </table:table-cell>
          <table:table-cell office:value-type="string">
            <text:p>http://www.openstreetmap.org/browse/node/66404055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Super Star Kebab 1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97">
            <text:p>660247297</text:p>
          </table:table-cell>
          <table:table-cell office:value-type="string">
            <text:p>http://www.openstreetmap.org/browse/node/660247297</text:p>
          </table:table-cell>
          <table:table-cell table:number-columns-repeated="3"/>
          <table:table-cell office:value-type="string">
            <text:p>Le Murano</text:p>
          </table:table-cell>
          <table:table-cell office:value-type="float" office:value="290">
            <text:p>290</text:p>
          </table:table-cell>
          <table:table-cell/>
          <table:table-cell office:value-type="string">
            <text:p>Avenue Théroigne de Méricourt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office:value-type="string">
            <text:p>Spécialités du Limousin</text:p>
          </table:table-cell>
          <table:table-cell table:number-columns-repeated="5"/>
          <table:table-cell office:value-type="string">
            <text:p>A.O.C.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704144407">
            <text:p>1704144407</text:p>
          </table:table-cell>
          <table:table-cell office:value-type="string">
            <text:p>http://www.openstreetmap.org/browse/node/170414440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Le Canard Laqu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64040559">
            <text:p>664040559</text:p>
          </table:table-cell>
          <table:table-cell office:value-type="string">
            <text:p>http://www.openstreetmap.org/browse/node/66404055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a Tour de Piz'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76">
            <text:p>660247276</text:p>
          </table:table-cell>
          <table:table-cell office:value-type="string">
            <text:p>http://www.openstreetmap.org/browse/node/66024727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 table:number-columns-repeated="6"/>
          <table:table-cell office:value-type="string">
            <text:p>Kung Fhu Shi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64040758">
            <text:p>664040758</text:p>
          </table:table-cell>
          <table:table-cell office:value-type="string">
            <text:p>http://www.openstreetmap.org/browse/node/66404075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staurants</text:p>
          </table:table-cell>
          <table:table-cell office:value-type="float" office:value="317557164">
            <text:p>317557164</text:p>
          </table:table-cell>
          <table:table-cell office:value-type="string">
            <text:p>http://www.openstreetmap.org/browse/node/3175571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yramid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74054943">
            <text:p>674054943</text:p>
          </table:table-cell>
          <table:table-cell office:value-type="string">
            <text:p>http://www.openstreetmap.org/browse/node/674054943</text:p>
          </table:table-cell>
          <table:table-cell table:number-columns-repeated="3"/>
          <table:table-cell office:value-type="string">
            <text:p>Résidence Le Crystal</text:p>
          </table:table-cell>
          <table:table-cell/>
          <table:table-cell office:value-type="float" office:value="34000">
            <text:p>34000</text:p>
          </table:table-cell>
          <table:table-cell office:value-type="string">
            <text:p>126 rue Elie Wiesel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office:value-type="string">
            <text:p>Biologique Food</text:p>
          </table:table-cell>
          <table:table-cell table:number-columns-repeated="5"/>
          <table:table-cell office:value-type="string">
            <text:p>Le Méridie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679433811">
            <text:p>1679433811</text:p>
          </table:table-cell>
          <table:table-cell office:value-type="string">
            <text:p>http://www.openstreetmap.org/browse/node/167943381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25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81">
            <text:p>660247281</text:p>
          </table:table-cell>
          <table:table-cell office:value-type="string">
            <text:p>http://www.openstreetmap.org/browse/node/66024728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Pizzeria Bar à vin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-1831949856">
            <text:p>-1831949856</text:p>
          </table:table-cell>
          <table:table-cell office:value-type="string">
            <text:p>http://www.openstreetmap.org/browse/node/246301744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sian</text:p>
          </table:table-cell>
          <table:table-cell table:number-columns-repeated="6"/>
          <table:table-cell office:value-type="string">
            <text:p>Via Kyot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752577047">
            <text:p>1752577047</text:p>
          </table:table-cell>
          <table:table-cell office:value-type="string">
            <text:p>http://www.openstreetmap.org/browse/node/175257704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a Palmerai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63">
            <text:p>660247263</text:p>
          </table:table-cell>
          <table:table-cell office:value-type="string">
            <text:p>http://www.openstreetmap.org/browse/node/66024726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sian</text:p>
          </table:table-cell>
          <table:table-cell table:number-columns-repeated="6"/>
          <table:table-cell office:value-type="string">
            <text:p>Heng-Lay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354577227">
            <text:p>1354577227</text:p>
          </table:table-cell>
          <table:table-cell office:value-type="string">
            <text:p>http://www.openstreetmap.org/browse/node/135457722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'Alternatif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354577229">
            <text:p>1354577229</text:p>
          </table:table-cell>
          <table:table-cell office:value-type="string">
            <text:p>http://www.openstreetmap.org/browse/node/1354577229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s 3 bocks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60247242">
            <text:p>660247242</text:p>
          </table:table-cell>
          <table:table-cell office:value-type="string">
            <text:p>http://www.openstreetmap.org/browse/node/66024724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6"/>
          <table:table-cell office:value-type="string">
            <text:p>french</text:p>
          </table:table-cell>
          <table:table-cell office:value-type="string">
            <text:p>dd</text:p>
          </table:table-cell>
          <table:table-cell table:number-columns-repeated="5"/>
          <table:table-cell office:value-type="string">
            <text:p>Mademoiselle VK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1704147769">
            <text:p>1704147769</text:p>
          </table:table-cell>
          <table:table-cell office:value-type="string">
            <text:p>http://www.openstreetmap.org/browse/node/170414776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'Amuse Gueul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49">
            <text:p>660247249</text:p>
          </table:table-cell>
          <table:table-cell office:value-type="string">
            <text:p>http://www.openstreetmap.org/browse/node/66024724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664045973">
            <text:p>664045973</text:p>
          </table:table-cell>
          <table:table-cell office:value-type="string">
            <text:p>http://www.openstreetmap.org/browse/node/66404597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s Délices de Gambett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74054935">
            <text:p>674054935</text:p>
          </table:table-cell>
          <table:table-cell office:value-type="string">
            <text:p>http://www.openstreetmap.org/browse/node/67405493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Kebab d'Or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52">
            <text:p>660247252</text:p>
          </table:table-cell>
          <table:table-cell office:value-type="string">
            <text:p>http://www.openstreetmap.org/browse/node/66024725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-1822963153">
            <text:p>-1822963153</text:p>
          </table:table-cell>
          <table:table-cell office:value-type="string">
            <text:p>http://www.openstreetmap.org/browse/node/2472004143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Mistral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60247227">
            <text:p>660247227</text:p>
          </table:table-cell>
          <table:table-cell office:value-type="string">
            <text:p>http://www.openstreetmap.org/browse/node/66024722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Cuisine du Faubourg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376239010">
            <text:p>1376239010</text:p>
          </table:table-cell>
          <table:table-cell office:value-type="string">
            <text:p>http://www.openstreetmap.org/browse/node/137623901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San James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60247229">
            <text:p>660247229</text:p>
          </table:table-cell>
          <table:table-cell office:value-type="string">
            <text:p>http://www.openstreetmap.org/browse/node/66024722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sian</text:p>
          </table:table-cell>
          <table:table-cell table:number-columns-repeated="6"/>
          <table:table-cell office:value-type="string">
            <text:p>Le Bayo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376239032">
            <text:p>1376239032</text:p>
          </table:table-cell>
          <table:table-cell office:value-type="string">
            <text:p>http://www.openstreetmap.org/browse/node/137623903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caban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50657">
            <text:p>664050657</text:p>
          </table:table-cell>
          <table:table-cell office:value-type="string">
            <text:p>http://www.openstreetmap.org/browse/node/664050657</text:p>
          </table:table-cell>
          <table:table-cell table:number-columns-repeated="4"/>
          <table:table-cell office:value-type="float" office:value="18">
            <text:p>18</text:p>
          </table:table-cell>
          <table:table-cell/>
          <table:table-cell office:value-type="string">
            <text:p>Rue du Carré du Roi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A La Table du Roi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06350296">
            <text:p>606350296</text:p>
          </table:table-cell>
          <table:table-cell office:value-type="string">
            <text:p>http://www.openstreetmap.org/browse/node/60635029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Crépuscul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22645245">
            <text:p>622645245</text:p>
          </table:table-cell>
          <table:table-cell office:value-type="string">
            <text:p>http://www.openstreetmap.org/browse/node/62264524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Show Pizz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376239013">
            <text:p>1376239013</text:p>
          </table:table-cell>
          <table:table-cell office:value-type="string">
            <text:p>http://www.openstreetmap.org/browse/node/137623901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Titou Pizza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2014990151">
            <text:p>-2014990151</text:p>
          </table:table-cell>
          <table:table-cell office:value-type="string">
            <text:p>http://www.openstreetmap.org/browse/node/227997714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Snack Sur le Pouc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376238971">
            <text:p>1376238971</text:p>
          </table:table-cell>
          <table:table-cell office:value-type="string">
            <text:p>http://www.openstreetmap.org/browse/node/137623897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1447942819">
            <text:p>1447942819</text:p>
          </table:table-cell>
          <table:table-cell office:value-type="string">
            <text:p>http://www.openstreetmap.org/browse/node/1447942819</text:p>
          </table:table-cell>
          <table:table-cell table:number-columns-repeated="4"/>
          <table:table-cell office:value-type="float" office:value="23">
            <text:p>23</text:p>
          </table:table-cell>
          <table:table-cell/>
          <table:table-cell office:value-type="string">
            <text:p>Rue du Faubourg Saint Jaum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Version Original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95751729">
            <text:p>1795751729</text:p>
          </table:table-cell>
          <table:table-cell office:value-type="string">
            <text:p>http://www.openstreetmap.org/browse/node/179575172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Barboti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45736569">
            <text:p>645736569</text:p>
          </table:table-cell>
          <table:table-cell office:value-type="string">
            <text:p>http://www.openstreetmap.org/browse/node/64573656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s 4 Grillade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53703">
            <text:p>664053703</text:p>
          </table:table-cell>
          <table:table-cell office:value-type="string">
            <text:p>http://www.openstreetmap.org/browse/node/66405370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s saveurs du Liba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53704">
            <text:p>664053704</text:p>
          </table:table-cell>
          <table:table-cell office:value-type="string">
            <text:p>http://www.openstreetmap.org/browse/node/66405370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795770145">
            <text:p>1795770145</text:p>
          </table:table-cell>
          <table:table-cell office:value-type="string">
            <text:p>http://www.openstreetmap.org/browse/node/179577014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3 restauran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-1831092895">
            <text:p>-1831092895</text:p>
          </table:table-cell>
          <table:table-cell office:value-type="string">
            <text:p>http://www.openstreetmap.org/browse/node/246387440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e Bistro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673503459">
            <text:p>1673503459</text:p>
          </table:table-cell>
          <table:table-cell office:value-type="string">
            <text:p>http://www.openstreetmap.org/browse/node/167350345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onheur Café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74054921">
            <text:p>674054921</text:p>
          </table:table-cell>
          <table:table-cell office:value-type="string">
            <text:p>http://www.openstreetmap.org/browse/node/67405492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ave à vin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-1831892324">
            <text:p>-1831892324</text:p>
          </table:table-cell>
          <table:table-cell office:value-type="string">
            <text:p>http://www.openstreetmap.org/browse/node/246307497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25"/>
        </table:table-row>
        <table:table-row table:style-name="ro1">
          <table:table-cell office:value-type="string">
            <text:p>Fast-Foods</text:p>
          </table:table-cell>
          <table:table-cell office:value-type="float" office:value="619783762">
            <text:p>619783762</text:p>
          </table:table-cell>
          <table:table-cell office:value-type="string">
            <text:p>http://www.openstreetmap.org/browse/node/61978376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Equateur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64073247">
            <text:p>664073247</text:p>
          </table:table-cell>
          <table:table-cell office:value-type="string">
            <text:p>http://www.openstreetmap.org/browse/node/66407324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Orient Expres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64073237">
            <text:p>664073237</text:p>
          </table:table-cell>
          <table:table-cell office:value-type="string">
            <text:p>http://www.openstreetmap.org/browse/node/66407323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1795770148">
            <text:p>1795770148</text:p>
          </table:table-cell>
          <table:table-cell office:value-type="string">
            <text:p>http://www.openstreetmap.org/browse/node/179577014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Sidi Bousaïd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45736539">
            <text:p>645736539</text:p>
          </table:table-cell>
          <table:table-cell office:value-type="string">
            <text:p>http://www.openstreetmap.org/browse/node/64573653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25"/>
        </table:table-row>
        <table:table-row table:style-name="ro1">
          <table:table-cell office:value-type="string">
            <text:p>Fast-Foods</text:p>
          </table:table-cell>
          <table:table-cell office:value-type="float" office:value="639589431">
            <text:p>639589431</text:p>
          </table:table-cell>
          <table:table-cell office:value-type="string">
            <text:p>http://www.openstreetmap.org/browse/node/63958943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ar des Lilas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39589433">
            <text:p>639589433</text:p>
          </table:table-cell>
          <table:table-cell office:value-type="string">
            <text:p>http://www.openstreetmap.org/browse/node/63958943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a Grande Avenu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60247121">
            <text:p>660247121</text:p>
          </table:table-cell>
          <table:table-cell office:value-type="string">
            <text:p>http://www.openstreetmap.org/browse/node/66024712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a Pleine Lune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04460672">
            <text:p>604460672</text:p>
          </table:table-cell>
          <table:table-cell office:value-type="string">
            <text:p>http://www.openstreetmap.org/browse/node/60446067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Chez moi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300558592">
            <text:p>1300558592</text:p>
          </table:table-cell>
          <table:table-cell office:value-type="string">
            <text:p>http://www.openstreetmap.org/browse/node/1300558592</text:p>
          </table:table-cell>
          <table:table-cell table:number-columns-repeated="4"/>
          <table:table-cell office:value-type="float" office:value="48">
            <text:p>48</text:p>
          </table:table-cell>
          <table:table-cell/>
          <table:table-cell office:value-type="string">
            <text:p>Rue du Faubourg Saint Jaum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Tudisco Pizz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95804496">
            <text:p>1795804496</text:p>
          </table:table-cell>
          <table:table-cell office:value-type="string">
            <text:p>http://www.openstreetmap.org/browse/node/179580449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Royal Kebab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73226">
            <text:p>664073226</text:p>
          </table:table-cell>
          <table:table-cell office:value-type="string">
            <text:p>http://www.openstreetmap.org/browse/node/664073226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a Cigal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1725037">
            <text:p>601725037</text:p>
          </table:table-cell>
          <table:table-cell office:value-type="string">
            <text:p>http://www.openstreetmap.org/browse/node/60172503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Restaurant Imilchil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64073203">
            <text:p>664073203</text:p>
          </table:table-cell>
          <table:table-cell office:value-type="string">
            <text:p>http://www.openstreetmap.org/browse/node/664073203</text:p>
          </table:table-cell>
          <table:table-cell table:number-columns-repeated="4"/>
          <table:table-cell office:value-type="float" office:value="48">
            <text:p>48</text:p>
          </table:table-cell>
          <table:table-cell/>
          <table:table-cell office:value-type="string">
            <text:p>Rue du Faubourg Saint Jaumes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4"/>
          <table:table-cell office:value-type="float" office:value="33467033154">
            <text:p>33467033154</text:p>
          </table:table-cell>
          <table:table-cell table:number-columns-repeated="8"/>
          <table:table-cell office:value-type="string">
            <text:p>Couleur de Bière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845850073">
            <text:p>845850073</text:p>
          </table:table-cell>
          <table:table-cell office:value-type="string">
            <text:p>http://www.openstreetmap.org/browse/node/84585007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Aybek Kebab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73209">
            <text:p>664073209</text:p>
          </table:table-cell>
          <table:table-cell office:value-type="string">
            <text:p>http://www.openstreetmap.org/browse/node/66407320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e Rif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73208">
            <text:p>664073208</text:p>
          </table:table-cell>
          <table:table-cell office:value-type="string">
            <text:p>http://www.openstreetmap.org/browse/node/66407320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e Repalati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64073193">
            <text:p>664073193</text:p>
          </table:table-cell>
          <table:table-cell office:value-type="string">
            <text:p>http://www.openstreetmap.org/browse/node/664073193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Restaurant Parallèl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95660405">
            <text:p>1795660405</text:p>
          </table:table-cell>
          <table:table-cell office:value-type="string">
            <text:p>http://www.openstreetmap.org/browse/node/179566040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Traiteur Huot (Exotique)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74049715">
            <text:p>674049715</text:p>
          </table:table-cell>
          <table:table-cell office:value-type="string">
            <text:p>http://www.openstreetmap.org/browse/node/67404971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Expérienc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74049723">
            <text:p>674049723</text:p>
          </table:table-cell>
          <table:table-cell office:value-type="string">
            <text:p>http://www.openstreetmap.org/browse/node/67404972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International Loulou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74049722">
            <text:p>674049722</text:p>
          </table:table-cell>
          <table:table-cell office:value-type="string">
            <text:p>http://www.openstreetmap.org/browse/node/674049722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Domino's Pizza</text:p>
          </table:table-cell>
          <table:table-cell table:number-columns-repeated="12"/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133">
            <text:p>660247133</text:p>
          </table:table-cell>
          <table:table-cell office:value-type="string">
            <text:p>http://www.openstreetmap.org/browse/node/66024713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Evazion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73188">
            <text:p>664073188</text:p>
          </table:table-cell>
          <table:table-cell office:value-type="string">
            <text:p>http://www.openstreetmap.org/browse/node/66407318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Friend's Café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06155216">
            <text:p>606155216</text:p>
          </table:table-cell>
          <table:table-cell office:value-type="string">
            <text:p>http://www.openstreetmap.org/browse/node/60615521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Terrass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60267554">
            <text:p>660267554</text:p>
          </table:table-cell>
          <table:table-cell office:value-type="string">
            <text:p>http://www.openstreetmap.org/browse/node/66026755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Bil Palac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267566">
            <text:p>660267566</text:p>
          </table:table-cell>
          <table:table-cell office:value-type="string">
            <text:p>http://www.openstreetmap.org/browse/node/66026756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nack Figuerolle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73191">
            <text:p>664073191</text:p>
          </table:table-cell>
          <table:table-cell office:value-type="string">
            <text:p>http://www.openstreetmap.org/browse/node/66407319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Pause Café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664030858">
            <text:p>664030858</text:p>
          </table:table-cell>
          <table:table-cell office:value-type="string">
            <text:p>http://www.openstreetmap.org/browse/node/66403085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Pizz'Arriv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06156430">
            <text:p>606156430</text:p>
          </table:table-cell>
          <table:table-cell office:value-type="string">
            <text:p>http://www.openstreetmap.org/browse/node/60615643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Lion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660297370">
            <text:p>660297370</text:p>
          </table:table-cell>
          <table:table-cell office:value-type="string">
            <text:p>http://www.openstreetmap.org/browse/node/660297370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string">
            <text:p>Rue Hippolyt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3"/>
          <table:table-cell office:value-type="string">
            <text:p>l_episode@orange.fr</text:p>
          </table:table-cell>
          <table:table-cell office:value-type="float" office:value="33467299473">
            <text:p>33467299473</text:p>
          </table:table-cell>
          <table:table-cell/>
          <table:table-cell office:value-type="string">
            <text:p>french</text:p>
          </table:table-cell>
          <table:table-cell table:number-columns-repeated="6"/>
          <table:table-cell office:value-type="string">
            <text:p>L'Episod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684865460">
            <text:p>1684865460</text:p>
          </table:table-cell>
          <table:table-cell office:value-type="string">
            <text:p>http://www.openstreetmap.org/browse/node/1684865460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'Opéra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64058949">
            <text:p>664058949</text:p>
          </table:table-cell>
          <table:table-cell office:value-type="string">
            <text:p>http://www.openstreetmap.org/browse/node/66405894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Bambino Pizz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0297359">
            <text:p>660297359</text:p>
          </table:table-cell>
          <table:table-cell office:value-type="string">
            <text:p>http://www.openstreetmap.org/browse/node/660297359</text:p>
          </table:table-cell>
          <table:table-cell table:number-columns-repeated="6"/>
          <table:table-cell office:value-type="string">
            <text:p>Villeneuve d'Angoulem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601725048">
            <text:p>33601725048</text:p>
          </table:table-cell>
          <table:table-cell table:number-columns-repeated="8"/>
          <table:table-cell office:value-type="string">
            <text:p>Pizza Cader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64030931">
            <text:p>664030931</text:p>
          </table:table-cell>
          <table:table-cell office:value-type="string">
            <text:p>http://www.openstreetmap.org/browse/node/66403093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s Andalouses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664061234">
            <text:p>664061234</text:p>
          </table:table-cell>
          <table:table-cell office:value-type="string">
            <text:p>http://www.openstreetmap.org/browse/node/664061234</text:p>
          </table:table-cell>
          <table:table-cell table:number-columns-repeated="3"/>
          <table:table-cell office:value-type="string">
            <text:p>Cesar Burger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Avenue de Lodèv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25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95869218">
            <text:p>1795869218</text:p>
          </table:table-cell>
          <table:table-cell office:value-type="string">
            <text:p>http://www.openstreetmap.org/browse/node/1795869218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P'tit Mas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248093780">
            <text:p>248093780</text:p>
          </table:table-cell>
          <table:table-cell office:value-type="string">
            <text:p>http://www.openstreetmap.org/browse/node/248093780</text:p>
          </table:table-cell>
          <table:table-cell table:number-columns-repeated="4"/>
          <table:table-cell office:value-type="float" office:value="47">
            <text:p>47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Anis et Canisses</text:p>
          </table:table-cell>
          <table:table-cell table:number-columns-repeated="6"/>
          <table:table-cell office:value-type="float" office:value="467425448">
            <text:p>467425448</text:p>
          </table:table-cell>
          <table:table-cell table:number-columns-repeated="4"/>
          <table:table-cell office:value-type="string">
            <text:p>limited</text:p>
          </table:table-cell>
          <table:table-cell office:value-type="float" office:value="89">
            <text:p>89</text:p>
          </table:table-cell>
          <table:table-cell office:value-type="string">
            <text:p>3.5</text:p>
          </table:table-cell>
          <table:table-cell table:number-columns-repeated="4"/>
        </table:table-row>
        <table:table-row table:style-name="ro1">
          <table:table-cell office:value-type="string">
            <text:p>Restaurants</text:p>
          </table:table-cell>
          <table:table-cell office:value-type="float" office:value="664040565">
            <text:p>664040565</text:p>
          </table:table-cell>
          <table:table-cell office:value-type="string">
            <text:p>http://www.openstreetmap.org/browse/node/66404056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Saint-Eloi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2078140296">
            <text:p>2078140296</text:p>
          </table:table-cell>
          <table:table-cell office:value-type="string">
            <text:p>http://www.openstreetmap.org/browse/node/2078140296</text:p>
          </table:table-cell>
          <table:table-cell table:number-columns-repeated="3"/>
          <table:table-cell office:value-type="string">
            <text:p>L'assiette au fromag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Rue Gustav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25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95823663">
            <text:p>1795823663</text:p>
          </table:table-cell>
          <table:table-cell office:value-type="string">
            <text:p>http://www.openstreetmap.org/browse/node/179582366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mexican</text:p>
          </table:table-cell>
          <table:table-cell table:number-columns-repeated="6"/>
          <table:table-cell office:value-type="string">
            <text:p>Luna Y Sol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60297362">
            <text:p>660297362</text:p>
          </table:table-cell>
          <table:table-cell office:value-type="string">
            <text:p>http://www.openstreetmap.org/browse/node/66029736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Lepic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28130456">
            <text:p>628130456</text:p>
          </table:table-cell>
          <table:table-cell office:value-type="string">
            <text:p>http://www.openstreetmap.org/browse/node/62813045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Le Moulin de Sorbe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2065668008">
            <text:p>2065668008</text:p>
          </table:table-cell>
          <table:table-cell office:value-type="string">
            <text:p>http://www.openstreetmap.org/browse/node/206566800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Spizza34</text:p>
          </table:table-cell>
          <table:table-cell table:number-columns-repeated="6"/>
          <table:table-cell office:value-type="float" office:value="467540044">
            <text:p>467540044</text:p>
          </table:table-cell>
          <table:table-cell table:number-columns-repeated="11"/>
        </table:table-row>
        <table:table-row table:style-name="ro1">
          <table:table-cell office:value-type="string">
            <text:p>Fast-Foods</text:p>
          </table:table-cell>
          <table:table-cell office:value-type="float" office:value="2065668012">
            <text:p>2065668012</text:p>
          </table:table-cell>
          <table:table-cell office:value-type="string">
            <text:p>http://www.openstreetmap.org/browse/node/206566801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e Ranch Pizzeria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2054149003">
            <text:p>2054149003</text:p>
          </table:table-cell>
          <table:table-cell office:value-type="string">
            <text:p>http://www.openstreetmap.org/browse/node/205414900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Quick</text:p>
          </table:table-cell>
          <table:table-cell table:number-columns-repeated="3"/>
          <table:table-cell office:value-type="string">
            <text:p>Quick</text:p>
          </table:table-cell>
          <table:table-cell table:number-columns-repeated="2"/>
          <table:table-cell office:value-type="float" office:value="33467048932">
            <text:p>33467048932</text:p>
          </table:table-cell>
          <table:table-cell table:number-columns-repeated="4"/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string">
            <text:p>Fast-Foods</text:p>
          </table:table-cell>
          <table:table-cell office:value-type="float" office:value="1934896966">
            <text:p>1934896966</text:p>
          </table:table-cell>
          <table:table-cell office:value-type="string">
            <text:p>http://www.openstreetmap.org/browse/node/193489696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e Ranch Chaud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2054149002">
            <text:p>2054149002</text:p>
          </table:table-cell>
          <table:table-cell office:value-type="string">
            <text:p>http://www.openstreetmap.org/browse/node/205414900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Ranch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string">
            <text:p>Restaurants</text:p>
          </table:table-cell>
          <table:table-cell office:value-type="float" office:value="105440558">
            <text:p>105440558</text:p>
          </table:table-cell>
          <table:table-cell office:value-type="string">
            <text:p>http://www.openstreetmap.org/browse/node/10544055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afetti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74039133">
            <text:p>674039133</text:p>
          </table:table-cell>
          <table:table-cell office:value-type="string">
            <text:p>http://www.openstreetmap.org/browse/node/67403913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Nooï - Pâtes à emporter</text:p>
          </table:table-cell>
          <table:table-cell table:number-columns-repeated="6"/>
          <table:table-cell office:value-type="float" office:value="33467863171">
            <text:p>33467863171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-2025463837">
            <text:p>-2025463837</text:p>
          </table:table-cell>
          <table:table-cell office:value-type="string">
            <text:p>http://www.openstreetmap.org/browse/node/226950345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0"/>
          <table:table-cell office:value-type="string">
            <text:p>wlan</text:p>
          </table:table-cell>
          <table:table-cell table:number-columns-repeated="2"/>
          <table:table-cell office:value-type="string">
            <text:p>Côté Jardin</text:p>
          </table:table-cell>
          <table:table-cell table:number-columns-repeated="6"/>
          <table:table-cell office:value-type="float" office:value="33467412046">
            <text:p>33467412046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05440570">
            <text:p>105440570</text:p>
          </table:table-cell>
          <table:table-cell office:value-type="string">
            <text:p>http://www.openstreetmap.org/browse/node/10544057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a B... des Arts</text:p>
          </table:table-cell>
          <table:table-cell table:number-columns-repeated="6"/>
          <table:table-cell office:value-type="float" office:value="33467040438">
            <text:p>33467040438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2054149001">
            <text:p>2054149001</text:p>
          </table:table-cell>
          <table:table-cell office:value-type="string">
            <text:p>http://www.openstreetmap.org/browse/node/205414900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Point Show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-1891523277">
            <text:p>-1891523277</text:p>
          </table:table-cell>
          <table:table-cell office:value-type="string">
            <text:p>http://www.openstreetmap.org/browse/node/240344401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e Green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1891523284">
            <text:p>-1891523284</text:p>
          </table:table-cell>
          <table:table-cell office:value-type="string">
            <text:p>http://www.openstreetmap.org/browse/node/240344401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New-York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1891523280">
            <text:p>-1891523280</text:p>
          </table:table-cell>
          <table:table-cell office:value-type="string">
            <text:p>http://www.openstreetmap.org/browse/node/2403444016</text:p>
          </table:table-cell>
          <table:table-cell table:number-columns-repeated="4"/>
          <table:table-cell office:value-type="float" office:value="86">
            <text:p>86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426720">
            <text:p>33467426720</text:p>
          </table:table-cell>
          <table:table-cell/>
          <table:table-cell office:value-type="string">
            <text:p>chinese</text:p>
          </table:table-cell>
          <table:table-cell table:number-columns-repeated="6"/>
          <table:table-cell office:value-type="string">
            <text:p>La Chinoiserie (Traiteur)</text:p>
          </table:table-cell>
          <table:table-cell table:number-columns-repeated="11"/>
          <table:table-cell office:value-type="string">
            <text:p>no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Restaurants</text:p>
          </table:table-cell>
          <table:table-cell office:value-type="float" office:value="674039125">
            <text:p>674039125</text:p>
          </table:table-cell>
          <table:table-cell office:value-type="string">
            <text:p>http://www.openstreetmap.org/browse/node/67403912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a Faluch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872872748">
            <text:p>1872872748</text:p>
          </table:table-cell>
          <table:table-cell office:value-type="string">
            <text:p>http://www.openstreetmap.org/browse/node/1872872748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467221010">
            <text:p>33467221010</text:p>
          </table:table-cell>
          <table:table-cell table:number-columns-repeated="8"/>
          <table:table-cell office:value-type="string">
            <text:p>La Boite à Pizza</text:p>
          </table:table-cell>
          <table:table-cell table:number-columns-repeated="11"/>
          <table:table-cell office:value-type="string">
            <text:p>no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Fast-Foods</text:p>
          </table:table-cell>
          <table:table-cell office:value-type="float" office:value="674039126">
            <text:p>674039126</text:p>
          </table:table-cell>
          <table:table-cell office:value-type="string">
            <text:p>http://www.openstreetmap.org/browse/node/674039126</text:p>
          </table:table-cell>
          <table:table-cell table:number-columns-repeated="4"/>
          <table:table-cell office:value-type="float" office:value="32">
            <text:p>32</text:p>
          </table:table-cell>
          <table:table-cell/>
          <table:table-cell office:value-type="string">
            <text:p>avenue de l'école de l'agricultu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tradition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95750160">
            <text:p>1795750160</text:p>
          </table:table-cell>
          <table:table-cell office:value-type="string">
            <text:p>http://www.openstreetmap.org/browse/node/1795750160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13"/>
          <table:table-cell office:value-type="string">
            <text:p>Le Miami</text:p>
          </table:table-cell>
          <table:table-cell table:number-columns-repeated="11"/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Cafés</text:p>
          </table:table-cell>
          <table:table-cell office:value-type="float" office:value="674039128">
            <text:p>674039128</text:p>
          </table:table-cell>
          <table:table-cell office:value-type="string">
            <text:p>http://www.openstreetmap.org/browse/node/67403912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Allo Pizz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74023">
            <text:p>664074023</text:p>
          </table:table-cell>
          <table:table-cell office:value-type="string">
            <text:p>http://www.openstreetmap.org/browse/node/66407402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Brasserie Scholler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38363">
            <text:p>1673438363</text:p>
          </table:table-cell>
          <table:table-cell office:value-type="string">
            <text:p>http://www.openstreetmap.org/browse/node/1673438363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rasserie Le Bastide</text:p>
          </table:table-cell>
          <table:table-cell table:number-columns-repeated="11"/>
          <table:table-cell office:value-type="string">
            <text:p>limited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Bars</text:p>
          </table:table-cell>
          <table:table-cell office:value-type="float" office:value="2037277524">
            <text:p>2037277524</text:p>
          </table:table-cell>
          <table:table-cell office:value-type="string">
            <text:p>http://www.openstreetmap.org/browse/node/203727752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Bastid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2131963630">
            <text:p>2131963630</text:p>
          </table:table-cell>
          <table:table-cell office:value-type="string">
            <text:p>http://www.openstreetmap.org/browse/node/213196363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Pizza Pino</text:p>
          </table:table-cell>
          <table:table-cell/>
          <table:table-cell office:value-type="string">
            <text:p>Route 66</text:p>
          </table:table-cell>
          <table:table-cell table:number-columns-repeated="16"/>
        </table:table-row>
        <table:table-row table:style-name="ro1">
          <table:table-cell office:value-type="string">
            <text:p>Restaurants</text:p>
          </table:table-cell>
          <table:table-cell office:value-type="float" office:value="323143813">
            <text:p>323143813</text:p>
          </table:table-cell>
          <table:table-cell office:value-type="string">
            <text:p>http://www.openstreetmap.org/browse/node/323143813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rasserie Le Fontenoy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Bars</text:p>
          </table:table-cell>
          <table:table-cell office:value-type="float" office:value="2131963629">
            <text:p>2131963629</text:p>
          </table:table-cell>
          <table:table-cell office:value-type="string">
            <text:p>http://www.openstreetmap.org/browse/node/213196362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Délices Palac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64074024">
            <text:p>664074024</text:p>
          </table:table-cell>
          <table:table-cell office:value-type="string">
            <text:p>http://www.openstreetmap.org/browse/node/66407402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nack Pizz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74039106">
            <text:p>674039106</text:p>
          </table:table-cell>
          <table:table-cell office:value-type="string">
            <text:p>http://www.openstreetmap.org/browse/node/67403910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Au bureau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323143811">
            <text:p>323143811</text:p>
          </table:table-cell>
          <table:table-cell office:value-type="string">
            <text:p>http://www.openstreetmap.org/browse/node/32314381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Les 3 Brasseur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323130276">
            <text:p>323130276</text:p>
          </table:table-cell>
          <table:table-cell office:value-type="string">
            <text:p>http://www.openstreetmap.org/browse/node/323130276</text:p>
          </table:table-cell>
          <table:table-cell table:number-columns-repeated="6"/>
          <table:table-cell office:value-type="string">
            <text:p>1000, avenue de l'Europe - RN 113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a Fantasia des Délices</text:p>
          </table:table-cell>
          <table:table-cell table:number-columns-repeated="10"/>
          <table:table-cell office:value-type="string">
            <text:p>http://www.lafantasiadesdelices.com/</text:p>
          </table:table-cell>
          <table:table-cell table:number-columns-repeated="7"/>
        </table:table-row>
        <table:table-row table:style-name="ro1">
          <table:table-cell office:value-type="string">
            <text:p>Restaurants</text:p>
          </table:table-cell>
          <table:table-cell office:value-type="float" office:value="1290203591">
            <text:p>1290203591</text:p>
          </table:table-cell>
          <table:table-cell office:value-type="string">
            <text:p>http://www.openstreetmap.org/browse/node/129020359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Il Ristorant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323141644">
            <text:p>323141644</text:p>
          </table:table-cell>
          <table:table-cell office:value-type="string">
            <text:p>http://www.openstreetmap.org/browse/node/323141644</text:p>
          </table:table-cell>
          <table:table-cell table:number-columns-repeated="6"/>
          <table:table-cell office:value-type="string">
            <text:p>avenue de l'ecole de l agricultu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91079767">
            <text:p>33491079767</text:p>
          </table:table-cell>
          <table:table-cell office:value-type="string">
            <text:p>www.villa29.fr</text:p>
          </table:table-cell>
          <table:table-cell table:number-columns-repeated="7"/>
          <table:table-cell office:value-type="string">
            <text:p>villa 29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95858441">
            <text:p>1795858441</text:p>
          </table:table-cell>
          <table:table-cell office:value-type="string">
            <text:p>http://www.openstreetmap.org/browse/node/179585844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Tommy's Dinner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-1864618525">
            <text:p>-1864618525</text:p>
          </table:table-cell>
          <table:table-cell office:value-type="string">
            <text:p>http://www.openstreetmap.org/browse/node/243034877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Subway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323149540">
            <text:p>323149540</text:p>
          </table:table-cell>
          <table:table-cell office:value-type="string">
            <text:p>http://www.openstreetmap.org/browse/node/323149540</text:p>
          </table:table-cell>
          <table:table-cell table:number-columns-repeated="9"/>
          <table:table-cell office:value-type="string">
            <text:p>ice_cream</text:p>
          </table:table-cell>
          <table:table-cell table:number-columns-repeated="32"/>
        </table:table-row>
        <table:table-row table:style-name="ro1">
          <table:table-cell office:value-type="string">
            <text:p>Glacier</text:p>
          </table:table-cell>
          <table:table-cell office:value-type="float" office:value="1673488843">
            <text:p>1673488843</text:p>
          </table:table-cell>
          <table:table-cell office:value-type="string">
            <text:p>http://www.openstreetmap.org/browse/node/167348884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tapas</text:p>
          </table:table-cell>
          <table:table-cell table:number-columns-repeated="6"/>
          <table:table-cell office:value-type="string">
            <text:p>Famosas Tapa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35276">
            <text:p>1673435276</text:p>
          </table:table-cell>
          <table:table-cell office:value-type="string">
            <text:p>http://www.openstreetmap.org/browse/node/1673435276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34000">
            <text:p>34000</text:p>
          </table:table-cell>
          <table:table-cell office:value-type="string">
            <text:p>avenue de l'école de l'agricultu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Bruno a emporter</text:p>
          </table:table-cell>
          <table:table-cell table:number-columns-repeated="6"/>
          <table:table-cell office:value-type="float" office:value="33467549313">
            <text:p>33467549313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796021197">
            <text:p>1796021197</text:p>
          </table:table-cell>
          <table:table-cell office:value-type="string">
            <text:p>http://www.openstreetmap.org/browse/node/1796021197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500507">
            <text:p>33467500507</text:p>
          </table:table-cell>
          <table:table-cell/>
          <table:table-cell office:value-type="string">
            <text:p>pizza</text:p>
          </table:table-cell>
          <table:table-cell table:number-columns-repeated="6"/>
          <table:table-cell office:value-type="string">
            <text:p>Pizza Plazza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Restaurants</text:p>
          </table:table-cell>
          <table:table-cell office:value-type="float" office:value="674039112">
            <text:p>674039112</text:p>
          </table:table-cell>
          <table:table-cell office:value-type="string">
            <text:p>http://www.openstreetmap.org/browse/node/67403911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1"/>
          <table:table-cell office:value-type="float" office:value="5">
            <text:p>5</text:p>
          </table:table-cell>
          <table:table-cell/>
          <table:table-cell office:value-type="string">
            <text:p>Grand Regency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323143810">
            <text:p>323143810</text:p>
          </table:table-cell>
          <table:table-cell office:value-type="string">
            <text:p>http://www.openstreetmap.org/browse/node/32314381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Ô SUSHI’UM</text:p>
          </table:table-cell>
          <table:table-cell table:number-columns-repeated="10"/>
          <table:table-cell office:value-type="string">
            <text:p>http://osushium.com/</text:p>
          </table:table-cell>
          <table:table-cell table:number-columns-repeated="7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35259">
            <text:p>1673435259</text:p>
          </table:table-cell>
          <table:table-cell office:value-type="string">
            <text:p>http://www.openstreetmap.org/browse/node/167343525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Jalade</text:p>
          </table:table-cell>
          <table:table-cell table:number-columns-repeated="6"/>
          <table:table-cell office:value-type="float" office:value="675192266">
            <text:p>675192266</text:p>
          </table:table-cell>
          <table:table-cell table:number-columns-repeated="11"/>
        </table:table-row>
        <table:table-row table:style-name="ro1">
          <table:table-cell office:value-type="string">
            <text:p>Restaurants</text:p>
          </table:table-cell>
          <table:table-cell office:value-type="float" office:value="-1902355458">
            <text:p>-1902355458</text:p>
          </table:table-cell>
          <table:table-cell office:value-type="string">
            <text:p>http://www.openstreetmap.org/browse/node/2392611838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arakajeu</text:p>
          </table:table-cell>
          <table:table-cell table:number-columns-repeated="18"/>
        </table:table-row>
        <table:table-row table:style-name="ro1">
          <table:table-cell office:value-type="string">
            <text:p>Bars</text:p>
          </table:table-cell>
          <table:table-cell office:value-type="float" office:value="1915081375">
            <text:p>1915081375</text:p>
          </table:table-cell>
          <table:table-cell office:value-type="string">
            <text:p>http://www.openstreetmap.org/browse/node/1915081375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411652608">
            <text:p>33411652608</text:p>
          </table:table-cell>
          <table:table-cell table:number-columns-repeated="8"/>
          <table:table-cell office:value-type="string">
            <text:p>Snack Agadir</text:p>
          </table:table-cell>
          <table:table-cell table:number-columns-repeated="11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Fast-Foods</text:p>
          </table:table-cell>
          <table:table-cell office:value-type="float" office:value="1982996637">
            <text:p>1982996637</text:p>
          </table:table-cell>
          <table:table-cell office:value-type="string">
            <text:p>http://www.openstreetmap.org/browse/node/198299663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Folia</text:p>
          </table:table-cell>
          <table:table-cell table:number-columns-repeated="6"/>
          <table:table-cell office:value-type="string">
            <text:p>+33 4 99526637</text:p>
          </table:table-cell>
          <table:table-cell table:number-columns-repeated="3"/>
          <table:table-cell office:value-type="string">
            <text:p>http://www.flaugergues.com/restaurant-flaugergues.html</text:p>
          </table:table-cell>
          <table:table-cell table:number-columns-repeated="7"/>
        </table:table-row>
        <table:table-row table:style-name="ro1">
          <table:table-cell office:value-type="string">
            <text:p>Restaurants</text:p>
          </table:table-cell>
          <table:table-cell office:value-type="float" office:value="-1813748579">
            <text:p>-1813748579</text:p>
          </table:table-cell>
          <table:table-cell office:value-type="string">
            <text:p>http://www.openstreetmap.org/browse/node/248121871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2"/>
        </table:table-row>
        <table:table-row table:style-name="ro1">
          <table:table-cell office:value-type="string">
            <text:p>Restaurants</text:p>
          </table:table-cell>
          <table:table-cell office:value-type="float" office:value="333780536">
            <text:p>333780536</text:p>
          </table:table-cell>
          <table:table-cell office:value-type="string">
            <text:p>http://www.openstreetmap.org/browse/node/333780536</text:p>
          </table:table-cell>
          <table:table-cell table:number-columns-repeated="4"/>
          <table:table-cell office:value-type="float" office:value="136">
            <text:p>136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e Bocal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estaurants</text:p>
          </table:table-cell>
          <table:table-cell office:value-type="float" office:value="674039104">
            <text:p>674039104</text:p>
          </table:table-cell>
          <table:table-cell office:value-type="string">
            <text:p>http://www.openstreetmap.org/browse/node/674039104</text:p>
          </table:table-cell>
          <table:table-cell office:value-type="string">
            <text:p>private</text:p>
          </table:table-cell>
          <table:table-cell table:number-columns-repeated="8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497050948">
            <text:p>497050948</text:p>
          </table:table-cell>
          <table:table-cell office:value-type="string">
            <text:p>http://www.openstreetmap.org/browse/node/49705094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office:value-type="string">
            <text:p><text:s/>pizza</text:p>
          </table:table-cell>
          <table:table-cell table:number-columns-repeated="6"/>
          <table:table-cell office:value-type="string">
            <text:p>O Soleil du Triolet</text:p>
          </table:table-cell>
          <table:table-cell table:number-columns-repeated="6"/>
          <table:table-cell office:value-type="float" office:value="467419169">
            <text:p>467419169</text:p>
          </table:table-cell>
          <table:table-cell table:number-columns-repeated="10"/>
        </table:table-row>
        <table:table-row table:style-name="ro1">
          <table:table-cell office:value-type="string">
            <text:p>Fast-Foods</text:p>
          </table:table-cell>
          <table:table-cell office:value-type="float" office:value="-1932067667">
            <text:p>-1932067667</text:p>
          </table:table-cell>
          <table:table-cell office:value-type="string">
            <text:p>http://www.openstreetmap.org/browse/node/2362899629</text:p>
          </table:table-cell>
          <table:table-cell office:value-type="string">
            <text:p>private</text:p>
          </table:table-cell>
          <table:table-cell table:number-columns-repeated="8"/>
          <table:table-cell office:value-type="string">
            <text:p>restaurant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566630321">
            <text:p>566630321</text:p>
          </table:table-cell>
          <table:table-cell office:value-type="string">
            <text:p>http://www.openstreetmap.org/browse/node/56663032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sian</text:p>
          </table:table-cell>
          <table:table-cell table:number-columns-repeated="6"/>
          <table:table-cell office:value-type="string">
            <text:p>Les Jardins de l'Orchide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10364">
            <text:p>1673410364</text:p>
          </table:table-cell>
          <table:table-cell office:value-type="string">
            <text:p>http://www.openstreetmap.org/browse/node/16734103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Brasserie des 3 Grâces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05180">
            <text:p>1673405180</text:p>
          </table:table-cell>
          <table:table-cell office:value-type="string">
            <text:p>http://www.openstreetmap.org/browse/node/167340518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25"/>
        </table:table-row>
        <table:table-row table:style-name="ro1">
          <table:table-cell office:value-type="string">
            <text:p>Fast-Foods</text:p>
          </table:table-cell>
          <table:table-cell office:value-type="float" office:value="1988351352">
            <text:p>1988351352</text:p>
          </table:table-cell>
          <table:table-cell office:value-type="string">
            <text:p>http://www.openstreetmap.org/browse/node/198835135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a Cas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673415157">
            <text:p>1673415157</text:p>
          </table:table-cell>
          <table:table-cell office:value-type="string">
            <text:p>http://www.openstreetmap.org/browse/node/167341515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Bibal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1673410365">
            <text:p>1673410365</text:p>
          </table:table-cell>
          <table:table-cell office:value-type="string">
            <text:p>http://www.openstreetmap.org/browse/node/167341036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32"/>
        </table:table-row>
        <table:table-row table:style-name="ro1">
          <table:table-cell office:value-type="string">
            <text:p>Cafés</text:p>
          </table:table-cell>
          <table:table-cell office:value-type="float" office:value="566632861">
            <text:p>566632861</text:p>
          </table:table-cell>
          <table:table-cell office:value-type="string">
            <text:p>http://www.openstreetmap.org/browse/node/56663286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Cafet Lounge Le Flahault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string">
            <text:p>Fast-Foods</text:p>
          </table:table-cell>
          <table:table-cell office:value-type="float" office:value="-2107235681">
            <text:p>-2107235681</text:p>
          </table:table-cell>
          <table:table-cell office:value-type="string">
            <text:p>http://www.openstreetmap.org/browse/node/218773161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Dolce Caf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1673435273">
            <text:p>1673435273</text:p>
          </table:table-cell>
          <table:table-cell office:value-type="string">
            <text:p>http://www.openstreetmap.org/browse/node/167343527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a Croissanterie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673435272">
            <text:p>1673435272</text:p>
          </table:table-cell>
          <table:table-cell office:value-type="string">
            <text:p>http://www.openstreetmap.org/browse/node/167343527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a Première Cantin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35274">
            <text:p>1673435274</text:p>
          </table:table-cell>
          <table:table-cell office:value-type="string">
            <text:p>http://www.openstreetmap.org/browse/node/167343527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Zumo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1673435265">
            <text:p>1673435265</text:p>
          </table:table-cell>
          <table:table-cell office:value-type="string">
            <text:p>http://www.openstreetmap.org/browse/node/1673435265</text:p>
          </table:table-cell>
          <table:table-cell table:number-columns-repeated="4"/>
          <table:table-cell office:value-type="float" office:value="1317">
            <text:p>1317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Snack'M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Fast-Foods</text:p>
          </table:table-cell>
          <table:table-cell office:value-type="float" office:value="1982894262">
            <text:p>1982894262</text:p>
          </table:table-cell>
          <table:table-cell office:value-type="string">
            <text:p>http://www.openstreetmap.org/browse/node/1982894262</text:p>
          </table:table-cell>
          <table:table-cell table:number-columns-repeated="4"/>
          <table:table-cell office:value-type="float" office:value="1317">
            <text:p>1317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13"/>
          <table:table-cell office:value-type="string">
            <text:p>M Cafe</text:p>
          </table:table-cell>
          <table:table-cell table:number-columns-repeated="11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Cafés</text:p>
          </table:table-cell>
          <table:table-cell office:value-type="float" office:value="1982897273">
            <text:p>1982897273</text:p>
          </table:table-cell>
          <table:table-cell office:value-type="string">
            <text:p>http://www.openstreetmap.org/browse/node/1982897273</text:p>
          </table:table-cell>
          <table:table-cell table:number-columns-repeated="4"/>
          <table:table-cell office:value-type="float" office:value="1218">
            <text:p>1218</text:p>
          </table:table-cell>
          <table:table-cell office:value-type="float" office:value="34090">
            <text:p>34090</text:p>
          </table:table-cell>
          <table:table-cell office:value-type="string">
            <text:p>Av. du Père Soula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 table:number-columns-repeated="6"/>
          <table:table-cell office:value-type="string">
            <text:p>Mak' Sushi</text:p>
          </table:table-cell>
          <table:table-cell table:number-columns-repeated="10"/>
          <table:table-cell office:value-type="string">
            <text:p>http://www.maksushi.fr</text:p>
          </table:table-cell>
          <table:table-cell table:number-columns-repeated="7"/>
        </table:table-row>
        <table:table-row table:style-name="ro1">
          <table:table-cell office:value-type="string">
            <text:p>Restaurants</text:p>
          </table:table-cell>
          <table:table-cell office:value-type="float" office:value="2012401851">
            <text:p>2012401851</text:p>
          </table:table-cell>
          <table:table-cell office:value-type="string">
            <text:p>http://www.openstreetmap.org/browse/node/201240185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Fournil de la Fac</text:p>
          </table:table-cell>
          <table:table-cell table:number-columns-repeated="2"/>
          <table:table-cell office:value-type="string">
            <text:p>Lu-Ve 07:00-19:30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999659018">
            <text:p>1999659018</text:p>
          </table:table-cell>
          <table:table-cell office:value-type="string">
            <text:p>http://www.openstreetmap.org/browse/node/199965901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Le Pétrin d'Honoré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673420525">
            <text:p>1673420525</text:p>
          </table:table-cell>
          <table:table-cell office:value-type="string">
            <text:p>http://www.openstreetmap.org/browse/node/167342052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Délice Tacos</text:p>
          </table:table-cell>
          <table:table-cell table:number-columns-repeated="11"/>
          <table:table-cell office:value-type="string">
            <text:p>no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Fast-Foods</text:p>
          </table:table-cell>
          <table:table-cell office:value-type="float" office:value="-2026377003">
            <text:p>-2026377003</text:p>
          </table:table-cell>
          <table:table-cell office:value-type="string">
            <text:p>http://www.openstreetmap.org/browse/node/226859029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ar d'Estanove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645742434">
            <text:p>645742434</text:p>
          </table:table-cell>
          <table:table-cell office:value-type="string">
            <text:p>http://www.openstreetmap.org/browse/node/645742434</text:p>
          </table:table-cell>
          <table:table-cell table:number-columns-repeated="4"/>
          <table:table-cell office:value-type="float" office:value="105">
            <text:p>105</text:p>
          </table:table-cell>
          <table:table-cell/>
          <table:table-cell office:value-type="string">
            <text:p>rue Gilles Martinet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5"/>
          <table:table-cell office:value-type="string">
            <text:p>http://parkandsuites.com</text:p>
          </table:table-cell>
          <table:table-cell table:number-columns-repeated="7"/>
          <table:table-cell office:value-type="string">
            <text:p>Le Borgi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982921863">
            <text:p>1982921863</text:p>
          </table:table-cell>
          <table:table-cell office:value-type="string">
            <text:p>http://www.openstreetmap.org/browse/node/198292186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4"/>
          <table:table-cell office:value-type="float" office:value="33467723187">
            <text:p>33467723187</text:p>
          </table:table-cell>
          <table:table-cell/>
          <table:table-cell office:value-type="string">
            <text:p>italian</text:p>
          </table:table-cell>
          <table:table-cell table:number-columns-repeated="6"/>
          <table:table-cell office:value-type="string">
            <text:p>Le Relax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string">
            <text:p>Restaurants</text:p>
          </table:table-cell>
          <table:table-cell office:value-type="float" office:value="-2050125005">
            <text:p>-2050125005</text:p>
          </table:table-cell>
          <table:table-cell office:value-type="string">
            <text:p>http://www.openstreetmap.org/browse/node/224484229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Montapizza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588305086">
            <text:p>1588305086</text:p>
          </table:table-cell>
          <table:table-cell office:value-type="string">
            <text:p>http://www.openstreetmap.org/browse/node/158830508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McDonald'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31923378">
            <text:p>631923378</text:p>
          </table:table-cell>
          <table:table-cell office:value-type="string">
            <text:p>http://www.openstreetmap.org/browse/node/631923378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32"/>
        </table:table-row>
        <table:table-row table:style-name="ro1">
          <table:table-cell office:value-type="string">
            <text:p>Bars</text:p>
          </table:table-cell>
          <table:table-cell office:value-type="float" office:value="1560698630">
            <text:p>1560698630</text:p>
          </table:table-cell>
          <table:table-cell office:value-type="string">
            <text:p>http://www.openstreetmap.org/browse/node/1560698630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Tram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string">
            <text:p>Bars</text:p>
          </table:table-cell>
          <table:table-cell office:value-type="float" office:value="-2050081104">
            <text:p>-2050081104</text:p>
          </table:table-cell>
          <table:table-cell office:value-type="string">
            <text:p>http://www.openstreetmap.org/browse/node/224488619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18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-2050081100">
            <text:p>-2050081100</text:p>
          </table:table-cell>
          <table:table-cell office:value-type="string">
            <text:p>http://www.openstreetmap.org/browse/node/224488619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s Cévennes</text:p>
          </table:table-cell>
          <table:table-cell table:number-columns-repeated="18"/>
        </table:table-row>
        <table:table-row table:style-name="ro1">
          <table:table-cell office:value-type="string">
            <text:p>Cafés</text:p>
          </table:table-cell>
          <table:table-cell office:value-type="float" office:value="1448247148">
            <text:p>1448247148</text:p>
          </table:table-cell>
          <table:table-cell office:value-type="string">
            <text:p>http://www.openstreetmap.org/browse/node/144824714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nack Rif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1448247135">
            <text:p>1448247135</text:p>
          </table:table-cell>
          <table:table-cell office:value-type="string">
            <text:p>http://www.openstreetmap.org/browse/node/144824713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25"/>
        </table:table-row>
        <table:table-row table:style-name="ro1">
          <table:table-cell office:value-type="string">
            <text:p>Fast-Foods</text:p>
          </table:table-cell>
          <table:table-cell office:value-type="float" office:value="1448247113">
            <text:p>1448247113</text:p>
          </table:table-cell>
          <table:table-cell office:value-type="string">
            <text:p>http://www.openstreetmap.org/browse/node/144824711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Pierrot &amp; Fil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2065508010">
            <text:p>2065508010</text:p>
          </table:table-cell>
          <table:table-cell office:value-type="string">
            <text:p>http://www.openstreetmap.org/browse/node/206550801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Snack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2065508011">
            <text:p>2065508011</text:p>
          </table:table-cell>
          <table:table-cell office:value-type="string">
            <text:p>http://www.openstreetmap.org/browse/node/206550801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Resto-self Village du Père Soulas</text:p>
          </table:table-cell>
          <table:table-cell table:number-columns-repeated="2"/>
          <table:table-cell office:value-type="string">
            <text:p>Mo-Fr 11:30-15:30</text:p>
          </table:table-cell>
          <table:table-cell table:number-columns-repeated="3"/>
          <table:table-cell office:value-type="float" office:value="467524533">
            <text:p>467524533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2065486107">
            <text:p>2065486107</text:p>
          </table:table-cell>
          <table:table-cell office:value-type="string">
            <text:p>http://www.openstreetmap.org/browse/node/2065486107</text:p>
          </table:table-cell>
          <table:table-cell table:number-columns-repeated="4"/>
          <table:table-cell office:value-type="float" office:value="67">
            <text:p>67</text:p>
          </table:table-cell>
          <table:table-cell/>
          <table:table-cell office:value-type="string">
            <text:p>Rue Duguay-Troui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a Fringale</text:p>
          </table:table-cell>
          <table:table-cell table:number-columns-repeated="6"/>
          <table:table-cell office:value-type="float" office:value="467566448">
            <text:p>467566448</text:p>
          </table:table-cell>
          <table:table-cell table:number-columns-repeated="11"/>
        </table:table-row>
        <table:table-row table:style-name="ro1">
          <table:table-cell office:value-type="string">
            <text:p>Restaurants</text:p>
          </table:table-cell>
          <table:table-cell office:value-type="float" office:value="1999659017">
            <text:p>1999659017</text:p>
          </table:table-cell>
          <table:table-cell office:value-type="string">
            <text:p>http://www.openstreetmap.org/browse/node/199965901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annexe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1373800920">
            <text:p>1373800920</text:p>
          </table:table-cell>
          <table:table-cell office:value-type="string">
            <text:p>http://www.openstreetmap.org/browse/node/137380092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string">
            <text:p>Allée Antonin Chauliac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L'étincelles</text:p>
          </table:table-cell>
          <table:table-cell table:number-columns-repeated="6"/>
          <table:table-cell office:value-type="float" office:value="467031505">
            <text:p>467031505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-2135600789">
            <text:p>-2135600789</text:p>
          </table:table-cell>
          <table:table-cell office:value-type="string">
            <text:p>http://www.openstreetmap.org/browse/node/2159366507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Route de Lodèv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Nona</text:p>
          </table:table-cell>
          <table:table-cell table:number-columns-repeated="6"/>
          <table:table-cell office:value-type="float" office:value="467405864">
            <text:p>467405864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-2137707195">
            <text:p>-2137707195</text:p>
          </table:table-cell>
          <table:table-cell office:value-type="string">
            <text:p>http://www.openstreetmap.org/browse/node/2157260101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oute de Lodèv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OZ KEBAB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-2137795049">
            <text:p>-2137795049</text:p>
          </table:table-cell>
          <table:table-cell office:value-type="string">
            <text:p>http://www.openstreetmap.org/browse/node/2157172247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string">
            <text:p>Route de Lodève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Tire Boucho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-2137771915">
            <text:p>-2137771915</text:p>
          </table:table-cell>
          <table:table-cell office:value-type="string">
            <text:p>http://www.openstreetmap.org/browse/node/2157195381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lace Pierre Renaudel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La Salad'Ri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-2113177826">
            <text:p>-2113177826</text:p>
          </table:table-cell>
          <table:table-cell office:value-type="string">
            <text:p>http://www.openstreetmap.org/browse/node/218178947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'addict</text:p>
          </table:table-cell>
          <table:table-cell table:number-columns-repeated="6"/>
          <table:table-cell office:value-type="float" office:value="499610864">
            <text:p>499610864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1909814913">
            <text:p>1909814913</text:p>
          </table:table-cell>
          <table:table-cell office:value-type="string">
            <text:p>http://www.openstreetmap.org/browse/node/190981491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Fontaines de Malbosc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Restaurants</text:p>
          </table:table-cell>
          <table:table-cell office:value-type="float" office:value="1909814909">
            <text:p>1909814909</text:p>
          </table:table-cell>
          <table:table-cell office:value-type="string">
            <text:p>http://www.openstreetmap.org/browse/node/1909814909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ue Lejzer Zamenhof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Tacos Family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-2115107826">
            <text:p>-2115107826</text:p>
          </table:table-cell>
          <table:table-cell office:value-type="string">
            <text:p>http://www.openstreetmap.org/browse/node/217985947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Madagascar</text:p>
          </table:table-cell>
          <table:table-cell table:number-columns-repeated="18"/>
        </table:table-row>
        <table:table-row table:style-name="ro1">
          <table:table-cell office:value-type="string">
            <text:p>Restaurants</text:p>
          </table:table-cell>
          <table:table-cell office:value-type="float" office:value="697324858">
            <text:p>697324858</text:p>
          </table:table-cell>
          <table:table-cell office:value-type="string">
            <text:p>http://www.openstreetmap.org/browse/node/69732485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El Mundial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6"/>
        </table:table-row>
        <table:table-row table:style-name="ro1">
          <table:table-cell office:value-type="string">
            <text:p>Cafés</text:p>
          </table:table-cell>
          <table:table-cell office:value-type="float" office:value="697316451">
            <text:p>697316451</text:p>
          </table:table-cell>
          <table:table-cell office:value-type="string">
            <text:p>http://www.openstreetmap.org/browse/node/69731645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hicken Club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97316461">
            <text:p>697316461</text:p>
          </table:table-cell>
          <table:table-cell office:value-type="string">
            <text:p>http://www.openstreetmap.org/browse/node/69731646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nack Le Palmie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97316457">
            <text:p>697316457</text:p>
          </table:table-cell>
          <table:table-cell office:value-type="string">
            <text:p>http://www.openstreetmap.org/browse/node/69731645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e Mirado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97316205">
            <text:p>697316205</text:p>
          </table:table-cell>
          <table:table-cell office:value-type="string">
            <text:p>http://www.openstreetmap.org/browse/node/69731620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Mille et Une Pizzas</text:p>
          </table:table-cell>
          <table:table-cell table:number-columns-repeated="18"/>
        </table:table-row>
        <table:table-row table:style-name="ro1">
          <table:table-cell office:value-type="string">
            <text:p>Fast-Foods</text:p>
          </table:table-cell>
          <table:table-cell office:value-type="float" office:value="697318605">
            <text:p>697318605</text:p>
          </table:table-cell>
          <table:table-cell office:value-type="string">
            <text:p>http://www.openstreetmap.org/browse/node/69731860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Jazeer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office:value-type="string">
            <text:p>Fast-Foods</text:p>
          </table:table-cell>
          <table:table-cell office:value-type="float" office:value="697315878">
            <text:p>697315878</text:p>
          </table:table-cell>
          <table:table-cell office:value-type="string">
            <text:p>http://www.openstreetmap.org/browse/node/69731587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8"/>
          <table:table-cell office:value-type="string">
            <text:p>0.00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7/10/2013</text:date>, <text:time>16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55" meta:object-count="0"/>
    <meta:generator>OpenOffice/4.0.1$Win32 OpenOffice.org_project/401m5$Build-9714</meta:generator>
  </office:meta>
</office:document-meta>
</file>